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A_2021_eval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odds_1</text:p>
          </table:table-cell>
          <table:table-cell office:value-type="string" calcext:value-type="string">
            <text:p>odds_X</text:p>
          </table:table-cell>
          <table:table-cell office:value-type="string" calcext:value-type="string">
            <text:p>odds_2</text:p>
          </table:table-cell>
          <table:table-cell office:value-type="string" calcext:value-type="string">
            <text:p>HomeProb</text:p>
          </table:table-cell>
          <table:table-cell office:value-type="string" calcext:value-type="string">
            <text:p>DrawProb</text:p>
          </table:table-cell>
          <table:table-cell office:value-type="string" calcext:value-type="string">
            <text:p>AwayProb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HomeEV</text:p>
          </table:table-cell>
          <table:table-cell office:value-type="string" calcext:value-type="string">
            <text:p>DrawEV</text:p>
          </table:table-cell>
          <table:table-cell office:value-type="string" calcext:value-type="string">
            <text:p>AwayEV</text:p>
          </table:table-cell>
          <table:table-cell/>
          <table:table-cell office:value-type="string" calcext:value-type="string">
            <text:p>Bet</text:p>
          </table:table-cell>
          <table:table-cell table:number-columns-repeated="3"/>
          <table:table-cell office:value-type="string" calcext:value-type="string">
            <text:p>W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 Nov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:0</text:p>
          </table:table-cell>
          <table:table-cell office:value-type="float" office:value="1.68" calcext:value-type="float">
            <text:p>1.68</text:p>
          </table:table-cell>
          <table:table-cell office:value-type="float" office:value="3.93" calcext:value-type="float">
            <text:p>3.93</text:p>
          </table:table-cell>
          <table:table-cell office:value-type="float" office:value="5.14" calcext:value-type="float">
            <text:p>5.14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1464" calcext:value-type="float">
            <text:p>0.1464</text:p>
          </table:table-cell>
          <table:table-cell office:value-type="string" calcext:value-type="string">
            <text:p>home</text:p>
          </table:table-cell>
          <table:table-cell table:formula="of:=([.I2]*([.F2]-1))-(1-[.I2])" office:value-type="float" office:value="0.0669680000000001" calcext:value-type="float">
            <text:p>0.066968</text:p>
          </table:table-cell>
          <table:table-cell table:formula="of:=([.J2]*([.G2]-1))-(1-[.J2])" office:value-type="float" office:value="-0.153871" calcext:value-type="float">
            <text:p>-0.153871</text:p>
          </table:table-cell>
          <table:table-cell table:formula="of:=([.K2]*([.H2]-1))-(1-[.K2])" office:value-type="float" office:value="-0.247504" calcext:value-type="float">
            <text:p>-0.247504</text:p>
          </table:table-cell>
          <table:table-cell/>
          <table:table-cell table:formula="of:=IF([.M2]&gt;0.1;IF([.M2]&gt;[.N2];IF([.M2]&gt;[.O2];[.M2];0);0);0)" office:value-type="float" office:value="0" calcext:value-type="float">
            <text:p>0</text:p>
          </table:table-cell>
          <table:table-cell table:formula="of:=IF([.N2]&gt;0.1;IF([.N2]&gt;[.M2];IF([.N2]&gt;[.O2];[.N2];0);0);0)" office:value-type="float" office:value="0" calcext:value-type="float">
            <text:p>0</text:p>
          </table:table-cell>
          <table:table-cell table:formula="of:=IF([.O2]&gt;0.1;IF([.O2]&gt;[.M2];IF([.O2]&gt;[.N2];[.O2];0);0);0)" office:value-type="float" office:value="0" calcext:value-type="float">
            <text:p>0</text:p>
          </table:table-cell>
          <table:table-cell table:formula="of:=SUM([.Q$1:.Q$1048576];[.R$1:.R$1048576];[.S$1:.S$1048576])" office:value-type="float" office:value="45.964233" calcext:value-type="float">
            <text:p>45.964233</text:p>
          </table:table-cell>
          <table:table-cell table:formula="of:=IF([.Q2]&gt;0;IF([.L2]=&quot;home&quot;;[.Q2]*[.F2];0);0)" office:value-type="float" office:value="0" calcext:value-type="float">
            <text:p>0</text:p>
          </table:table-cell>
          <table:table-cell table:formula="of:=IF([.R2]&gt;0;IF([.L2]=&quot;draw&quot;;[.R2]*[.G2];0);0)" office:value-type="float" office:value="0" calcext:value-type="float">
            <text:p>0</text:p>
          </table:table-cell>
          <table:table-cell table:formula="of:=IF([.S2]&gt;0;IF([.L2]=&quot;away&quot;;[.S2]*[.H2];0);0)" office:value-type="float" office:value="0" calcext:value-type="float">
            <text:p>0</text:p>
          </table:table-cell>
          <table:table-cell table:formula="of:=SUM([.U$1:.U$1048576];[.V$1:.V$1048576];[.W$1:.W$1048576])" office:value-type="float" office:value="25.59813056" calcext:value-type="float">
            <text:p>25.59813056</text:p>
          </table:table-cell>
          <table:table-cell/>
        </table:table-row>
        <table:table-row table:style-name="ro1">
          <table:table-cell office:value-type="string" calcext:value-type="string">
            <text:p>31 Oct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0:1</text:p>
          </table:table-cell>
          <table:table-cell office:value-type="float" office:value="10.15" calcext:value-type="float">
            <text:p>10.15</text:p>
          </table:table-cell>
          <table:table-cell office:value-type="float" office:value="5.6" calcext:value-type="float">
            <text:p>5.6</text:p>
          </table:table-cell>
          <table:table-cell office:value-type="float" office:value="1.3" calcext:value-type="float">
            <text:p>1.3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7186" calcext:value-type="float">
            <text:p>0.7186</text:p>
          </table:table-cell>
          <table:table-cell office:value-type="string" calcext:value-type="string">
            <text:p>away</text:p>
          </table:table-cell>
          <table:table-cell table:formula="of:=([.I3]*([.F3]-1))-(1-[.I3])" office:value-type="float" office:value="-0.39912" calcext:value-type="float">
            <text:p>-0.39912</text:p>
          </table:table-cell>
          <table:table-cell table:formula="of:=([.J3]*([.G3]-1))-(1-[.J3])" office:value-type="float" office:value="0.23536" calcext:value-type="float">
            <text:p>0.23536</text:p>
          </table:table-cell>
          <table:table-cell table:formula="of:=([.K3]*([.H3]-1))-(1-[.K3])" office:value-type="float" office:value="-0.0658199999999999" calcext:value-type="float">
            <text:p>-0.06582</text:p>
          </table:table-cell>
          <table:table-cell/>
          <table:table-cell table:formula="of:=IF([.M3]&gt;0.1;IF([.M3]&gt;[.N3];IF([.M3]&gt;[.O3];[.M3];0);0);0)" office:value-type="float" office:value="0" calcext:value-type="float">
            <text:p>0</text:p>
          </table:table-cell>
          <table:table-cell table:formula="of:=IF([.N3]&gt;0.1;IF([.N3]&gt;[.M3];IF([.N3]&gt;[.O3];[.N3];0);0);0)" office:value-type="float" office:value="0.23536" calcext:value-type="float">
            <text:p>0.23536</text:p>
          </table:table-cell>
          <table:table-cell table:formula="of:=IF([.O3]&gt;0.1;IF([.O3]&gt;[.M3];IF([.O3]&gt;[.N3];[.O3];0);0);0)" office:value-type="float" office:value="0" calcext:value-type="float">
            <text:p>0</text:p>
          </table:table-cell>
          <table:table-cell/>
          <table:table-cell table:formula="of:=IF([.Q3]&gt;0;IF([.L3]=&quot;home&quot;;[.Q3]*[.F3];0);0)" office:value-type="float" office:value="0" calcext:value-type="float">
            <text:p>0</text:p>
          </table:table-cell>
          <table:table-cell table:formula="of:=IF([.R3]&gt;0;IF([.L3]=&quot;draw&quot;;[.R3]*[.G3];0);0)" office:value-type="float" office:value="0" calcext:value-type="float">
            <text:p>0</text:p>
          </table:table-cell>
          <table:table-cell table:formula="of:=IF([.S3]&gt;0;IF([.L3]=&quot;away&quot;;[.S3]*[.H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3:0</text:p>
          </table:table-cell>
          <table:table-cell office:value-type="float" office:value="1.65" calcext:value-type="float">
            <text:p>1.65</text:p>
          </table:table-cell>
          <table:table-cell office:value-type="float" office:value="4.16" calcext:value-type="float">
            <text:p>4.16</text:p>
          </table:table-cell>
          <table:table-cell office:value-type="float" office:value="5.16" calcext:value-type="float">
            <text:p>5.16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376" calcext:value-type="float">
            <text:p>0.4376</text:p>
          </table:table-cell>
          <table:table-cell office:value-type="string" calcext:value-type="string">
            <text:p>home</text:p>
          </table:table-cell>
          <table:table-cell table:formula="of:=([.I4]*([.F4]-1))-(1-[.I4])" office:value-type="float" office:value="-0.60103" calcext:value-type="float">
            <text:p>-0.60103</text:p>
          </table:table-cell>
          <table:table-cell table:formula="of:=([.J4]*([.G4]-1))-(1-[.J4])" office:value-type="float" office:value="0.334112" calcext:value-type="float">
            <text:p>0.334112</text:p>
          </table:table-cell>
          <table:table-cell table:formula="of:=([.K4]*([.H4]-1))-(1-[.K4])" office:value-type="float" office:value="1.258016" calcext:value-type="float">
            <text:p>1.258016</text:p>
          </table:table-cell>
          <table:table-cell/>
          <table:table-cell table:formula="of:=IF([.M4]&gt;0.1;IF([.M4]&gt;[.N4];IF([.M4]&gt;[.O4];[.M4];0);0);0)" office:value-type="float" office:value="0" calcext:value-type="float">
            <text:p>0</text:p>
          </table:table-cell>
          <table:table-cell table:formula="of:=IF([.N4]&gt;0.1;IF([.N4]&gt;[.M4];IF([.N4]&gt;[.O4];[.N4];0);0);0)" office:value-type="float" office:value="0" calcext:value-type="float">
            <text:p>0</text:p>
          </table:table-cell>
          <table:table-cell table:formula="of:=IF([.O4]&gt;0.1;IF([.O4]&gt;[.M4];IF([.O4]&gt;[.N4];[.O4];0);0);0)" office:value-type="float" office:value="1.258016" calcext:value-type="float">
            <text:p>1.258016</text:p>
          </table:table-cell>
          <table:table-cell/>
          <table:table-cell table:formula="of:=IF([.Q4]&gt;0;IF([.L4]=&quot;home&quot;;[.Q4]*[.F4];0);0)" office:value-type="float" office:value="0" calcext:value-type="float">
            <text:p>0</text:p>
          </table:table-cell>
          <table:table-cell table:formula="of:=IF([.R4]&gt;0;IF([.L4]=&quot;draw&quot;;[.R4]*[.G4];0);0)" office:value-type="float" office:value="0" calcext:value-type="float">
            <text:p>0</text:p>
          </table:table-cell>
          <table:table-cell table:formula="of:=IF([.S4]&gt;0;IF([.L4]=&quot;away&quot;;[.S4]*[.H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0:0</text:p>
          </table:table-cell>
          <table:table-cell office:value-type="float" office:value="2.01" calcext:value-type="float">
            <text:p>2.01</text:p>
          </table:table-cell>
          <table:table-cell office:value-type="float" office:value="3.5" calcext:value-type="float">
            <text:p>3.5</text:p>
          </table:table-cell>
          <table:table-cell office:value-type="float" office:value="3.87" calcext:value-type="float">
            <text:p>3.87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draw</text:p>
          </table:table-cell>
          <table:table-cell table:formula="of:=([.I5]*([.F5]-1))-(1-[.I5])" office:value-type="float" office:value="-0.293887" calcext:value-type="float">
            <text:p>-0.293887</text:p>
          </table:table-cell>
          <table:table-cell table:formula="of:=([.J5]*([.G5]-1))-(1-[.J5])" office:value-type="float" office:value="0.02305" calcext:value-type="float">
            <text:p>0.02305</text:p>
          </table:table-cell>
          <table:table-cell table:formula="of:=([.K5]*([.H5]-1))-(1-[.K5])" office:value-type="float" office:value="0.37772" calcext:value-type="float">
            <text:p>0.37772</text:p>
          </table:table-cell>
          <table:table-cell/>
          <table:table-cell table:formula="of:=IF([.M5]&gt;0.1;IF([.M5]&gt;[.N5];IF([.M5]&gt;[.O5];[.M5];0);0);0)" office:value-type="float" office:value="0" calcext:value-type="float">
            <text:p>0</text:p>
          </table:table-cell>
          <table:table-cell table:formula="of:=IF([.N5]&gt;0.1;IF([.N5]&gt;[.M5];IF([.N5]&gt;[.O5];[.N5];0);0);0)" office:value-type="float" office:value="0" calcext:value-type="float">
            <text:p>0</text:p>
          </table:table-cell>
          <table:table-cell table:formula="of:=IF([.O5]&gt;0.1;IF([.O5]&gt;[.M5];IF([.O5]&gt;[.N5];[.O5];0);0);0)" office:value-type="float" office:value="0.37772" calcext:value-type="float">
            <text:p>0.37772</text:p>
          </table:table-cell>
          <table:table-cell/>
          <table:table-cell table:formula="of:=IF([.Q5]&gt;0;IF([.L5]=&quot;home&quot;;[.Q5]*[.F5];0);0)" office:value-type="float" office:value="0" calcext:value-type="float">
            <text:p>0</text:p>
          </table:table-cell>
          <table:table-cell table:formula="of:=IF([.R5]&gt;0;IF([.L5]=&quot;draw&quot;;[.R5]*[.G5];0);0)" office:value-type="float" office:value="0" calcext:value-type="float">
            <text:p>0</text:p>
          </table:table-cell>
          <table:table-cell table:formula="of:=IF([.S5]&gt;0;IF([.L5]=&quot;away&quot;;[.S5]*[.H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:2</text:p>
          </table:table-cell>
          <table:table-cell office:value-type="float" office:value="1.71" calcext:value-type="float">
            <text:p>1.71</text:p>
          </table:table-cell>
          <table:table-cell office:value-type="float" office:value="4.24" calcext:value-type="float">
            <text:p>4.24</text:p>
          </table:table-cell>
          <table:table-cell office:value-type="float" office:value="4.54" calcext:value-type="float">
            <text:p>4.54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067" calcext:value-type="float">
            <text:p>0.2067</text:p>
          </table:table-cell>
          <table:table-cell office:value-type="string" calcext:value-type="string">
            <text:p>away</text:p>
          </table:table-cell>
          <table:table-cell table:formula="of:=([.I6]*([.F6]-1))-(1-[.I6])" office:value-type="float" office:value="-0.165349" calcext:value-type="float">
            <text:p>-0.165349</text:p>
          </table:table-cell>
          <table:table-cell table:formula="of:=([.J6]*([.G6]-1))-(1-[.J6])" office:value-type="float" office:value="0.292776" calcext:value-type="float">
            <text:p>0.292776</text:p>
          </table:table-cell>
          <table:table-cell table:formula="of:=([.K6]*([.H6]-1))-(1-[.K6])" office:value-type="float" office:value="-0.0615819999999999" calcext:value-type="float">
            <text:p>-0.061582</text:p>
          </table:table-cell>
          <table:table-cell/>
          <table:table-cell table:formula="of:=IF([.M6]&gt;0.1;IF([.M6]&gt;[.N6];IF([.M6]&gt;[.O6];[.M6];0);0);0)" office:value-type="float" office:value="0" calcext:value-type="float">
            <text:p>0</text:p>
          </table:table-cell>
          <table:table-cell table:formula="of:=IF([.N6]&gt;0.1;IF([.N6]&gt;[.M6];IF([.N6]&gt;[.O6];[.N6];0);0);0)" office:value-type="float" office:value="0.292776" calcext:value-type="float">
            <text:p>0.292776</text:p>
          </table:table-cell>
          <table:table-cell table:formula="of:=IF([.O6]&gt;0.1;IF([.O6]&gt;[.M6];IF([.O6]&gt;[.N6];[.O6];0);0);0)" office:value-type="float" office:value="0" calcext:value-type="float">
            <text:p>0</text:p>
          </table:table-cell>
          <table:table-cell/>
          <table:table-cell table:formula="of:=IF([.Q6]&gt;0;IF([.L6]=&quot;home&quot;;[.Q6]*[.F6];0);0)" office:value-type="float" office:value="0" calcext:value-type="float">
            <text:p>0</text:p>
          </table:table-cell>
          <table:table-cell table:formula="of:=IF([.R6]&gt;0;IF([.L6]=&quot;draw&quot;;[.R6]*[.G6];0);0)" office:value-type="float" office:value="0" calcext:value-type="float">
            <text:p>0</text:p>
          </table:table-cell>
          <table:table-cell table:formula="of:=IF([.S6]&gt;0;IF([.L6]=&quot;away&quot;;[.S6]*[.H6];0);0)" office:value-type="float" office:value="0" calcext:value-type="float">
            <text:p>0</text:p>
          </table:table-cell>
          <table:table-cell/>
          <table:table-cell office:value-type="string" calcext:value-type="string">
            <text:p>ROI </text:p>
          </table:table-cell>
        </table:table-row>
        <table:table-row table:style-name="ro1">
          <table:table-cell office:value-type="string" calcext:value-type="string">
            <text:p>31 Oct 2021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:0</text:p>
          </table:table-cell>
          <table:table-cell office:value-type="float" office:value="1.35" calcext:value-type="float">
            <text:p>1.35</text:p>
          </table:table-cell>
          <table:table-cell office:value-type="float" office:value="5.15" calcext:value-type="float">
            <text:p>5.15</text:p>
          </table:table-cell>
          <table:table-cell office:value-type="float" office:value="9.32" calcext:value-type="float">
            <text:p>9.32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3682" calcext:value-type="float">
            <text:p>0.3682</text:p>
          </table:table-cell>
          <table:table-cell office:value-type="string" calcext:value-type="string">
            <text:p>home</text:p>
          </table:table-cell>
          <table:table-cell table:formula="of:=([.I7]*([.F7]-1))-(1-[.I7])" office:value-type="float" office:value="-0.57259" calcext:value-type="float">
            <text:p>-0.57259</text:p>
          </table:table-cell>
          <table:table-cell table:formula="of:=([.J7]*([.G7]-1))-(1-[.J7])" office:value-type="float" office:value="0.621735" calcext:value-type="float">
            <text:p>0.621735</text:p>
          </table:table-cell>
          <table:table-cell table:formula="of:=([.K7]*([.H7]-1))-(1-[.K7])" office:value-type="float" office:value="2.431624" calcext:value-type="float">
            <text:p>2.431624</text:p>
          </table:table-cell>
          <table:table-cell/>
          <table:table-cell table:formula="of:=IF([.M7]&gt;0.1;IF([.M7]&gt;[.N7];IF([.M7]&gt;[.O7];[.M7];0);0);0)" office:value-type="float" office:value="0" calcext:value-type="float">
            <text:p>0</text:p>
          </table:table-cell>
          <table:table-cell table:formula="of:=IF([.N7]&gt;0.1;IF([.N7]&gt;[.M7];IF([.N7]&gt;[.O7];[.N7];0);0);0)" office:value-type="float" office:value="0" calcext:value-type="float">
            <text:p>0</text:p>
          </table:table-cell>
          <table:table-cell table:formula="of:=IF([.O7]&gt;0.1;IF([.O7]&gt;[.M7];IF([.O7]&gt;[.N7];[.O7];0);0);0)" office:value-type="float" office:value="2.431624" calcext:value-type="float">
            <text:p>2.431624</text:p>
          </table:table-cell>
          <table:table-cell/>
          <table:table-cell table:formula="of:=IF([.Q7]&gt;0;IF([.L7]=&quot;home&quot;;[.Q7]*[.F7];0);0)" office:value-type="float" office:value="0" calcext:value-type="float">
            <text:p>0</text:p>
          </table:table-cell>
          <table:table-cell table:formula="of:=IF([.R7]&gt;0;IF([.L7]=&quot;draw&quot;;[.R7]*[.G7];0);0)" office:value-type="float" office:value="0" calcext:value-type="float">
            <text:p>0</text:p>
          </table:table-cell>
          <table:table-cell table:formula="of:=IF([.S7]&gt;0;IF([.L7]=&quot;away&quot;;[.S7]*[.H7];0);0)" office:value-type="float" office:value="0" calcext:value-type="float">
            <text:p>0</text:p>
          </table:table-cell>
          <table:table-cell/>
          <table:table-cell table:formula="of:=[.X2]/[.T2]" office:value-type="float" office:value="0.556914124075561" calcext:value-type="float">
            <text:p>0.556914124075561</text:p>
          </table:table-cell>
        </table:table-row>
        <table:table-row table:style-name="ro1">
          <table:table-cell office:value-type="string" calcext:value-type="string">
            <text:p>30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:0</text:p>
          </table:table-cell>
          <table:table-cell office:value-type="float" office:value="1.83" calcext:value-type="float">
            <text:p>1.83</text:p>
          </table:table-cell>
          <table:table-cell office:value-type="float" office:value="3.65" calcext:value-type="float">
            <text:p>3.65</text:p>
          </table:table-cell>
          <table:table-cell office:value-type="float" office:value="4.52" calcext:value-type="float">
            <text:p>4.52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2054" calcext:value-type="float">
            <text:p>0.2054</text:p>
          </table:table-cell>
          <table:table-cell office:value-type="string" calcext:value-type="string">
            <text:p>home</text:p>
          </table:table-cell>
          <table:table-cell table:formula="of:=([.I8]*([.F8]-1))-(1-[.I8])" office:value-type="float" office:value="-0.163873" calcext:value-type="float">
            <text:p>-0.163873</text:p>
          </table:table-cell>
          <table:table-cell table:formula="of:=([.J8]*([.G8]-1))-(1-[.J8])" office:value-type="float" office:value="0.231875" calcext:value-type="float">
            <text:p>0.231875</text:p>
          </table:table-cell>
          <table:table-cell table:formula="of:=([.K8]*([.H8]-1))-(1-[.K8])" office:value-type="float" office:value="-0.0715920000000001" calcext:value-type="float">
            <text:p>-0.071592</text:p>
          </table:table-cell>
          <table:table-cell/>
          <table:table-cell table:formula="of:=IF([.M8]&gt;0.1;IF([.M8]&gt;[.N8];IF([.M8]&gt;[.O8];[.M8];0);0);0)" office:value-type="float" office:value="0" calcext:value-type="float">
            <text:p>0</text:p>
          </table:table-cell>
          <table:table-cell table:formula="of:=IF([.N8]&gt;0.1;IF([.N8]&gt;[.M8];IF([.N8]&gt;[.O8];[.N8];0);0);0)" office:value-type="float" office:value="0.231875" calcext:value-type="float">
            <text:p>0.231875</text:p>
          </table:table-cell>
          <table:table-cell table:formula="of:=IF([.O8]&gt;0.1;IF([.O8]&gt;[.M8];IF([.O8]&gt;[.N8];[.O8];0);0);0)" office:value-type="float" office:value="0" calcext:value-type="float">
            <text:p>0</text:p>
          </table:table-cell>
          <table:table-cell/>
          <table:table-cell table:formula="of:=IF([.Q8]&gt;0;IF([.L8]=&quot;home&quot;;[.Q8]*[.F8];0);0)" office:value-type="float" office:value="0" calcext:value-type="float">
            <text:p>0</text:p>
          </table:table-cell>
          <table:table-cell table:formula="of:=IF([.R8]&gt;0;IF([.L8]=&quot;draw&quot;;[.R8]*[.G8];0);0)" office:value-type="float" office:value="0" calcext:value-type="float">
            <text:p>0</text:p>
          </table:table-cell>
          <table:table-cell table:formula="of:=IF([.S8]&gt;0;IF([.L8]=&quot;away&quot;;[.S8]*[.H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ct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2:1</text:p>
          </table:table-cell>
          <table:table-cell office:value-type="float" office:value="4.45" calcext:value-type="float">
            <text:p>4.45</text:p>
          </table:table-cell>
          <table:table-cell office:value-type="float" office:value="3.65" calcext:value-type="float">
            <text:p>3.65</text:p>
          </table:table-cell>
          <table:table-cell office:value-type="float" office:value="1.84" calcext:value-type="float">
            <text:p>1.84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home</text:p>
          </table:table-cell>
          <table:table-cell table:formula="of:=([.I9]*([.F9]-1))-(1-[.I9])" office:value-type="float" office:value="0.788455" calcext:value-type="float">
            <text:p>0.788455</text:p>
          </table:table-cell>
          <table:table-cell table:formula="of:=([.J9]*([.G9]-1))-(1-[.J9])" office:value-type="float" office:value="0.0417099999999999" calcext:value-type="float">
            <text:p>0.04171</text:p>
          </table:table-cell>
          <table:table-cell table:formula="of:=([.K9]*([.H9]-1))-(1-[.K9])" office:value-type="float" office:value="-0.425368" calcext:value-type="float">
            <text:p>-0.425368</text:p>
          </table:table-cell>
          <table:table-cell/>
          <table:table-cell table:formula="of:=IF([.M9]&gt;0.1;IF([.M9]&gt;[.N9];IF([.M9]&gt;[.O9];[.M9];0);0);0)" office:value-type="float" office:value="0.788455" calcext:value-type="float">
            <text:p>0.788455</text:p>
          </table:table-cell>
          <table:table-cell table:formula="of:=IF([.N9]&gt;0.1;IF([.N9]&gt;[.M9];IF([.N9]&gt;[.O9];[.N9];0);0);0)" office:value-type="float" office:value="0" calcext:value-type="float">
            <text:p>0</text:p>
          </table:table-cell>
          <table:table-cell table:formula="of:=IF([.O9]&gt;0.1;IF([.O9]&gt;[.M9];IF([.O9]&gt;[.N9];[.O9];0);0);0)" office:value-type="float" office:value="0" calcext:value-type="float">
            <text:p>0</text:p>
          </table:table-cell>
          <table:table-cell/>
          <table:table-cell table:formula="of:=IF([.Q9]&gt;0;IF([.L9]=&quot;home&quot;;[.Q9]*[.F9];0);0)" office:value-type="float" office:value="3.50862475" calcext:value-type="float">
            <text:p>3.50862475</text:p>
          </table:table-cell>
          <table:table-cell table:formula="of:=IF([.R9]&gt;0;IF([.L9]=&quot;draw&quot;;[.R9]*[.G9];0);0)" office:value-type="float" office:value="0" calcext:value-type="float">
            <text:p>0</text:p>
          </table:table-cell>
          <table:table-cell table:formula="of:=IF([.S9]&gt;0;IF([.L9]=&quot;away&quot;;[.S9]*[.H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:2</text:p>
          </table:table-cell>
          <table:table-cell office:value-type="float" office:value="2.02" calcext:value-type="float">
            <text:p>2.02</text:p>
          </table:table-cell>
          <table:table-cell office:value-type="float" office:value="3.86" calcext:value-type="float">
            <text:p>3.86</text:p>
          </table:table-cell>
          <table:table-cell office:value-type="float" office:value="3.49" calcext:value-type="float">
            <text:p>3.49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2138" calcext:value-type="float">
            <text:p>0.2138</text:p>
          </table:table-cell>
          <table:table-cell office:value-type="string" calcext:value-type="string">
            <text:p>draw</text:p>
          </table:table-cell>
          <table:table-cell table:formula="of:=([.I10]*([.F10]-1))-(1-[.I10])" office:value-type="float" office:value="0.151804" calcext:value-type="float">
            <text:p>0.151804</text:p>
          </table:table-cell>
          <table:table-cell table:formula="of:=([.J10]*([.G10]-1))-(1-[.J10])" office:value-type="float" office:value="-0.187856" calcext:value-type="float">
            <text:p>-0.187856</text:p>
          </table:table-cell>
          <table:table-cell table:formula="of:=([.K10]*([.H10]-1))-(1-[.K10])" office:value-type="float" office:value="-0.253838" calcext:value-type="float">
            <text:p>-0.253838</text:p>
          </table:table-cell>
          <table:table-cell/>
          <table:table-cell table:formula="of:=IF([.M10]&gt;0.1;IF([.M10]&gt;[.N10];IF([.M10]&gt;[.O10];[.M10];0);0);0)" office:value-type="float" office:value="0.151804" calcext:value-type="float">
            <text:p>0.151804</text:p>
          </table:table-cell>
          <table:table-cell table:formula="of:=IF([.N10]&gt;0.1;IF([.N10]&gt;[.M10];IF([.N10]&gt;[.O10];[.N10];0);0);0)" office:value-type="float" office:value="0" calcext:value-type="float">
            <text:p>0</text:p>
          </table:table-cell>
          <table:table-cell table:formula="of:=IF([.O10]&gt;0.1;IF([.O10]&gt;[.M10];IF([.O10]&gt;[.N10];[.O10];0);0);0)" office:value-type="float" office:value="0" calcext:value-type="float">
            <text:p>0</text:p>
          </table:table-cell>
          <table:table-cell/>
          <table:table-cell table:formula="of:=IF([.Q10]&gt;0;IF([.L10]=&quot;home&quot;;[.Q10]*[.F10];0);0)" office:value-type="float" office:value="0" calcext:value-type="float">
            <text:p>0</text:p>
          </table:table-cell>
          <table:table-cell table:formula="of:=IF([.R10]&gt;0;IF([.L10]=&quot;draw&quot;;[.R10]*[.G10];0);0)" office:value-type="float" office:value="0" calcext:value-type="float">
            <text:p>0</text:p>
          </table:table-cell>
          <table:table-cell table:formula="of:=IF([.S10]&gt;0;IF([.L10]=&quot;away&quot;;[.S10]*[.H1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:0</text:p>
          </table:table-cell>
          <table:table-cell office:value-type="float" office:value="1.24" calcext:value-type="float">
            <text:p>1.24</text:p>
          </table:table-cell>
          <table:table-cell office:value-type="float" office:value="6.45" calcext:value-type="float">
            <text:p>6.45</text:p>
          </table:table-cell>
          <table:table-cell office:value-type="float" office:value="12.24" calcext:value-type="float">
            <text:p>12.24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328" calcext:value-type="float">
            <text:p>0.0328</text:p>
          </table:table-cell>
          <table:table-cell office:value-type="string" calcext:value-type="string">
            <text:p>home</text:p>
          </table:table-cell>
          <table:table-cell table:formula="of:=([.I11]*([.F11]-1))-(1-[.I11])" office:value-type="float" office:value="0.043832" calcext:value-type="float">
            <text:p>0.043832</text:p>
          </table:table-cell>
          <table:table-cell table:formula="of:=([.J11]*([.G11]-1))-(1-[.J11])" office:value-type="float" office:value="-0.340165" calcext:value-type="float">
            <text:p>-0.340165</text:p>
          </table:table-cell>
          <table:table-cell table:formula="of:=([.K11]*([.H11]-1))-(1-[.K11])" office:value-type="float" office:value="-0.598528" calcext:value-type="float">
            <text:p>-0.598528</text:p>
          </table:table-cell>
          <table:table-cell/>
          <table:table-cell table:formula="of:=IF([.M11]&gt;0.1;IF([.M11]&gt;[.N11];IF([.M11]&gt;[.O11];[.M11];0);0);0)" office:value-type="float" office:value="0" calcext:value-type="float">
            <text:p>0</text:p>
          </table:table-cell>
          <table:table-cell table:formula="of:=IF([.N11]&gt;0.1;IF([.N11]&gt;[.M11];IF([.N11]&gt;[.O11];[.N11];0);0);0)" office:value-type="float" office:value="0" calcext:value-type="float">
            <text:p>0</text:p>
          </table:table-cell>
          <table:table-cell table:formula="of:=IF([.O11]&gt;0.1;IF([.O11]&gt;[.M11];IF([.O11]&gt;[.N11];[.O11];0);0);0)" office:value-type="float" office:value="0" calcext:value-type="float">
            <text:p>0</text:p>
          </table:table-cell>
          <table:table-cell/>
          <table:table-cell table:formula="of:=IF([.Q11]&gt;0;IF([.L11]=&quot;home&quot;;[.Q11]*[.F11];0);0)" office:value-type="float" office:value="0" calcext:value-type="float">
            <text:p>0</text:p>
          </table:table-cell>
          <table:table-cell table:formula="of:=IF([.R11]&gt;0;IF([.L11]=&quot;draw&quot;;[.R11]*[.G11];0);0)" office:value-type="float" office:value="0" calcext:value-type="float">
            <text:p>0</text:p>
          </table:table-cell>
          <table:table-cell table:formula="of:=IF([.S11]&gt;0;IF([.L11]=&quot;away&quot;;[.S11]*[.H1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0:2</text:p>
          </table:table-cell>
          <table:table-cell office:value-type="float" office:value="6.94" calcext:value-type="float">
            <text:p>6.94</text:p>
          </table:table-cell>
          <table:table-cell office:value-type="float" office:value="5" calcext:value-type="float">
            <text:p>5</text:p>
          </table:table-cell>
          <table:table-cell office:value-type="float" office:value="1.43" calcext:value-type="float">
            <text:p>1.43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7042" calcext:value-type="float">
            <text:p>0.7042</text:p>
          </table:table-cell>
          <table:table-cell office:value-type="string" calcext:value-type="string">
            <text:p>away</text:p>
          </table:table-cell>
          <table:table-cell table:formula="of:=([.I12]*([.F12]-1))-(1-[.I12])" office:value-type="float" office:value="-0.176222" calcext:value-type="float">
            <text:p>-0.176222</text:p>
          </table:table-cell>
          <table:table-cell table:formula="of:=([.J12]*([.G12]-1))-(1-[.J12])" office:value-type="float" office:value="-0.1945" calcext:value-type="float">
            <text:p>-0.1945</text:p>
          </table:table-cell>
          <table:table-cell table:formula="of:=([.K12]*([.H12]-1))-(1-[.K12])" office:value-type="float" office:value="0.00700600000000001" calcext:value-type="float">
            <text:p>0.007006</text:p>
          </table:table-cell>
          <table:table-cell/>
          <table:table-cell table:formula="of:=IF([.M12]&gt;0.1;IF([.M12]&gt;[.N12];IF([.M12]&gt;[.O12];[.M12];0);0);0)" office:value-type="float" office:value="0" calcext:value-type="float">
            <text:p>0</text:p>
          </table:table-cell>
          <table:table-cell table:formula="of:=IF([.N12]&gt;0.1;IF([.N12]&gt;[.M12];IF([.N12]&gt;[.O12];[.N12];0);0);0)" office:value-type="float" office:value="0" calcext:value-type="float">
            <text:p>0</text:p>
          </table:table-cell>
          <table:table-cell table:formula="of:=IF([.O12]&gt;0.1;IF([.O12]&gt;[.M12];IF([.O12]&gt;[.N12];[.O12];0);0);0)" office:value-type="float" office:value="0" calcext:value-type="float">
            <text:p>0</text:p>
          </table:table-cell>
          <table:table-cell/>
          <table:table-cell table:formula="of:=IF([.Q12]&gt;0;IF([.L12]=&quot;home&quot;;[.Q12]*[.F12];0);0)" office:value-type="float" office:value="0" calcext:value-type="float">
            <text:p>0</text:p>
          </table:table-cell>
          <table:table-cell table:formula="of:=IF([.R12]&gt;0;IF([.L12]=&quot;draw&quot;;[.R12]*[.G12];0);0)" office:value-type="float" office:value="0" calcext:value-type="float">
            <text:p>0</text:p>
          </table:table-cell>
          <table:table-cell table:formula="of:=IF([.S12]&gt;0;IF([.L12]=&quot;away&quot;;[.S12]*[.H1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:0</text:p>
          </table:table-cell>
          <table:table-cell office:value-type="float" office:value="1.84" calcext:value-type="float">
            <text:p>1.84</text:p>
          </table:table-cell>
          <table:table-cell office:value-type="float" office:value="3.75" calcext:value-type="float">
            <text:p>3.75</text:p>
          </table:table-cell>
          <table:table-cell office:value-type="float" office:value="4.37" calcext:value-type="float">
            <text:p>4.37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home</text:p>
          </table:table-cell>
          <table:table-cell table:formula="of:=([.I13]*([.F13]-1))-(1-[.I13])" office:value-type="float" office:value="-0.122504" calcext:value-type="float">
            <text:p>-0.122504</text:p>
          </table:table-cell>
          <table:table-cell table:formula="of:=([.J13]*([.G13]-1))-(1-[.J13])" office:value-type="float" office:value="0.234125" calcext:value-type="float">
            <text:p>0.234125</text:p>
          </table:table-cell>
          <table:table-cell table:formula="of:=([.K13]*([.H13]-1))-(1-[.K13])" office:value-type="float" office:value="-0.15222" calcext:value-type="float">
            <text:p>-0.15222</text:p>
          </table:table-cell>
          <table:table-cell/>
          <table:table-cell table:formula="of:=IF([.M13]&gt;0.1;IF([.M13]&gt;[.N13];IF([.M13]&gt;[.O13];[.M13];0);0);0)" office:value-type="float" office:value="0" calcext:value-type="float">
            <text:p>0</text:p>
          </table:table-cell>
          <table:table-cell table:formula="of:=IF([.N13]&gt;0.1;IF([.N13]&gt;[.M13];IF([.N13]&gt;[.O13];[.N13];0);0);0)" office:value-type="float" office:value="0.234125" calcext:value-type="float">
            <text:p>0.234125</text:p>
          </table:table-cell>
          <table:table-cell table:formula="of:=IF([.O13]&gt;0.1;IF([.O13]&gt;[.M13];IF([.O13]&gt;[.N13];[.O13];0);0);0)" office:value-type="float" office:value="0" calcext:value-type="float">
            <text:p>0</text:p>
          </table:table-cell>
          <table:table-cell/>
          <table:table-cell table:formula="of:=IF([.Q13]&gt;0;IF([.L13]=&quot;home&quot;;[.Q13]*[.F13];0);0)" office:value-type="float" office:value="0" calcext:value-type="float">
            <text:p>0</text:p>
          </table:table-cell>
          <table:table-cell table:formula="of:=IF([.R13]&gt;0;IF([.L13]=&quot;draw&quot;;[.R13]*[.G13];0);0)" office:value-type="float" office:value="0" calcext:value-type="float">
            <text:p>0</text:p>
          </table:table-cell>
          <table:table-cell table:formula="of:=IF([.S13]&gt;0;IF([.L13]=&quot;away&quot;;[.S13]*[.H1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:2</text:p>
          </table:table-cell>
          <table:table-cell office:value-type="float" office:value="1.43" calcext:value-type="float">
            <text:p>1.43</text:p>
          </table:table-cell>
          <table:table-cell office:value-type="float" office:value="4.93" calcext:value-type="float">
            <text:p>4.93</text:p>
          </table:table-cell>
          <table:table-cell office:value-type="float" office:value="7.12" calcext:value-type="float">
            <text:p>7.12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1746" calcext:value-type="float">
            <text:p>0.1746</text:p>
          </table:table-cell>
          <table:table-cell office:value-type="string" calcext:value-type="string">
            <text:p>away</text:p>
          </table:table-cell>
          <table:table-cell table:formula="of:=([.I14]*([.F14]-1))-(1-[.I14])" office:value-type="float" office:value="-0.115688" calcext:value-type="float">
            <text:p>-0.115688</text:p>
          </table:table-cell>
          <table:table-cell table:formula="of:=([.J14]*([.G14]-1))-(1-[.J14])" office:value-type="float" office:value="-0.0120279999999999" calcext:value-type="float">
            <text:p>-0.012028</text:p>
          </table:table-cell>
          <table:table-cell table:formula="of:=([.K14]*([.H14]-1))-(1-[.K14])" office:value-type="float" office:value="0.243152" calcext:value-type="float">
            <text:p>0.243152</text:p>
          </table:table-cell>
          <table:table-cell/>
          <table:table-cell table:formula="of:=IF([.M14]&gt;0.1;IF([.M14]&gt;[.N14];IF([.M14]&gt;[.O14];[.M14];0);0);0)" office:value-type="float" office:value="0" calcext:value-type="float">
            <text:p>0</text:p>
          </table:table-cell>
          <table:table-cell table:formula="of:=IF([.N14]&gt;0.1;IF([.N14]&gt;[.M14];IF([.N14]&gt;[.O14];[.N14];0);0);0)" office:value-type="float" office:value="0" calcext:value-type="float">
            <text:p>0</text:p>
          </table:table-cell>
          <table:table-cell table:formula="of:=IF([.O14]&gt;0.1;IF([.O14]&gt;[.M14];IF([.O14]&gt;[.N14];[.O14];0);0);0)" office:value-type="float" office:value="0.243152" calcext:value-type="float">
            <text:p>0.243152</text:p>
          </table:table-cell>
          <table:table-cell/>
          <table:table-cell table:formula="of:=IF([.Q14]&gt;0;IF([.L14]=&quot;home&quot;;[.Q14]*[.F14];0);0)" office:value-type="float" office:value="0" calcext:value-type="float">
            <text:p>0</text:p>
          </table:table-cell>
          <table:table-cell table:formula="of:=IF([.R14]&gt;0;IF([.L14]=&quot;draw&quot;;[.R14]*[.G14];0);0)" office:value-type="float" office:value="0" calcext:value-type="float">
            <text:p>0</text:p>
          </table:table-cell>
          <table:table-cell table:formula="of:=IF([.S14]&gt;0;IF([.L14]=&quot;away&quot;;[.S14]*[.H14];0);0)" office:value-type="float" office:value="1.73124224" calcext:value-type="float">
            <text:p>1.7312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:3</text:p>
          </table:table-cell>
          <table:table-cell office:value-type="float" office:value="4.22" calcext:value-type="float">
            <text:p>4.22</text:p>
          </table:table-cell>
          <table:table-cell office:value-type="float" office:value="3.93" calcext:value-type="float">
            <text:p>3.93</text:p>
          </table:table-cell>
          <table:table-cell office:value-type="float" office:value="1.82" calcext:value-type="float">
            <text:p>1.82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6019" calcext:value-type="float">
            <text:p>0.6019</text:p>
          </table:table-cell>
          <table:table-cell office:value-type="string" calcext:value-type="string">
            <text:p>away</text:p>
          </table:table-cell>
          <table:table-cell table:formula="of:=([.I15]*([.F15]-1))-(1-[.I15])" office:value-type="float" office:value="-0.279224" calcext:value-type="float">
            <text:p>-0.279224</text:p>
          </table:table-cell>
          <table:table-cell table:formula="of:=([.J15]*([.G15]-1))-(1-[.J15])" office:value-type="float" office:value="-0.118894" calcext:value-type="float">
            <text:p>-0.118894</text:p>
          </table:table-cell>
          <table:table-cell table:formula="of:=([.K15]*([.H15]-1))-(1-[.K15])" office:value-type="float" office:value="0.095458" calcext:value-type="float">
            <text:p>0.095458</text:p>
          </table:table-cell>
          <table:table-cell/>
          <table:table-cell table:formula="of:=IF([.M15]&gt;0.1;IF([.M15]&gt;[.N15];IF([.M15]&gt;[.O15];[.M15];0);0);0)" office:value-type="float" office:value="0" calcext:value-type="float">
            <text:p>0</text:p>
          </table:table-cell>
          <table:table-cell table:formula="of:=IF([.N15]&gt;0.1;IF([.N15]&gt;[.M15];IF([.N15]&gt;[.O15];[.N15];0);0);0)" office:value-type="float" office:value="0" calcext:value-type="float">
            <text:p>0</text:p>
          </table:table-cell>
          <table:table-cell table:formula="of:=IF([.O15]&gt;0.1;IF([.O15]&gt;[.M15];IF([.O15]&gt;[.N15];[.O15];0);0);0)" office:value-type="float" office:value="0" calcext:value-type="float">
            <text:p>0</text:p>
          </table:table-cell>
          <table:table-cell/>
          <table:table-cell table:formula="of:=IF([.Q15]&gt;0;IF([.L15]=&quot;home&quot;;[.Q15]*[.F15];0);0)" office:value-type="float" office:value="0" calcext:value-type="float">
            <text:p>0</text:p>
          </table:table-cell>
          <table:table-cell table:formula="of:=IF([.R15]&gt;0;IF([.L15]=&quot;draw&quot;;[.R15]*[.G15];0);0)" office:value-type="float" office:value="0" calcext:value-type="float">
            <text:p>0</text:p>
          </table:table-cell>
          <table:table-cell table:formula="of:=IF([.S15]&gt;0;IF([.L15]=&quot;away&quot;;[.S15]*[.H1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1:1</text:p>
          </table:table-cell>
          <table:table-cell office:value-type="float" office:value="2.39" calcext:value-type="float">
            <text:p>2.39</text:p>
          </table:table-cell>
          <table:table-cell office:value-type="float" office:value="3.18" calcext:value-type="float">
            <text:p>3.18</text:p>
          </table:table-cell>
          <table:table-cell office:value-type="float" office:value="3.22" calcext:value-type="float">
            <text:p>3.22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5221" calcext:value-type="float">
            <text:p>0.5221</text:p>
          </table:table-cell>
          <table:table-cell office:value-type="string" calcext:value-type="string">
            <text:p>draw</text:p>
          </table:table-cell>
          <table:table-cell table:formula="of:=([.I16]*([.F16]-1))-(1-[.I16])" office:value-type="float" office:value="-0.443608" calcext:value-type="float">
            <text:p>-0.443608</text:p>
          </table:table-cell>
          <table:table-cell table:formula="of:=([.J16]*([.G16]-1))-(1-[.J16])" office:value-type="float" office:value="-0.226306" calcext:value-type="float">
            <text:p>-0.226306</text:p>
          </table:table-cell>
          <table:table-cell table:formula="of:=([.K16]*([.H16]-1))-(1-[.K16])" office:value-type="float" office:value="0.681162" calcext:value-type="float">
            <text:p>0.681162</text:p>
          </table:table-cell>
          <table:table-cell/>
          <table:table-cell table:formula="of:=IF([.M16]&gt;0.1;IF([.M16]&gt;[.N16];IF([.M16]&gt;[.O16];[.M16];0);0);0)" office:value-type="float" office:value="0" calcext:value-type="float">
            <text:p>0</text:p>
          </table:table-cell>
          <table:table-cell table:formula="of:=IF([.N16]&gt;0.1;IF([.N16]&gt;[.M16];IF([.N16]&gt;[.O16];[.N16];0);0);0)" office:value-type="float" office:value="0" calcext:value-type="float">
            <text:p>0</text:p>
          </table:table-cell>
          <table:table-cell table:formula="of:=IF([.O16]&gt;0.1;IF([.O16]&gt;[.M16];IF([.O16]&gt;[.N16];[.O16];0);0);0)" office:value-type="float" office:value="0.681162" calcext:value-type="float">
            <text:p>0.681162</text:p>
          </table:table-cell>
          <table:table-cell/>
          <table:table-cell table:formula="of:=IF([.Q16]&gt;0;IF([.L16]=&quot;home&quot;;[.Q16]*[.F16];0);0)" office:value-type="float" office:value="0" calcext:value-type="float">
            <text:p>0</text:p>
          </table:table-cell>
          <table:table-cell table:formula="of:=IF([.R16]&gt;0;IF([.L16]=&quot;draw&quot;;[.R16]*[.G16];0);0)" office:value-type="float" office:value="0" calcext:value-type="float">
            <text:p>0</text:p>
          </table:table-cell>
          <table:table-cell table:formula="of:=IF([.S16]&gt;0;IF([.L16]=&quot;away&quot;;[.S16]*[.H1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:0</text:p>
          </table:table-cell>
          <table:table-cell office:value-type="float" office:value="1.66" calcext:value-type="float">
            <text:p>1.66</text:p>
          </table:table-cell>
          <table:table-cell office:value-type="float" office:value="3.88" calcext:value-type="float">
            <text:p>3.88</text:p>
          </table:table-cell>
          <table:table-cell office:value-type="float" office:value="5.63" calcext:value-type="float">
            <text:p>5.63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2104" calcext:value-type="float">
            <text:p>0.2104</text:p>
          </table:table-cell>
          <table:table-cell office:value-type="string" calcext:value-type="string">
            <text:p>home</text:p>
          </table:table-cell>
          <table:table-cell table:formula="of:=([.I17]*([.F17]-1))-(1-[.I17])" office:value-type="float" office:value="-0.247688" calcext:value-type="float">
            <text:p>-0.247688</text:p>
          </table:table-cell>
          <table:table-cell table:formula="of:=([.J17]*([.G17]-1))-(1-[.J17])" office:value-type="float" office:value="0.304844" calcext:value-type="float">
            <text:p>0.304844</text:p>
          </table:table-cell>
          <table:table-cell table:formula="of:=([.K17]*([.H17]-1))-(1-[.K17])" office:value-type="float" office:value="0.184552" calcext:value-type="float">
            <text:p>0.184552</text:p>
          </table:table-cell>
          <table:table-cell/>
          <table:table-cell table:formula="of:=IF([.M17]&gt;0.1;IF([.M17]&gt;[.N17];IF([.M17]&gt;[.O17];[.M17];0);0);0)" office:value-type="float" office:value="0" calcext:value-type="float">
            <text:p>0</text:p>
          </table:table-cell>
          <table:table-cell table:formula="of:=IF([.N17]&gt;0.1;IF([.N17]&gt;[.M17];IF([.N17]&gt;[.O17];[.N17];0);0);0)" office:value-type="float" office:value="0.304844" calcext:value-type="float">
            <text:p>0.304844</text:p>
          </table:table-cell>
          <table:table-cell table:formula="of:=IF([.O17]&gt;0.1;IF([.O17]&gt;[.M17];IF([.O17]&gt;[.N17];[.O17];0);0);0)" office:value-type="float" office:value="0" calcext:value-type="float">
            <text:p>0</text:p>
          </table:table-cell>
          <table:table-cell/>
          <table:table-cell table:formula="of:=IF([.Q17]&gt;0;IF([.L17]=&quot;home&quot;;[.Q17]*[.F17];0);0)" office:value-type="float" office:value="0" calcext:value-type="float">
            <text:p>0</text:p>
          </table:table-cell>
          <table:table-cell table:formula="of:=IF([.R17]&gt;0;IF([.L17]=&quot;draw&quot;;[.R17]*[.G17];0);0)" office:value-type="float" office:value="0" calcext:value-type="float">
            <text:p>0</text:p>
          </table:table-cell>
          <table:table-cell table:formula="of:=IF([.S17]&gt;0;IF([.L17]=&quot;away&quot;;[.S17]*[.H1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:1</text:p>
          </table:table-cell>
          <table:table-cell office:value-type="float" office:value="2.27" calcext:value-type="float">
            <text:p>2.27</text:p>
          </table:table-cell>
          <table:table-cell office:value-type="float" office:value="3.54" calcext:value-type="float">
            <text:p>3.54</text:p>
          </table:table-cell>
          <table:table-cell office:value-type="float" office:value="3.14" calcext:value-type="float">
            <text:p>3.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4132" calcext:value-type="float">
            <text:p>0.4132</text:p>
          </table:table-cell>
          <table:table-cell office:value-type="string" calcext:value-type="string">
            <text:p>draw</text:p>
          </table:table-cell>
          <table:table-cell table:formula="of:=([.I18]*([.F18]-1))-(1-[.I18])" office:value-type="float" office:value="-0.351915" calcext:value-type="float">
            <text:p>-0.351915</text:p>
          </table:table-cell>
          <table:table-cell table:formula="of:=([.J18]*([.G18]-1))-(1-[.J18])" office:value-type="float" office:value="0.0662480000000001" calcext:value-type="float">
            <text:p>0.066248</text:p>
          </table:table-cell>
          <table:table-cell table:formula="of:=([.K18]*([.H18]-1))-(1-[.K18])" office:value-type="float" office:value="0.297448" calcext:value-type="float">
            <text:p>0.297448</text:p>
          </table:table-cell>
          <table:table-cell/>
          <table:table-cell table:formula="of:=IF([.M18]&gt;0.1;IF([.M18]&gt;[.N18];IF([.M18]&gt;[.O18];[.M18];0);0);0)" office:value-type="float" office:value="0" calcext:value-type="float">
            <text:p>0</text:p>
          </table:table-cell>
          <table:table-cell table:formula="of:=IF([.N18]&gt;0.1;IF([.N18]&gt;[.M18];IF([.N18]&gt;[.O18];[.N18];0);0);0)" office:value-type="float" office:value="0" calcext:value-type="float">
            <text:p>0</text:p>
          </table:table-cell>
          <table:table-cell table:formula="of:=IF([.O18]&gt;0.1;IF([.O18]&gt;[.M18];IF([.O18]&gt;[.N18];[.O18];0);0);0)" office:value-type="float" office:value="0.297448" calcext:value-type="float">
            <text:p>0.297448</text:p>
          </table:table-cell>
          <table:table-cell/>
          <table:table-cell table:formula="of:=IF([.Q18]&gt;0;IF([.L18]=&quot;home&quot;;[.Q18]*[.F18];0);0)" office:value-type="float" office:value="0" calcext:value-type="float">
            <text:p>0</text:p>
          </table:table-cell>
          <table:table-cell table:formula="of:=IF([.R18]&gt;0;IF([.L18]=&quot;draw&quot;;[.R18]*[.G18];0);0)" office:value-type="float" office:value="0" calcext:value-type="float">
            <text:p>0</text:p>
          </table:table-cell>
          <table:table-cell table:formula="of:=IF([.S18]&gt;0;IF([.L18]=&quot;away&quot;;[.S18]*[.H1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1:2</text:p>
          </table:table-cell>
          <table:table-cell office:value-type="float" office:value="1.98" calcext:value-type="float">
            <text:p>1.98</text:p>
          </table:table-cell>
          <table:table-cell office:value-type="float" office:value="3.46" calcext:value-type="float">
            <text:p>3.46</text:p>
          </table:table-cell>
          <table:table-cell office:value-type="float" office:value="4.04" calcext:value-type="float">
            <text:p>4.04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438" calcext:value-type="float">
            <text:p>0.1438</text:p>
          </table:table-cell>
          <table:table-cell office:value-type="string" calcext:value-type="string">
            <text:p>away</text:p>
          </table:table-cell>
          <table:table-cell table:formula="of:=([.I19]*([.F19]-1))-(1-[.I19])" office:value-type="float" office:value="-0.441244" calcext:value-type="float">
            <text:p>-0.441244</text:p>
          </table:table-cell>
          <table:table-cell table:formula="of:=([.J19]*([.G19]-1))-(1-[.J19])" office:value-type="float" office:value="0.985694" calcext:value-type="float">
            <text:p>0.985694</text:p>
          </table:table-cell>
          <table:table-cell table:formula="of:=([.K19]*([.H19]-1))-(1-[.K19])" office:value-type="float" office:value="-0.419048" calcext:value-type="float">
            <text:p>-0.419048</text:p>
          </table:table-cell>
          <table:table-cell/>
          <table:table-cell table:formula="of:=IF([.M19]&gt;0.1;IF([.M19]&gt;[.N19];IF([.M19]&gt;[.O19];[.M19];0);0);0)" office:value-type="float" office:value="0" calcext:value-type="float">
            <text:p>0</text:p>
          </table:table-cell>
          <table:table-cell table:formula="of:=IF([.N19]&gt;0.1;IF([.N19]&gt;[.M19];IF([.N19]&gt;[.O19];[.N19];0);0);0)" office:value-type="float" office:value="0.985694" calcext:value-type="float">
            <text:p>0.985694</text:p>
          </table:table-cell>
          <table:table-cell table:formula="of:=IF([.O19]&gt;0.1;IF([.O19]&gt;[.M19];IF([.O19]&gt;[.N19];[.O19];0);0);0)" office:value-type="float" office:value="0" calcext:value-type="float">
            <text:p>0</text:p>
          </table:table-cell>
          <table:table-cell/>
          <table:table-cell table:formula="of:=IF([.Q19]&gt;0;IF([.L19]=&quot;home&quot;;[.Q19]*[.F19];0);0)" office:value-type="float" office:value="0" calcext:value-type="float">
            <text:p>0</text:p>
          </table:table-cell>
          <table:table-cell table:formula="of:=IF([.R19]&gt;0;IF([.L19]=&quot;draw&quot;;[.R19]*[.G19];0);0)" office:value-type="float" office:value="0" calcext:value-type="float">
            <text:p>0</text:p>
          </table:table-cell>
          <table:table-cell table:formula="of:=IF([.S19]&gt;0;IF([.L19]=&quot;away&quot;;[.S19]*[.H1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1:1</text:p>
          </table:table-cell>
          <table:table-cell office:value-type="float" office:value="2.12" calcext:value-type="float">
            <text:p>2.12</text:p>
          </table:table-cell>
          <table:table-cell office:value-type="float" office:value="3.56" calcext:value-type="float">
            <text:p>3.56</text:p>
          </table:table-cell>
          <table:table-cell office:value-type="float" office:value="3.53" calcext:value-type="float">
            <text:p>3.5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1669" calcext:value-type="float">
            <text:p>0.1669</text:p>
          </table:table-cell>
          <table:table-cell office:value-type="string" calcext:value-type="string">
            <text:p>draw</text:p>
          </table:table-cell>
          <table:table-cell table:formula="of:=([.I20]*([.F20]-1))-(1-[.I20])" office:value-type="float" office:value="0.334752" calcext:value-type="float">
            <text:p>0.334752</text:p>
          </table:table-cell>
          <table:table-cell table:formula="of:=([.J20]*([.G20]-1))-(1-[.J20])" office:value-type="float" office:value="-0.299748" calcext:value-type="float">
            <text:p>-0.299748</text:p>
          </table:table-cell>
          <table:table-cell table:formula="of:=([.K20]*([.H20]-1))-(1-[.K20])" office:value-type="float" office:value="-0.410843" calcext:value-type="float">
            <text:p>-0.410843</text:p>
          </table:table-cell>
          <table:table-cell/>
          <table:table-cell table:formula="of:=IF([.M20]&gt;0.1;IF([.M20]&gt;[.N20];IF([.M20]&gt;[.O20];[.M20];0);0);0)" office:value-type="float" office:value="0.334752" calcext:value-type="float">
            <text:p>0.334752</text:p>
          </table:table-cell>
          <table:table-cell table:formula="of:=IF([.N20]&gt;0.1;IF([.N20]&gt;[.M20];IF([.N20]&gt;[.O20];[.N20];0);0);0)" office:value-type="float" office:value="0" calcext:value-type="float">
            <text:p>0</text:p>
          </table:table-cell>
          <table:table-cell table:formula="of:=IF([.O20]&gt;0.1;IF([.O20]&gt;[.M20];IF([.O20]&gt;[.N20];[.O20];0);0);0)" office:value-type="float" office:value="0" calcext:value-type="float">
            <text:p>0</text:p>
          </table:table-cell>
          <table:table-cell/>
          <table:table-cell table:formula="of:=IF([.Q20]&gt;0;IF([.L20]=&quot;home&quot;;[.Q20]*[.F20];0);0)" office:value-type="float" office:value="0" calcext:value-type="float">
            <text:p>0</text:p>
          </table:table-cell>
          <table:table-cell table:formula="of:=IF([.R20]&gt;0;IF([.L20]=&quot;draw&quot;;[.R20]*[.G20];0);0)" office:value-type="float" office:value="0" calcext:value-type="float">
            <text:p>0</text:p>
          </table:table-cell>
          <table:table-cell table:formula="of:=IF([.S20]&gt;0;IF([.L20]=&quot;away&quot;;[.S20]*[.H2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:0</text:p>
          </table:table-cell>
          <table:table-cell office:value-type="float" office:value="1.6" calcext:value-type="float">
            <text:p>1.6</text:p>
          </table:table-cell>
          <table:table-cell office:value-type="float" office:value="4.19" calcext:value-type="float">
            <text:p>4.19</text:p>
          </table:table-cell>
          <table:table-cell office:value-type="float" office:value="5.68" calcext:value-type="float">
            <text:p>5.68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home</text:p>
          </table:table-cell>
          <table:table-cell table:formula="of:=([.I21]*([.F21]-1))-(1-[.I21])" office:value-type="float" office:value="-0.59456" calcext:value-type="float">
            <text:p>-0.59456</text:p>
          </table:table-cell>
          <table:table-cell table:formula="of:=([.J21]*([.G21]-1))-(1-[.J21])" office:value-type="float" office:value="0.431304" calcext:value-type="float">
            <text:p>0.431304</text:p>
          </table:table-cell>
          <table:table-cell table:formula="of:=([.K21]*([.H21]-1))-(1-[.K21])" office:value-type="float" office:value="1.3004" calcext:value-type="float">
            <text:p>1.3004</text:p>
          </table:table-cell>
          <table:table-cell/>
          <table:table-cell table:formula="of:=IF([.M21]&gt;0.1;IF([.M21]&gt;[.N21];IF([.M21]&gt;[.O21];[.M21];0);0);0)" office:value-type="float" office:value="0" calcext:value-type="float">
            <text:p>0</text:p>
          </table:table-cell>
          <table:table-cell table:formula="of:=IF([.N21]&gt;0.1;IF([.N21]&gt;[.M21];IF([.N21]&gt;[.O21];[.N21];0);0);0)" office:value-type="float" office:value="0" calcext:value-type="float">
            <text:p>0</text:p>
          </table:table-cell>
          <table:table-cell table:formula="of:=IF([.O21]&gt;0.1;IF([.O21]&gt;[.M21];IF([.O21]&gt;[.N21];[.O21];0);0);0)" office:value-type="float" office:value="1.3004" calcext:value-type="float">
            <text:p>1.3004</text:p>
          </table:table-cell>
          <table:table-cell/>
          <table:table-cell table:formula="of:=IF([.Q21]&gt;0;IF([.L21]=&quot;home&quot;;[.Q21]*[.F21];0);0)" office:value-type="float" office:value="0" calcext:value-type="float">
            <text:p>0</text:p>
          </table:table-cell>
          <table:table-cell table:formula="of:=IF([.R21]&gt;0;IF([.L21]=&quot;draw&quot;;[.R21]*[.G21];0);0)" office:value-type="float" office:value="0" calcext:value-type="float">
            <text:p>0</text:p>
          </table:table-cell>
          <table:table-cell table:formula="of:=IF([.S21]&gt;0;IF([.L21]=&quot;away&quot;;[.S21]*[.H2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4:1</text:p>
          </table:table-cell>
          <table:table-cell office:value-type="float" office:value="3.03" calcext:value-type="float">
            <text:p>3.03</text:p>
          </table:table-cell>
          <table:table-cell office:value-type="float" office:value="3.49" calcext:value-type="float">
            <text:p>3.49</text:p>
          </table:table-cell>
          <table:table-cell office:value-type="float" office:value="2.37" calcext:value-type="float">
            <text:p>2.37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5093" calcext:value-type="float">
            <text:p>0.5093</text:p>
          </table:table-cell>
          <table:table-cell office:value-type="string" calcext:value-type="string">
            <text:p>home</text:p>
          </table:table-cell>
          <table:table-cell table:formula="of:=([.I22]*([.F22]-1))-(1-[.I22])" office:value-type="float" office:value="-0.361882" calcext:value-type="float">
            <text:p>-0.361882</text:p>
          </table:table-cell>
          <table:table-cell table:formula="of:=([.J22]*([.G22]-1))-(1-[.J22])" office:value-type="float" office:value="-0.0241959999999999" calcext:value-type="float">
            <text:p>-0.024196</text:p>
          </table:table-cell>
          <table:table-cell table:formula="of:=([.K22]*([.H22]-1))-(1-[.K22])" office:value-type="float" office:value="0.207041" calcext:value-type="float">
            <text:p>0.207041</text:p>
          </table:table-cell>
          <table:table-cell/>
          <table:table-cell table:formula="of:=IF([.M22]&gt;0.1;IF([.M22]&gt;[.N22];IF([.M22]&gt;[.O22];[.M22];0);0);0)" office:value-type="float" office:value="0" calcext:value-type="float">
            <text:p>0</text:p>
          </table:table-cell>
          <table:table-cell table:formula="of:=IF([.N22]&gt;0.1;IF([.N22]&gt;[.M22];IF([.N22]&gt;[.O22];[.N22];0);0);0)" office:value-type="float" office:value="0" calcext:value-type="float">
            <text:p>0</text:p>
          </table:table-cell>
          <table:table-cell table:formula="of:=IF([.O22]&gt;0.1;IF([.O22]&gt;[.M22];IF([.O22]&gt;[.N22];[.O22];0);0);0)" office:value-type="float" office:value="0.207041" calcext:value-type="float">
            <text:p>0.207041</text:p>
          </table:table-cell>
          <table:table-cell/>
          <table:table-cell table:formula="of:=IF([.Q22]&gt;0;IF([.L22]=&quot;home&quot;;[.Q22]*[.F22];0);0)" office:value-type="float" office:value="0" calcext:value-type="float">
            <text:p>0</text:p>
          </table:table-cell>
          <table:table-cell table:formula="of:=IF([.R22]&gt;0;IF([.L22]=&quot;draw&quot;;[.R22]*[.G22];0);0)" office:value-type="float" office:value="0" calcext:value-type="float">
            <text:p>0</text:p>
          </table:table-cell>
          <table:table-cell table:formula="of:=IF([.S22]&gt;0;IF([.L22]=&quot;away&quot;;[.S22]*[.H2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Oct 2021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:1</text:p>
          </table:table-cell>
          <table:table-cell office:value-type="float" office:value="1.39" calcext:value-type="float">
            <text:p>1.39</text:p>
          </table:table-cell>
          <table:table-cell office:value-type="float" office:value="5.14" calcext:value-type="float">
            <text:p>5.14</text:p>
          </table:table-cell>
          <table:table-cell office:value-type="float" office:value="7.97" calcext:value-type="float">
            <text:p>7.97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3294" calcext:value-type="float">
            <text:p>0.3294</text:p>
          </table:table-cell>
          <table:table-cell office:value-type="string" calcext:value-type="string">
            <text:p>draw</text:p>
          </table:table-cell>
          <table:table-cell table:formula="of:=([.I23]*([.F23]-1))-(1-[.I23])" office:value-type="float" office:value="-0.443166" calcext:value-type="float">
            <text:p>-0.443166</text:p>
          </table:table-cell>
          <table:table-cell table:formula="of:=([.J23]*([.G23]-1))-(1-[.J23])" office:value-type="float" office:value="0.384716" calcext:value-type="float">
            <text:p>0.384716</text:p>
          </table:table-cell>
          <table:table-cell table:formula="of:=([.K23]*([.H23]-1))-(1-[.K23])" office:value-type="float" office:value="1.625318" calcext:value-type="float">
            <text:p>1.625318</text:p>
          </table:table-cell>
          <table:table-cell/>
          <table:table-cell table:formula="of:=IF([.M23]&gt;0.1;IF([.M23]&gt;[.N23];IF([.M23]&gt;[.O23];[.M23];0);0);0)" office:value-type="float" office:value="0" calcext:value-type="float">
            <text:p>0</text:p>
          </table:table-cell>
          <table:table-cell table:formula="of:=IF([.N23]&gt;0.1;IF([.N23]&gt;[.M23];IF([.N23]&gt;[.O23];[.N23];0);0);0)" office:value-type="float" office:value="0" calcext:value-type="float">
            <text:p>0</text:p>
          </table:table-cell>
          <table:table-cell table:formula="of:=IF([.O23]&gt;0.1;IF([.O23]&gt;[.M23];IF([.O23]&gt;[.N23];[.O23];0);0);0)" office:value-type="float" office:value="1.625318" calcext:value-type="float">
            <text:p>1.625318</text:p>
          </table:table-cell>
          <table:table-cell/>
          <table:table-cell table:formula="of:=IF([.Q23]&gt;0;IF([.L23]=&quot;home&quot;;[.Q23]*[.F23];0);0)" office:value-type="float" office:value="0" calcext:value-type="float">
            <text:p>0</text:p>
          </table:table-cell>
          <table:table-cell table:formula="of:=IF([.R23]&gt;0;IF([.L23]=&quot;draw&quot;;[.R23]*[.G23];0);0)" office:value-type="float" office:value="0" calcext:value-type="float">
            <text:p>0</text:p>
          </table:table-cell>
          <table:table-cell table:formula="of:=IF([.S23]&gt;0;IF([.L23]=&quot;away&quot;;[.S23]*[.H2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2:4</text:p>
          </table:table-cell>
          <table:table-cell office:value-type="float" office:value="3.55" calcext:value-type="float">
            <text:p>3.55</text:p>
          </table:table-cell>
          <table:table-cell office:value-type="float" office:value="3.52" calcext:value-type="float">
            <text:p>3.52</text:p>
          </table:table-cell>
          <table:table-cell office:value-type="float" office:value="2.13" calcext:value-type="float">
            <text:p>2.13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461" calcext:value-type="float">
            <text:p>0.3461</text:p>
          </table:table-cell>
          <table:table-cell office:value-type="string" calcext:value-type="string">
            <text:p>away</text:p>
          </table:table-cell>
          <table:table-cell table:formula="of:=([.I24]*([.F24]-1))-(1-[.I24])" office:value-type="float" office:value="0.359295" calcext:value-type="float">
            <text:p>0.359295</text:p>
          </table:table-cell>
          <table:table-cell table:formula="of:=([.J24]*([.G24]-1))-(1-[.J24])" office:value-type="float" office:value="-0.0481919999999999" calcext:value-type="float">
            <text:p>-0.048192</text:p>
          </table:table-cell>
          <table:table-cell table:formula="of:=([.K24]*([.H24]-1))-(1-[.K24])" office:value-type="float" office:value="-0.262807" calcext:value-type="float">
            <text:p>-0.262807</text:p>
          </table:table-cell>
          <table:table-cell/>
          <table:table-cell table:formula="of:=IF([.M24]&gt;0.1;IF([.M24]&gt;[.N24];IF([.M24]&gt;[.O24];[.M24];0);0);0)" office:value-type="float" office:value="0.359295" calcext:value-type="float">
            <text:p>0.359295</text:p>
          </table:table-cell>
          <table:table-cell table:formula="of:=IF([.N24]&gt;0.1;IF([.N24]&gt;[.M24];IF([.N24]&gt;[.O24];[.N24];0);0);0)" office:value-type="float" office:value="0" calcext:value-type="float">
            <text:p>0</text:p>
          </table:table-cell>
          <table:table-cell table:formula="of:=IF([.O24]&gt;0.1;IF([.O24]&gt;[.M24];IF([.O24]&gt;[.N24];[.O24];0);0);0)" office:value-type="float" office:value="0" calcext:value-type="float">
            <text:p>0</text:p>
          </table:table-cell>
          <table:table-cell/>
          <table:table-cell table:formula="of:=IF([.Q24]&gt;0;IF([.L24]=&quot;home&quot;;[.Q24]*[.F24];0);0)" office:value-type="float" office:value="0" calcext:value-type="float">
            <text:p>0</text:p>
          </table:table-cell>
          <table:table-cell table:formula="of:=IF([.R24]&gt;0;IF([.L24]=&quot;draw&quot;;[.R24]*[.G24];0);0)" office:value-type="float" office:value="0" calcext:value-type="float">
            <text:p>0</text:p>
          </table:table-cell>
          <table:table-cell table:formula="of:=IF([.S24]&gt;0;IF([.L24]=&quot;away&quot;;[.S24]*[.H2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Oct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3:1</text:p>
          </table:table-cell>
          <table:table-cell office:value-type="float" office:value="1.59" calcext:value-type="float">
            <text:p>1.59</text:p>
          </table:table-cell>
          <table:table-cell office:value-type="float" office:value="4.23" calcext:value-type="float">
            <text:p>4.23</text:p>
          </table:table-cell>
          <table:table-cell office:value-type="float" office:value="5.78" calcext:value-type="float">
            <text:p>5.78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2194" calcext:value-type="float">
            <text:p>0.2194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home</text:p>
          </table:table-cell>
          <table:table-cell table:formula="of:=([.I25]*([.F25]-1))-(1-[.I25])" office:value-type="float" office:value="0.0999620000000001" calcext:value-type="float">
            <text:p>0.099962</text:p>
          </table:table-cell>
          <table:table-cell table:formula="of:=([.J25]*([.G25]-1))-(1-[.J25])" office:value-type="float" office:value="-0.0719379999999998" calcext:value-type="float">
            <text:p>-0.071938</text:p>
          </table:table-cell>
          <table:table-cell table:formula="of:=([.K25]*([.H25]-1))-(1-[.K25])" office:value-type="float" office:value="-0.498874" calcext:value-type="float">
            <text:p>-0.498874</text:p>
          </table:table-cell>
          <table:table-cell/>
          <table:table-cell table:formula="of:=IF([.M25]&gt;0.1;IF([.M25]&gt;[.N25];IF([.M25]&gt;[.O25];[.M25];0);0);0)" office:value-type="float" office:value="0" calcext:value-type="float">
            <text:p>0</text:p>
          </table:table-cell>
          <table:table-cell table:formula="of:=IF([.N25]&gt;0.1;IF([.N25]&gt;[.M25];IF([.N25]&gt;[.O25];[.N25];0);0);0)" office:value-type="float" office:value="0" calcext:value-type="float">
            <text:p>0</text:p>
          </table:table-cell>
          <table:table-cell table:formula="of:=IF([.O25]&gt;0.1;IF([.O25]&gt;[.M25];IF([.O25]&gt;[.N25];[.O25];0);0);0)" office:value-type="float" office:value="0" calcext:value-type="float">
            <text:p>0</text:p>
          </table:table-cell>
          <table:table-cell/>
          <table:table-cell table:formula="of:=IF([.Q25]&gt;0;IF([.L25]=&quot;home&quot;;[.Q25]*[.F25];0);0)" office:value-type="float" office:value="0" calcext:value-type="float">
            <text:p>0</text:p>
          </table:table-cell>
          <table:table-cell table:formula="of:=IF([.R25]&gt;0;IF([.L25]=&quot;draw&quot;;[.R25]*[.G25];0);0)" office:value-type="float" office:value="0" calcext:value-type="float">
            <text:p>0</text:p>
          </table:table-cell>
          <table:table-cell table:formula="of:=IF([.S25]&gt;0;IF([.L25]=&quot;away&quot;;[.S25]*[.H2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:4</text:p>
          </table:table-cell>
          <table:table-cell office:value-type="float" office:value="3.04" calcext:value-type="float">
            <text:p>3.04</text:p>
          </table:table-cell>
          <table:table-cell office:value-type="float" office:value="3.48" calcext:value-type="float">
            <text:p>3.48</text:p>
          </table:table-cell>
          <table:table-cell office:value-type="float" office:value="2.38" calcext:value-type="float">
            <text:p>2.38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2815" calcext:value-type="float">
            <text:p>0.2815</text:p>
          </table:table-cell>
          <table:table-cell office:value-type="string" calcext:value-type="string">
            <text:p>away</text:p>
          </table:table-cell>
          <table:table-cell table:formula="of:=([.I26]*([.F26]-1))-(1-[.I26])" office:value-type="float" office:value="-0.08648" calcext:value-type="float">
            <text:p>-0.08648</text:p>
          </table:table-cell>
          <table:table-cell table:formula="of:=([.J26]*([.G26]-1))-(1-[.J26])" office:value-type="float" office:value="0.453944" calcext:value-type="float">
            <text:p>0.453944</text:p>
          </table:table-cell>
          <table:table-cell table:formula="of:=([.K26]*([.H26]-1))-(1-[.K26])" office:value-type="float" office:value="-0.33003" calcext:value-type="float">
            <text:p>-0.33003</text:p>
          </table:table-cell>
          <table:table-cell/>
          <table:table-cell table:formula="of:=IF([.M26]&gt;0.1;IF([.M26]&gt;[.N26];IF([.M26]&gt;[.O26];[.M26];0);0);0)" office:value-type="float" office:value="0" calcext:value-type="float">
            <text:p>0</text:p>
          </table:table-cell>
          <table:table-cell table:formula="of:=IF([.N26]&gt;0.1;IF([.N26]&gt;[.M26];IF([.N26]&gt;[.O26];[.N26];0);0);0)" office:value-type="float" office:value="0.453944" calcext:value-type="float">
            <text:p>0.453944</text:p>
          </table:table-cell>
          <table:table-cell table:formula="of:=IF([.O26]&gt;0.1;IF([.O26]&gt;[.M26];IF([.O26]&gt;[.N26];[.O26];0);0);0)" office:value-type="float" office:value="0" calcext:value-type="float">
            <text:p>0</text:p>
          </table:table-cell>
          <table:table-cell/>
          <table:table-cell table:formula="of:=IF([.Q26]&gt;0;IF([.L26]=&quot;home&quot;;[.Q26]*[.F26];0);0)" office:value-type="float" office:value="0" calcext:value-type="float">
            <text:p>0</text:p>
          </table:table-cell>
          <table:table-cell table:formula="of:=IF([.R26]&gt;0;IF([.L26]=&quot;draw&quot;;[.R26]*[.G26];0);0)" office:value-type="float" office:value="0" calcext:value-type="float">
            <text:p>0</text:p>
          </table:table-cell>
          <table:table-cell table:formula="of:=IF([.S26]&gt;0;IF([.L26]=&quot;away&quot;;[.S26]*[.H2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2:1</text:p>
          </table:table-cell>
          <table:table-cell office:value-type="float" office:value="1.76" calcext:value-type="float">
            <text:p>1.76</text:p>
          </table:table-cell>
          <table:table-cell office:value-type="float" office:value="4" calcext:value-type="float">
            <text:p>4</text:p>
          </table:table-cell>
          <table:table-cell office:value-type="float" office:value="4.59" calcext:value-type="float">
            <text:p>4.59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3809" calcext:value-type="float">
            <text:p>0.3809</text:p>
          </table:table-cell>
          <table:table-cell office:value-type="string" calcext:value-type="string">
            <text:p>home</text:p>
          </table:table-cell>
          <table:table-cell table:formula="of:=([.I27]*([.F27]-1))-(1-[.I27])" office:value-type="float" office:value="-0.404944" calcext:value-type="float">
            <text:p>-0.404944</text:p>
          </table:table-cell>
          <table:table-cell table:formula="of:=([.J27]*([.G27]-1))-(1-[.J27])" office:value-type="float" office:value="0.1216" calcext:value-type="float">
            <text:p>0.1216</text:p>
          </table:table-cell>
          <table:table-cell table:formula="of:=([.K27]*([.H27]-1))-(1-[.K27])" office:value-type="float" office:value="0.748331" calcext:value-type="float">
            <text:p>0.748331</text:p>
          </table:table-cell>
          <table:table-cell/>
          <table:table-cell table:formula="of:=IF([.M27]&gt;0.1;IF([.M27]&gt;[.N27];IF([.M27]&gt;[.O27];[.M27];0);0);0)" office:value-type="float" office:value="0" calcext:value-type="float">
            <text:p>0</text:p>
          </table:table-cell>
          <table:table-cell table:formula="of:=IF([.N27]&gt;0.1;IF([.N27]&gt;[.M27];IF([.N27]&gt;[.O27];[.N27];0);0);0)" office:value-type="float" office:value="0" calcext:value-type="float">
            <text:p>0</text:p>
          </table:table-cell>
          <table:table-cell table:formula="of:=IF([.O27]&gt;0.1;IF([.O27]&gt;[.M27];IF([.O27]&gt;[.N27];[.O27];0);0);0)" office:value-type="float" office:value="0.748331" calcext:value-type="float">
            <text:p>0.748331</text:p>
          </table:table-cell>
          <table:table-cell/>
          <table:table-cell table:formula="of:=IF([.Q27]&gt;0;IF([.L27]=&quot;home&quot;;[.Q27]*[.F27];0);0)" office:value-type="float" office:value="0" calcext:value-type="float">
            <text:p>0</text:p>
          </table:table-cell>
          <table:table-cell table:formula="of:=IF([.R27]&gt;0;IF([.L27]=&quot;draw&quot;;[.R27]*[.G27];0);0)" office:value-type="float" office:value="0" calcext:value-type="float">
            <text:p>0</text:p>
          </table:table-cell>
          <table:table-cell table:formula="of:=IF([.S27]&gt;0;IF([.L27]=&quot;away&quot;;[.S27]*[.H2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:2</text:p>
          </table:table-cell>
          <table:table-cell office:value-type="float" office:value="1.78" calcext:value-type="float">
            <text:p>1.78</text:p>
          </table:table-cell>
          <table:table-cell office:value-type="float" office:value="3.72" calcext:value-type="float">
            <text:p>3.72</text:p>
          </table:table-cell>
          <table:table-cell office:value-type="float" office:value="4.84" calcext:value-type="float">
            <text:p>4.84</text:p>
          </table:table-cell>
          <table:table-cell office:value-type="float" office:value="0.539" calcext:value-type="float">
            <text:p>0.539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1965" calcext:value-type="float">
            <text:p>0.1965</text:p>
          </table:table-cell>
          <table:table-cell office:value-type="string" calcext:value-type="string">
            <text:p>home</text:p>
          </table:table-cell>
          <table:table-cell table:formula="of:=([.I28]*([.F28]-1))-(1-[.I28])" office:value-type="float" office:value="-0.0405799999999999" calcext:value-type="float">
            <text:p>-0.04058</text:p>
          </table:table-cell>
          <table:table-cell table:formula="of:=([.J28]*([.G28]-1))-(1-[.J28])" office:value-type="float" office:value="-0.0190360000000001" calcext:value-type="float">
            <text:p>-0.019036</text:p>
          </table:table-cell>
          <table:table-cell table:formula="of:=([.K28]*([.H28]-1))-(1-[.K28])" office:value-type="float" office:value="-0.04894" calcext:value-type="float">
            <text:p>-0.04894</text:p>
          </table:table-cell>
          <table:table-cell/>
          <table:table-cell table:formula="of:=IF([.M28]&gt;0.1;IF([.M28]&gt;[.N28];IF([.M28]&gt;[.O28];[.M28];0);0);0)" office:value-type="float" office:value="0" calcext:value-type="float">
            <text:p>0</text:p>
          </table:table-cell>
          <table:table-cell table:formula="of:=IF([.N28]&gt;0.1;IF([.N28]&gt;[.M28];IF([.N28]&gt;[.O28];[.N28];0);0);0)" office:value-type="float" office:value="0" calcext:value-type="float">
            <text:p>0</text:p>
          </table:table-cell>
          <table:table-cell table:formula="of:=IF([.O28]&gt;0.1;IF([.O28]&gt;[.M28];IF([.O28]&gt;[.N28];[.O28];0);0);0)" office:value-type="float" office:value="0" calcext:value-type="float">
            <text:p>0</text:p>
          </table:table-cell>
          <table:table-cell/>
          <table:table-cell table:formula="of:=IF([.Q28]&gt;0;IF([.L28]=&quot;home&quot;;[.Q28]*[.F28];0);0)" office:value-type="float" office:value="0" calcext:value-type="float">
            <text:p>0</text:p>
          </table:table-cell>
          <table:table-cell table:formula="of:=IF([.R28]&gt;0;IF([.L28]=&quot;draw&quot;;[.R28]*[.G28];0);0)" office:value-type="float" office:value="0" calcext:value-type="float">
            <text:p>0</text:p>
          </table:table-cell>
          <table:table-cell table:formula="of:=IF([.S28]&gt;0;IF([.L28]=&quot;away&quot;;[.S28]*[.H2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:0</text:p>
          </table:table-cell>
          <table:table-cell office:value-type="float" office:value="4.11" calcext:value-type="float">
            <text:p>4.11</text:p>
          </table:table-cell>
          <table:table-cell office:value-type="float" office:value="3.54" calcext:value-type="float">
            <text:p>3.54</text:p>
          </table:table-cell>
          <table:table-cell office:value-type="float" office:value="1.95" calcext:value-type="float">
            <text:p>1.95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1553" calcext:value-type="float">
            <text:p>0.1553</text:p>
          </table:table-cell>
          <table:table-cell office:value-type="string" calcext:value-type="string">
            <text:p>home</text:p>
          </table:table-cell>
          <table:table-cell table:formula="of:=([.I29]*([.F29]-1))-(1-[.I29])" office:value-type="float" office:value="0.251495" calcext:value-type="float">
            <text:p>0.251495</text:p>
          </table:table-cell>
          <table:table-cell table:formula="of:=([.J29]*([.G29]-1))-(1-[.J29])" office:value-type="float" office:value="0.912308" calcext:value-type="float">
            <text:p>0.912308</text:p>
          </table:table-cell>
          <table:table-cell table:formula="of:=([.K29]*([.H29]-1))-(1-[.K29])" office:value-type="float" office:value="-0.697165" calcext:value-type="float">
            <text:p>-0.697165</text:p>
          </table:table-cell>
          <table:table-cell/>
          <table:table-cell table:formula="of:=IF([.M29]&gt;0.1;IF([.M29]&gt;[.N29];IF([.M29]&gt;[.O29];[.M29];0);0);0)" office:value-type="float" office:value="0" calcext:value-type="float">
            <text:p>0</text:p>
          </table:table-cell>
          <table:table-cell table:formula="of:=IF([.N29]&gt;0.1;IF([.N29]&gt;[.M29];IF([.N29]&gt;[.O29];[.N29];0);0);0)" office:value-type="float" office:value="0.912308" calcext:value-type="float">
            <text:p>0.912308</text:p>
          </table:table-cell>
          <table:table-cell table:formula="of:=IF([.O29]&gt;0.1;IF([.O29]&gt;[.M29];IF([.O29]&gt;[.N29];[.O29];0);0);0)" office:value-type="float" office:value="0" calcext:value-type="float">
            <text:p>0</text:p>
          </table:table-cell>
          <table:table-cell/>
          <table:table-cell table:formula="of:=IF([.Q29]&gt;0;IF([.L29]=&quot;home&quot;;[.Q29]*[.F29];0);0)" office:value-type="float" office:value="0" calcext:value-type="float">
            <text:p>0</text:p>
          </table:table-cell>
          <table:table-cell table:formula="of:=IF([.R29]&gt;0;IF([.L29]=&quot;draw&quot;;[.R29]*[.G29];0);0)" office:value-type="float" office:value="0" calcext:value-type="float">
            <text:p>0</text:p>
          </table:table-cell>
          <table:table-cell table:formula="of:=IF([.S29]&gt;0;IF([.L29]=&quot;away&quot;;[.S29]*[.H2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Oct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:0</text:p>
          </table:table-cell>
          <table:table-cell office:value-type="float" office:value="1.38" calcext:value-type="float">
            <text:p>1.38</text:p>
          </table:table-cell>
          <table:table-cell office:value-type="float" office:value="5.03" calcext:value-type="float">
            <text:p>5.03</text:p>
          </table:table-cell>
          <table:table-cell office:value-type="float" office:value="8.63" calcext:value-type="float">
            <text:p>8.63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2203" calcext:value-type="float">
            <text:p>0.2203</text:p>
          </table:table-cell>
          <table:table-cell office:value-type="string" calcext:value-type="string">
            <text:p>home</text:p>
          </table:table-cell>
          <table:table-cell table:formula="of:=([.I30]*([.F30]-1))-(1-[.I30])" office:value-type="float" office:value="-0.326836" calcext:value-type="float">
            <text:p>-0.326836</text:p>
          </table:table-cell>
          <table:table-cell table:formula="of:=([.J30]*([.G30]-1))-(1-[.J30])" office:value-type="float" office:value="0.466748" calcext:value-type="float">
            <text:p>0.466748</text:p>
          </table:table-cell>
          <table:table-cell table:formula="of:=([.K30]*([.H30]-1))-(1-[.K30])" office:value-type="float" office:value="0.901189" calcext:value-type="float">
            <text:p>0.901189</text:p>
          </table:table-cell>
          <table:table-cell/>
          <table:table-cell table:formula="of:=IF([.M30]&gt;0.1;IF([.M30]&gt;[.N30];IF([.M30]&gt;[.O30];[.M30];0);0);0)" office:value-type="float" office:value="0" calcext:value-type="float">
            <text:p>0</text:p>
          </table:table-cell>
          <table:table-cell table:formula="of:=IF([.N30]&gt;0.1;IF([.N30]&gt;[.M30];IF([.N30]&gt;[.O30];[.N30];0);0);0)" office:value-type="float" office:value="0" calcext:value-type="float">
            <text:p>0</text:p>
          </table:table-cell>
          <table:table-cell table:formula="of:=IF([.O30]&gt;0.1;IF([.O30]&gt;[.M30];IF([.O30]&gt;[.N30];[.O30];0);0);0)" office:value-type="float" office:value="0.901189" calcext:value-type="float">
            <text:p>0.901189</text:p>
          </table:table-cell>
          <table:table-cell/>
          <table:table-cell table:formula="of:=IF([.Q30]&gt;0;IF([.L30]=&quot;home&quot;;[.Q30]*[.F30];0);0)" office:value-type="float" office:value="0" calcext:value-type="float">
            <text:p>0</text:p>
          </table:table-cell>
          <table:table-cell table:formula="of:=IF([.R30]&gt;0;IF([.L30]=&quot;draw&quot;;[.R30]*[.G30];0);0)" office:value-type="float" office:value="0" calcext:value-type="float">
            <text:p>0</text:p>
          </table:table-cell>
          <table:table-cell table:formula="of:=IF([.S30]&gt;0;IF([.L30]=&quot;away&quot;;[.S30]*[.H3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:4</text:p>
          </table:table-cell>
          <table:table-cell office:value-type="float" office:value="5.17" calcext:value-type="float">
            <text:p>5.17</text:p>
          </table:table-cell>
          <table:table-cell office:value-type="float" office:value="4.27" calcext:value-type="float">
            <text:p>4.27</text:p>
          </table:table-cell>
          <table:table-cell office:value-type="float" office:value="1.64" calcext:value-type="float">
            <text:p>1.64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487" calcext:value-type="float">
            <text:p>0.5487</text:p>
          </table:table-cell>
          <table:table-cell office:value-type="string" calcext:value-type="string">
            <text:p>away</text:p>
          </table:table-cell>
          <table:table-cell table:formula="of:=([.I31]*([.F31]-1))-(1-[.I31])" office:value-type="float" office:value="-0.319111" calcext:value-type="float">
            <text:p>-0.319111</text:p>
          </table:table-cell>
          <table:table-cell table:formula="of:=([.J31]*([.G31]-1))-(1-[.J31])" office:value-type="float" office:value="0.363838" calcext:value-type="float">
            <text:p>0.363838</text:p>
          </table:table-cell>
          <table:table-cell table:formula="of:=([.K31]*([.H31]-1))-(1-[.K31])" office:value-type="float" office:value="-0.100132" calcext:value-type="float">
            <text:p>-0.100132</text:p>
          </table:table-cell>
          <table:table-cell/>
          <table:table-cell table:formula="of:=IF([.M31]&gt;0.1;IF([.M31]&gt;[.N31];IF([.M31]&gt;[.O31];[.M31];0);0);0)" office:value-type="float" office:value="0" calcext:value-type="float">
            <text:p>0</text:p>
          </table:table-cell>
          <table:table-cell table:formula="of:=IF([.N31]&gt;0.1;IF([.N31]&gt;[.M31];IF([.N31]&gt;[.O31];[.N31];0);0);0)" office:value-type="float" office:value="0.363838" calcext:value-type="float">
            <text:p>0.363838</text:p>
          </table:table-cell>
          <table:table-cell table:formula="of:=IF([.O31]&gt;0.1;IF([.O31]&gt;[.M31];IF([.O31]&gt;[.N31];[.O31];0);0);0)" office:value-type="float" office:value="0" calcext:value-type="float">
            <text:p>0</text:p>
          </table:table-cell>
          <table:table-cell/>
          <table:table-cell table:formula="of:=IF([.Q31]&gt;0;IF([.L31]=&quot;home&quot;;[.Q31]*[.F31];0);0)" office:value-type="float" office:value="0" calcext:value-type="float">
            <text:p>0</text:p>
          </table:table-cell>
          <table:table-cell table:formula="of:=IF([.R31]&gt;0;IF([.L31]=&quot;draw&quot;;[.R31]*[.G31];0);0)" office:value-type="float" office:value="0" calcext:value-type="float">
            <text:p>0</text:p>
          </table:table-cell>
          <table:table-cell table:formula="of:=IF([.S31]&gt;0;IF([.L31]=&quot;away&quot;;[.S31]*[.H3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:2</text:p>
          </table:table-cell>
          <table:table-cell office:value-type="float" office:value="3.03" calcext:value-type="float">
            <text:p>3.03</text:p>
          </table:table-cell>
          <table:table-cell office:value-type="float" office:value="3.48" calcext:value-type="float">
            <text:p>3.48</text:p>
          </table:table-cell>
          <table:table-cell office:value-type="float" office:value="2.37" calcext:value-type="float">
            <text:p>2.37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4643" calcext:value-type="float">
            <text:p>0.4643</text:p>
          </table:table-cell>
          <table:table-cell office:value-type="string" calcext:value-type="string">
            <text:p>draw</text:p>
          </table:table-cell>
          <table:table-cell table:formula="of:=([.I32]*([.F32]-1))-(1-[.I32])" office:value-type="float" office:value="-0.255529" calcext:value-type="float">
            <text:p>-0.255529</text:p>
          </table:table-cell>
          <table:table-cell table:formula="of:=([.J32]*([.G32]-1))-(1-[.J32])" office:value-type="float" office:value="0.00711200000000001" calcext:value-type="float">
            <text:p>0.007112</text:p>
          </table:table-cell>
          <table:table-cell table:formula="of:=([.K32]*([.H32]-1))-(1-[.K32])" office:value-type="float" office:value="0.100391" calcext:value-type="float">
            <text:p>0.100391</text:p>
          </table:table-cell>
          <table:table-cell/>
          <table:table-cell table:formula="of:=IF([.M32]&gt;0.1;IF([.M32]&gt;[.N32];IF([.M32]&gt;[.O32];[.M32];0);0);0)" office:value-type="float" office:value="0" calcext:value-type="float">
            <text:p>0</text:p>
          </table:table-cell>
          <table:table-cell table:formula="of:=IF([.N32]&gt;0.1;IF([.N32]&gt;[.M32];IF([.N32]&gt;[.O32];[.N32];0);0);0)" office:value-type="float" office:value="0" calcext:value-type="float">
            <text:p>0</text:p>
          </table:table-cell>
          <table:table-cell table:formula="of:=IF([.O32]&gt;0.1;IF([.O32]&gt;[.M32];IF([.O32]&gt;[.N32];[.O32];0);0);0)" office:value-type="float" office:value="0.100391" calcext:value-type="float">
            <text:p>0.100391</text:p>
          </table:table-cell>
          <table:table-cell/>
          <table:table-cell table:formula="of:=IF([.Q32]&gt;0;IF([.L32]=&quot;home&quot;;[.Q32]*[.F32];0);0)" office:value-type="float" office:value="0" calcext:value-type="float">
            <text:p>0</text:p>
          </table:table-cell>
          <table:table-cell table:formula="of:=IF([.R32]&gt;0;IF([.L32]=&quot;draw&quot;;[.R32]*[.G32];0);0)" office:value-type="float" office:value="0" calcext:value-type="float">
            <text:p>0</text:p>
          </table:table-cell>
          <table:table-cell table:formula="of:=IF([.S32]&gt;0;IF([.L32]=&quot;away&quot;;[.S32]*[.H3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:1</text:p>
          </table:table-cell>
          <table:table-cell office:value-type="float" office:value="2.22" calcext:value-type="float">
            <text:p>2.22</text:p>
          </table:table-cell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  <table:table-cell office:value-type="float" office:value="0.343" calcext:value-type="float">
            <text:p>0.34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4231" calcext:value-type="float">
            <text:p>0.4231</text:p>
          </table:table-cell>
          <table:table-cell office:value-type="string" calcext:value-type="string">
            <text:p>draw</text:p>
          </table:table-cell>
          <table:table-cell table:formula="of:=([.I33]*([.F33]-1))-(1-[.I33])" office:value-type="float" office:value="-0.23854" calcext:value-type="float">
            <text:p>-0.23854</text:p>
          </table:table-cell>
          <table:table-cell table:formula="of:=([.J33]*([.G33]-1))-(1-[.J33])" office:value-type="float" office:value="-0.219896" calcext:value-type="float">
            <text:p>-0.219896</text:p>
          </table:table-cell>
          <table:table-cell table:formula="of:=([.K33]*([.H33]-1))-(1-[.K33])" office:value-type="float" office:value="0.447002" calcext:value-type="float">
            <text:p>0.447002</text:p>
          </table:table-cell>
          <table:table-cell/>
          <table:table-cell table:formula="of:=IF([.M33]&gt;0.1;IF([.M33]&gt;[.N33];IF([.M33]&gt;[.O33];[.M33];0);0);0)" office:value-type="float" office:value="0" calcext:value-type="float">
            <text:p>0</text:p>
          </table:table-cell>
          <table:table-cell table:formula="of:=IF([.N33]&gt;0.1;IF([.N33]&gt;[.M33];IF([.N33]&gt;[.O33];[.N33];0);0);0)" office:value-type="float" office:value="0" calcext:value-type="float">
            <text:p>0</text:p>
          </table:table-cell>
          <table:table-cell table:formula="of:=IF([.O33]&gt;0.1;IF([.O33]&gt;[.M33];IF([.O33]&gt;[.N33];[.O33];0);0);0)" office:value-type="float" office:value="0.447002" calcext:value-type="float">
            <text:p>0.447002</text:p>
          </table:table-cell>
          <table:table-cell/>
          <table:table-cell table:formula="of:=IF([.Q33]&gt;0;IF([.L33]=&quot;home&quot;;[.Q33]*[.F33];0);0)" office:value-type="float" office:value="0" calcext:value-type="float">
            <text:p>0</text:p>
          </table:table-cell>
          <table:table-cell table:formula="of:=IF([.R33]&gt;0;IF([.L33]=&quot;draw&quot;;[.R33]*[.G33];0);0)" office:value-type="float" office:value="0" calcext:value-type="float">
            <text:p>0</text:p>
          </table:table-cell>
          <table:table-cell table:formula="of:=IF([.S33]&gt;0;IF([.L33]=&quot;away&quot;;[.S33]*[.H3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Oct 2021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:1</text:p>
          </table:table-cell>
          <table:table-cell office:value-type="float" office:value="2.51" calcext:value-type="float">
            <text:p>2.51</text:p>
          </table:table-cell>
          <table:table-cell office:value-type="float" office:value="3.32" calcext:value-type="float">
            <text:p>3.32</text:p>
          </table:table-cell>
          <table:table-cell office:value-type="float" office:value="2.94" calcext:value-type="float">
            <text:p>2.94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2471" calcext:value-type="float">
            <text:p>0.2471</text:p>
          </table:table-cell>
          <table:table-cell office:value-type="string" calcext:value-type="string">
            <text:p>home</text:p>
          </table:table-cell>
          <table:table-cell table:formula="of:=([.I34]*([.F34]-1))-(1-[.I34])" office:value-type="float" office:value="-0.0542320000000001" calcext:value-type="float">
            <text:p>-0.054232</text:p>
          </table:table-cell>
          <table:table-cell table:formula="of:=([.J34]*([.G34]-1))-(1-[.J34])" office:value-type="float" office:value="0.248984" calcext:value-type="float">
            <text:p>0.248984</text:p>
          </table:table-cell>
          <table:table-cell table:formula="of:=([.K34]*([.H34]-1))-(1-[.K34])" office:value-type="float" office:value="-0.273526" calcext:value-type="float">
            <text:p>-0.273526</text:p>
          </table:table-cell>
          <table:table-cell/>
          <table:table-cell table:formula="of:=IF([.M34]&gt;0.1;IF([.M34]&gt;[.N34];IF([.M34]&gt;[.O34];[.M34];0);0);0)" office:value-type="float" office:value="0" calcext:value-type="float">
            <text:p>0</text:p>
          </table:table-cell>
          <table:table-cell table:formula="of:=IF([.N34]&gt;0.1;IF([.N34]&gt;[.M34];IF([.N34]&gt;[.O34];[.N34];0);0);0)" office:value-type="float" office:value="0.248984" calcext:value-type="float">
            <text:p>0.248984</text:p>
          </table:table-cell>
          <table:table-cell table:formula="of:=IF([.O34]&gt;0.1;IF([.O34]&gt;[.M34];IF([.O34]&gt;[.N34];[.O34];0);0);0)" office:value-type="float" office:value="0" calcext:value-type="float">
            <text:p>0</text:p>
          </table:table-cell>
          <table:table-cell/>
          <table:table-cell table:formula="of:=IF([.Q34]&gt;0;IF([.L34]=&quot;home&quot;;[.Q34]*[.F34];0);0)" office:value-type="float" office:value="0" calcext:value-type="float">
            <text:p>0</text:p>
          </table:table-cell>
          <table:table-cell table:formula="of:=IF([.R34]&gt;0;IF([.L34]=&quot;draw&quot;;[.R34]*[.G34];0);0)" office:value-type="float" office:value="0" calcext:value-type="float">
            <text:p>0</text:p>
          </table:table-cell>
          <table:table-cell table:formula="of:=IF([.S34]&gt;0;IF([.L34]=&quot;away&quot;;[.S34]*[.H3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3:2</text:p>
          </table:table-cell>
          <table:table-cell office:value-type="float" office:value="1.57" calcext:value-type="float">
            <text:p>1.57</text:p>
          </table:table-cell>
          <table:table-cell office:value-type="float" office:value="4.28" calcext:value-type="float">
            <text:p>4.28</text:p>
          </table:table-cell>
          <table:table-cell office:value-type="float" office:value="5.99" calcext:value-type="float">
            <text:p>5.99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0622" calcext:value-type="float">
            <text:p>0.0622</text:p>
          </table:table-cell>
          <table:table-cell office:value-type="string" calcext:value-type="string">
            <text:p>home</text:p>
          </table:table-cell>
          <table:table-cell table:formula="of:=([.I35]*([.F35]-1))-(1-[.I35])" office:value-type="float" office:value="0.130557" calcext:value-type="float">
            <text:p>0.130557</text:p>
          </table:table-cell>
          <table:table-cell table:formula="of:=([.J35]*([.G35]-1))-(1-[.J35])" office:value-type="float" office:value="-0.0763759999999999" calcext:value-type="float">
            <text:p>-0.076376</text:p>
          </table:table-cell>
          <table:table-cell table:formula="of:=([.K35]*([.H35]-1))-(1-[.K35])" office:value-type="float" office:value="-0.627422" calcext:value-type="float">
            <text:p>-0.627422</text:p>
          </table:table-cell>
          <table:table-cell/>
          <table:table-cell table:formula="of:=IF([.M35]&gt;0.1;IF([.M35]&gt;[.N35];IF([.M35]&gt;[.O35];[.M35];0);0);0)" office:value-type="float" office:value="0.130557" calcext:value-type="float">
            <text:p>0.130557</text:p>
          </table:table-cell>
          <table:table-cell table:formula="of:=IF([.N35]&gt;0.1;IF([.N35]&gt;[.M35];IF([.N35]&gt;[.O35];[.N35];0);0);0)" office:value-type="float" office:value="0" calcext:value-type="float">
            <text:p>0</text:p>
          </table:table-cell>
          <table:table-cell table:formula="of:=IF([.O35]&gt;0.1;IF([.O35]&gt;[.M35];IF([.O35]&gt;[.N35];[.O35];0);0);0)" office:value-type="float" office:value="0" calcext:value-type="float">
            <text:p>0</text:p>
          </table:table-cell>
          <table:table-cell/>
          <table:table-cell table:formula="of:=IF([.Q35]&gt;0;IF([.L35]=&quot;home&quot;;[.Q35]*[.F35];0);0)" office:value-type="float" office:value="0.20497449" calcext:value-type="float">
            <text:p>0.20497449</text:p>
          </table:table-cell>
          <table:table-cell table:formula="of:=IF([.R35]&gt;0;IF([.L35]=&quot;draw&quot;;[.R35]*[.G35];0);0)" office:value-type="float" office:value="0" calcext:value-type="float">
            <text:p>0</text:p>
          </table:table-cell>
          <table:table-cell table:formula="of:=IF([.S35]&gt;0;IF([.L35]=&quot;away&quot;;[.S35]*[.H3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3:1</text:p>
          </table:table-cell>
          <table:table-cell office:value-type="float" office:value="3.25" calcext:value-type="float">
            <text:p>3.25</text:p>
          </table:table-cell>
          <table:table-cell office:value-type="float" office:value="3.42" calcext:value-type="float">
            <text:p>3.42</text:p>
          </table:table-cell>
          <table:table-cell office:value-type="float" office:value="2.29" calcext:value-type="float">
            <text:p>2.29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5508" calcext:value-type="float">
            <text:p>0.5508</text:p>
          </table:table-cell>
          <table:table-cell office:value-type="string" calcext:value-type="string">
            <text:p>home</text:p>
          </table:table-cell>
          <table:table-cell table:formula="of:=([.I36]*([.F36]-1))-(1-[.I36])" office:value-type="float" office:value="-0.3071" calcext:value-type="float">
            <text:p>-0.3071</text:p>
          </table:table-cell>
          <table:table-cell table:formula="of:=([.J36]*([.G36]-1))-(1-[.J36])" office:value-type="float" office:value="-0.201772" calcext:value-type="float">
            <text:p>-0.201772</text:p>
          </table:table-cell>
          <table:table-cell table:formula="of:=([.K36]*([.H36]-1))-(1-[.K36])" office:value-type="float" office:value="0.261332" calcext:value-type="float">
            <text:p>0.261332</text:p>
          </table:table-cell>
          <table:table-cell/>
          <table:table-cell table:formula="of:=IF([.M36]&gt;0.1;IF([.M36]&gt;[.N36];IF([.M36]&gt;[.O36];[.M36];0);0);0)" office:value-type="float" office:value="0" calcext:value-type="float">
            <text:p>0</text:p>
          </table:table-cell>
          <table:table-cell table:formula="of:=IF([.N36]&gt;0.1;IF([.N36]&gt;[.M36];IF([.N36]&gt;[.O36];[.N36];0);0);0)" office:value-type="float" office:value="0" calcext:value-type="float">
            <text:p>0</text:p>
          </table:table-cell>
          <table:table-cell table:formula="of:=IF([.O36]&gt;0.1;IF([.O36]&gt;[.M36];IF([.O36]&gt;[.N36];[.O36];0);0);0)" office:value-type="float" office:value="0.261332" calcext:value-type="float">
            <text:p>0.261332</text:p>
          </table:table-cell>
          <table:table-cell/>
          <table:table-cell table:formula="of:=IF([.Q36]&gt;0;IF([.L36]=&quot;home&quot;;[.Q36]*[.F36];0);0)" office:value-type="float" office:value="0" calcext:value-type="float">
            <text:p>0</text:p>
          </table:table-cell>
          <table:table-cell table:formula="of:=IF([.R36]&gt;0;IF([.L36]=&quot;draw&quot;;[.R36]*[.G36];0);0)" office:value-type="float" office:value="0" calcext:value-type="float">
            <text:p>0</text:p>
          </table:table-cell>
          <table:table-cell table:formula="of:=IF([.S36]&gt;0;IF([.L36]=&quot;away&quot;;[.S36]*[.H3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2:1</text:p>
          </table:table-cell>
          <table:table-cell office:value-type="float" office:value="2.13" calcext:value-type="float">
            <text:p>2.13</text:p>
          </table:table-cell>
          <table:table-cell office:value-type="float" office:value="3.34" calcext:value-type="float">
            <text:p>3.34</text:p>
          </table:table-cell>
          <table:table-cell office:value-type="float" office:value="3.68" calcext:value-type="float">
            <text:p>3.6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822" calcext:value-type="float">
            <text:p>0.3822</text:p>
          </table:table-cell>
          <table:table-cell office:value-type="string" calcext:value-type="string">
            <text:p>home</text:p>
          </table:table-cell>
          <table:table-cell table:formula="of:=([.I37]*([.F37]-1))-(1-[.I37])" office:value-type="float" office:value="-0.473464" calcext:value-type="float">
            <text:p>-0.473464</text:p>
          </table:table-cell>
          <table:table-cell table:formula="of:=([.J37]*([.G37]-1))-(1-[.J37])" office:value-type="float" office:value="0.237136" calcext:value-type="float">
            <text:p>0.237136</text:p>
          </table:table-cell>
          <table:table-cell table:formula="of:=([.K37]*([.H37]-1))-(1-[.K37])" office:value-type="float" office:value="0.406496" calcext:value-type="float">
            <text:p>0.406496</text:p>
          </table:table-cell>
          <table:table-cell/>
          <table:table-cell table:formula="of:=IF([.M37]&gt;0.1;IF([.M37]&gt;[.N37];IF([.M37]&gt;[.O37];[.M37];0);0);0)" office:value-type="float" office:value="0" calcext:value-type="float">
            <text:p>0</text:p>
          </table:table-cell>
          <table:table-cell table:formula="of:=IF([.N37]&gt;0.1;IF([.N37]&gt;[.M37];IF([.N37]&gt;[.O37];[.N37];0);0);0)" office:value-type="float" office:value="0" calcext:value-type="float">
            <text:p>0</text:p>
          </table:table-cell>
          <table:table-cell table:formula="of:=IF([.O37]&gt;0.1;IF([.O37]&gt;[.M37];IF([.O37]&gt;[.N37];[.O37];0);0);0)" office:value-type="float" office:value="0.406496" calcext:value-type="float">
            <text:p>0.406496</text:p>
          </table:table-cell>
          <table:table-cell/>
          <table:table-cell table:formula="of:=IF([.Q37]&gt;0;IF([.L37]=&quot;home&quot;;[.Q37]*[.F37];0);0)" office:value-type="float" office:value="0" calcext:value-type="float">
            <text:p>0</text:p>
          </table:table-cell>
          <table:table-cell table:formula="of:=IF([.R37]&gt;0;IF([.L37]=&quot;draw&quot;;[.R37]*[.G37];0);0)" office:value-type="float" office:value="0" calcext:value-type="float">
            <text:p>0</text:p>
          </table:table-cell>
          <table:table-cell table:formula="of:=IF([.S37]&gt;0;IF([.L37]=&quot;away&quot;;[.S37]*[.H3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2:3</text:p>
          </table:table-cell>
          <table:table-cell office:value-type="float" office:value="2.16" calcext:value-type="float">
            <text:p>2.16</text:p>
          </table:table-cell>
          <table:table-cell office:value-type="float" office:value="3.56" calcext:value-type="float">
            <text:p>3.56</text:p>
          </table:table-cell>
          <table:table-cell office:value-type="float" office:value="3.38" calcext:value-type="float">
            <text:p>3.38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4082" calcext:value-type="float">
            <text:p>0.4082</text:p>
          </table:table-cell>
          <table:table-cell office:value-type="string" calcext:value-type="string">
            <text:p>away</text:p>
          </table:table-cell>
          <table:table-cell table:formula="of:=([.I38]*([.F38]-1))-(1-[.I38])" office:value-type="float" office:value="-0.355024" calcext:value-type="float">
            <text:p>-0.355024</text:p>
          </table:table-cell>
          <table:table-cell table:formula="of:=([.J38]*([.G38]-1))-(1-[.J38])" office:value-type="float" office:value="0.042368" calcext:value-type="float">
            <text:p>0.042368</text:p>
          </table:table-cell>
          <table:table-cell table:formula="of:=([.K38]*([.H38]-1))-(1-[.K38])" office:value-type="float" office:value="0.379716" calcext:value-type="float">
            <text:p>0.379716</text:p>
          </table:table-cell>
          <table:table-cell/>
          <table:table-cell table:formula="of:=IF([.M38]&gt;0.1;IF([.M38]&gt;[.N38];IF([.M38]&gt;[.O38];[.M38];0);0);0)" office:value-type="float" office:value="0" calcext:value-type="float">
            <text:p>0</text:p>
          </table:table-cell>
          <table:table-cell table:formula="of:=IF([.N38]&gt;0.1;IF([.N38]&gt;[.M38];IF([.N38]&gt;[.O38];[.N38];0);0);0)" office:value-type="float" office:value="0" calcext:value-type="float">
            <text:p>0</text:p>
          </table:table-cell>
          <table:table-cell table:formula="of:=IF([.O38]&gt;0.1;IF([.O38]&gt;[.M38];IF([.O38]&gt;[.N38];[.O38];0);0);0)" office:value-type="float" office:value="0.379716" calcext:value-type="float">
            <text:p>0.379716</text:p>
          </table:table-cell>
          <table:table-cell/>
          <table:table-cell table:formula="of:=IF([.Q38]&gt;0;IF([.L38]=&quot;home&quot;;[.Q38]*[.F38];0);0)" office:value-type="float" office:value="0" calcext:value-type="float">
            <text:p>0</text:p>
          </table:table-cell>
          <table:table-cell table:formula="of:=IF([.R38]&gt;0;IF([.L38]=&quot;draw&quot;;[.R38]*[.G38];0);0)" office:value-type="float" office:value="0" calcext:value-type="float">
            <text:p>0</text:p>
          </table:table-cell>
          <table:table-cell table:formula="of:=IF([.S38]&gt;0;IF([.L38]=&quot;away&quot;;[.S38]*[.H38];0);0)" office:value-type="float" office:value="1.28344008" calcext:value-type="float">
            <text:p>1.28344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:2</text:p>
          </table:table-cell>
          <table:table-cell office:value-type="float" office:value="3.83" calcext:value-type="float">
            <text:p>3.83</text:p>
          </table:table-cell>
          <table:table-cell office:value-type="float" office:value="3.6" calcext:value-type="float">
            <text:p>3.6</text:p>
          </table:table-cell>
          <table:table-cell office:value-type="float" office:value="1.99" calcext:value-type="float">
            <text:p>1.99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8846" calcext:value-type="float">
            <text:p>0.8846</text:p>
          </table:table-cell>
          <table:table-cell office:value-type="string" calcext:value-type="string">
            <text:p>away</text:p>
          </table:table-cell>
          <table:table-cell table:formula="of:=([.I39]*([.F39]-1))-(1-[.I39])" office:value-type="float" office:value="-0.960551" calcext:value-type="float">
            <text:p>-0.960551</text:p>
          </table:table-cell>
          <table:table-cell table:formula="of:=([.J39]*([.G39]-1))-(1-[.J39])" office:value-type="float" office:value="-0.6868" calcext:value-type="float">
            <text:p>-0.6868</text:p>
          </table:table-cell>
          <table:table-cell table:formula="of:=([.K39]*([.H39]-1))-(1-[.K39])" office:value-type="float" office:value="0.760354" calcext:value-type="float">
            <text:p>0.760354</text:p>
          </table:table-cell>
          <table:table-cell/>
          <table:table-cell table:formula="of:=IF([.M39]&gt;0.1;IF([.M39]&gt;[.N39];IF([.M39]&gt;[.O39];[.M39];0);0);0)" office:value-type="float" office:value="0" calcext:value-type="float">
            <text:p>0</text:p>
          </table:table-cell>
          <table:table-cell table:formula="of:=IF([.N39]&gt;0.1;IF([.N39]&gt;[.M39];IF([.N39]&gt;[.O39];[.N39];0);0);0)" office:value-type="float" office:value="0" calcext:value-type="float">
            <text:p>0</text:p>
          </table:table-cell>
          <table:table-cell table:formula="of:=IF([.O39]&gt;0.1;IF([.O39]&gt;[.M39];IF([.O39]&gt;[.N39];[.O39];0);0);0)" office:value-type="float" office:value="0.760354" calcext:value-type="float">
            <text:p>0.760354</text:p>
          </table:table-cell>
          <table:table-cell/>
          <table:table-cell table:formula="of:=IF([.Q39]&gt;0;IF([.L39]=&quot;home&quot;;[.Q39]*[.F39];0);0)" office:value-type="float" office:value="0" calcext:value-type="float">
            <text:p>0</text:p>
          </table:table-cell>
          <table:table-cell table:formula="of:=IF([.R39]&gt;0;IF([.L39]=&quot;draw&quot;;[.R39]*[.G39];0);0)" office:value-type="float" office:value="0" calcext:value-type="float">
            <text:p>0</text:p>
          </table:table-cell>
          <table:table-cell table:formula="of:=IF([.S39]&gt;0;IF([.L39]=&quot;away&quot;;[.S39]*[.H39];0);0)" office:value-type="float" office:value="1.51310446" calcext:value-type="float">
            <text:p>1.51310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:3</text:p>
          </table:table-cell>
          <table:table-cell office:value-type="float" office:value="2.21" calcext:value-type="float">
            <text:p>2.21</text:p>
          </table:table-cell>
          <table:table-cell office:value-type="float" office:value="3.27" calcext:value-type="float">
            <text:p>3.27</text:p>
          </table:table-cell>
          <table:table-cell office:value-type="float" office:value="3.56" calcext:value-type="float">
            <text:p>3.56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draw</text:p>
          </table:table-cell>
          <table:table-cell table:formula="of:=([.I40]*([.F40]-1))-(1-[.I40])" office:value-type="float" office:value="-0.468495" calcext:value-type="float">
            <text:p>-0.468495</text:p>
          </table:table-cell>
          <table:table-cell table:formula="of:=([.J40]*([.G40]-1))-(1-[.J40])" office:value-type="float" office:value="0.194531" calcext:value-type="float">
            <text:p>0.194531</text:p>
          </table:table-cell>
          <table:table-cell table:formula="of:=([.K40]*([.H40]-1))-(1-[.K40])" office:value-type="float" office:value="0.40264" calcext:value-type="float">
            <text:p>0.40264</text:p>
          </table:table-cell>
          <table:table-cell/>
          <table:table-cell table:formula="of:=IF([.M40]&gt;0.1;IF([.M40]&gt;[.N40];IF([.M40]&gt;[.O40];[.M40];0);0);0)" office:value-type="float" office:value="0" calcext:value-type="float">
            <text:p>0</text:p>
          </table:table-cell>
          <table:table-cell table:formula="of:=IF([.N40]&gt;0.1;IF([.N40]&gt;[.M40];IF([.N40]&gt;[.O40];[.N40];0);0);0)" office:value-type="float" office:value="0" calcext:value-type="float">
            <text:p>0</text:p>
          </table:table-cell>
          <table:table-cell table:formula="of:=IF([.O40]&gt;0.1;IF([.O40]&gt;[.M40];IF([.O40]&gt;[.N40];[.O40];0);0);0)" office:value-type="float" office:value="0.40264" calcext:value-type="float">
            <text:p>0.40264</text:p>
          </table:table-cell>
          <table:table-cell/>
          <table:table-cell table:formula="of:=IF([.Q40]&gt;0;IF([.L40]=&quot;home&quot;;[.Q40]*[.F40];0);0)" office:value-type="float" office:value="0" calcext:value-type="float">
            <text:p>0</text:p>
          </table:table-cell>
          <table:table-cell table:formula="of:=IF([.R40]&gt;0;IF([.L40]=&quot;draw&quot;;[.R40]*[.G40];0);0)" office:value-type="float" office:value="0" calcext:value-type="float">
            <text:p>0</text:p>
          </table:table-cell>
          <table:table-cell table:formula="of:=IF([.S40]&gt;0;IF([.L40]=&quot;away&quot;;[.S40]*[.H4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4:0</text:p>
          </table:table-cell>
          <table:table-cell office:value-type="float" office:value="1.58" calcext:value-type="float">
            <text:p>1.58</text:p>
          </table:table-cell>
          <table:table-cell office:value-type="float" office:value="4.31" calcext:value-type="float">
            <text:p>4.31</text:p>
          </table:table-cell>
          <table:table-cell office:value-type="float" office:value="5.7" calcext:value-type="float">
            <text:p>5.7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home</text:p>
          </table:table-cell>
          <table:table-cell table:formula="of:=([.I41]*([.F41]-1))-(1-[.I41])" office:value-type="float" office:value="-0.358994" calcext:value-type="float">
            <text:p>-0.358994</text:p>
          </table:table-cell>
          <table:table-cell table:formula="of:=([.J41]*([.G41]-1))-(1-[.J41])" office:value-type="float" office:value="0.673573" calcext:value-type="float">
            <text:p>0.673573</text:p>
          </table:table-cell>
          <table:table-cell table:formula="of:=([.K41]*([.H41]-1))-(1-[.K41])" office:value-type="float" office:value="0.1742" calcext:value-type="float">
            <text:p>0.1742</text:p>
          </table:table-cell>
          <table:table-cell/>
          <table:table-cell table:formula="of:=IF([.M41]&gt;0.1;IF([.M41]&gt;[.N41];IF([.M41]&gt;[.O41];[.M41];0);0);0)" office:value-type="float" office:value="0" calcext:value-type="float">
            <text:p>0</text:p>
          </table:table-cell>
          <table:table-cell table:formula="of:=IF([.N41]&gt;0.1;IF([.N41]&gt;[.M41];IF([.N41]&gt;[.O41];[.N41];0);0);0)" office:value-type="float" office:value="0.673573" calcext:value-type="float">
            <text:p>0.673573</text:p>
          </table:table-cell>
          <table:table-cell table:formula="of:=IF([.O41]&gt;0.1;IF([.O41]&gt;[.M41];IF([.O41]&gt;[.N41];[.O41];0);0);0)" office:value-type="float" office:value="0" calcext:value-type="float">
            <text:p>0</text:p>
          </table:table-cell>
          <table:table-cell/>
          <table:table-cell table:formula="of:=IF([.Q41]&gt;0;IF([.L41]=&quot;home&quot;;[.Q41]*[.F41];0);0)" office:value-type="float" office:value="0" calcext:value-type="float">
            <text:p>0</text:p>
          </table:table-cell>
          <table:table-cell table:formula="of:=IF([.R41]&gt;0;IF([.L41]=&quot;draw&quot;;[.R41]*[.G41];0);0)" office:value-type="float" office:value="0" calcext:value-type="float">
            <text:p>0</text:p>
          </table:table-cell>
          <table:table-cell table:formula="of:=IF([.S41]&gt;0;IF([.L41]=&quot;away&quot;;[.S41]*[.H4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3:0</text:p>
          </table:table-cell>
          <table:table-cell office:value-type="float" office:value="3.17" calcext:value-type="float">
            <text:p>3.17</text:p>
          </table:table-cell>
          <table:table-cell office:value-type="float" office:value="3.42" calcext:value-type="float">
            <text:p>3.42</text:p>
          </table:table-cell>
          <table:table-cell office:value-type="float" office:value="2.32" calcext:value-type="float">
            <text:p>2.32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2194" calcext:value-type="float">
            <text:p>0.2194</text:p>
          </table:table-cell>
          <table:table-cell office:value-type="float" office:value="0.0811" calcext:value-type="float">
            <text:p>0.0811</text:p>
          </table:table-cell>
          <table:table-cell office:value-type="string" calcext:value-type="string">
            <text:p>home</text:p>
          </table:table-cell>
          <table:table-cell table:formula="of:=([.I42]*([.F42]-1))-(1-[.I42])" office:value-type="float" office:value="1.211075" calcext:value-type="float">
            <text:p>1.211075</text:p>
          </table:table-cell>
          <table:table-cell table:formula="of:=([.J42]*([.G42]-1))-(1-[.J42])" office:value-type="float" office:value="-0.249652" calcext:value-type="float">
            <text:p>-0.249652</text:p>
          </table:table-cell>
          <table:table-cell table:formula="of:=([.K42]*([.H42]-1))-(1-[.K42])" office:value-type="float" office:value="-0.811848" calcext:value-type="float">
            <text:p>-0.811848</text:p>
          </table:table-cell>
          <table:table-cell/>
          <table:table-cell table:formula="of:=IF([.M42]&gt;0.1;IF([.M42]&gt;[.N42];IF([.M42]&gt;[.O42];[.M42];0);0);0)" office:value-type="float" office:value="1.211075" calcext:value-type="float">
            <text:p>1.211075</text:p>
          </table:table-cell>
          <table:table-cell table:formula="of:=IF([.N42]&gt;0.1;IF([.N42]&gt;[.M42];IF([.N42]&gt;[.O42];[.N42];0);0);0)" office:value-type="float" office:value="0" calcext:value-type="float">
            <text:p>0</text:p>
          </table:table-cell>
          <table:table-cell table:formula="of:=IF([.O42]&gt;0.1;IF([.O42]&gt;[.M42];IF([.O42]&gt;[.N42];[.O42];0);0);0)" office:value-type="float" office:value="0" calcext:value-type="float">
            <text:p>0</text:p>
          </table:table-cell>
          <table:table-cell/>
          <table:table-cell table:formula="of:=IF([.Q42]&gt;0;IF([.L42]=&quot;home&quot;;[.Q42]*[.F42];0);0)" office:value-type="float" office:value="3.83910775" calcext:value-type="float">
            <text:p>3.83910775</text:p>
          </table:table-cell>
          <table:table-cell table:formula="of:=IF([.R42]&gt;0;IF([.L42]=&quot;draw&quot;;[.R42]*[.G42];0);0)" office:value-type="float" office:value="0" calcext:value-type="float">
            <text:p>0</text:p>
          </table:table-cell>
          <table:table-cell table:formula="of:=IF([.S42]&gt;0;IF([.L42]=&quot;away&quot;;[.S42]*[.H4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:2</text:p>
          </table:table-cell>
          <table:table-cell office:value-type="float" office:value="4.87" calcext:value-type="float">
            <text:p>4.87</text:p>
          </table:table-cell>
          <table:table-cell office:value-type="float" office:value="4.41" calcext:value-type="float">
            <text:p>4.41</text:p>
          </table:table-cell>
          <table:table-cell office:value-type="float" office:value="1.65" calcext:value-type="float">
            <text:p>1.65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6549" calcext:value-type="float">
            <text:p>0.6549</text:p>
          </table:table-cell>
          <table:table-cell office:value-type="string" calcext:value-type="string">
            <text:p>away</text:p>
          </table:table-cell>
          <table:table-cell table:formula="of:=([.I43]*([.F43]-1))-(1-[.I43])" office:value-type="float" office:value="-0.287519" calcext:value-type="float">
            <text:p>-0.287519</text:p>
          </table:table-cell>
          <table:table-cell table:formula="of:=([.J43]*([.G43]-1))-(1-[.J43])" office:value-type="float" office:value="-0.155485" calcext:value-type="float">
            <text:p>-0.155485</text:p>
          </table:table-cell>
          <table:table-cell table:formula="of:=([.K43]*([.H43]-1))-(1-[.K43])" office:value-type="float" office:value="0.080585" calcext:value-type="float">
            <text:p>0.080585</text:p>
          </table:table-cell>
          <table:table-cell/>
          <table:table-cell table:formula="of:=IF([.M43]&gt;0.1;IF([.M43]&gt;[.N43];IF([.M43]&gt;[.O43];[.M43];0);0);0)" office:value-type="float" office:value="0" calcext:value-type="float">
            <text:p>0</text:p>
          </table:table-cell>
          <table:table-cell table:formula="of:=IF([.N43]&gt;0.1;IF([.N43]&gt;[.M43];IF([.N43]&gt;[.O43];[.N43];0);0);0)" office:value-type="float" office:value="0" calcext:value-type="float">
            <text:p>0</text:p>
          </table:table-cell>
          <table:table-cell table:formula="of:=IF([.O43]&gt;0.1;IF([.O43]&gt;[.M43];IF([.O43]&gt;[.N43];[.O43];0);0);0)" office:value-type="float" office:value="0" calcext:value-type="float">
            <text:p>0</text:p>
          </table:table-cell>
          <table:table-cell/>
          <table:table-cell table:formula="of:=IF([.Q43]&gt;0;IF([.L43]=&quot;home&quot;;[.Q43]*[.F43];0);0)" office:value-type="float" office:value="0" calcext:value-type="float">
            <text:p>0</text:p>
          </table:table-cell>
          <table:table-cell table:formula="of:=IF([.R43]&gt;0;IF([.L43]=&quot;draw&quot;;[.R43]*[.G43];0);0)" office:value-type="float" office:value="0" calcext:value-type="float">
            <text:p>0</text:p>
          </table:table-cell>
          <table:table-cell table:formula="of:=IF([.S43]&gt;0;IF([.L43]=&quot;away&quot;;[.S43]*[.H4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Oct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0:1</text:p>
          </table:table-cell>
          <table:table-cell office:value-type="float" office:value="4.5" calcext:value-type="float">
            <text:p>4.5</text:p>
          </table:table-cell>
          <table:table-cell office:value-type="float" office:value="3.39" calcext:value-type="float">
            <text:p>3.39</text:p>
          </table:table-cell>
          <table:table-cell office:value-type="float" office:value="1.92" calcext:value-type="float">
            <text:p>1.92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away</text:p>
          </table:table-cell>
          <table:table-cell table:formula="of:=([.I44]*([.F44]-1))-(1-[.I44])" office:value-type="float" office:value="1.8863" calcext:value-type="float">
            <text:p>1.8863</text:p>
          </table:table-cell>
          <table:table-cell table:formula="of:=([.J44]*([.G44]-1))-(1-[.J44])" office:value-type="float" office:value="-0.171823" calcext:value-type="float">
            <text:p>-0.171823</text:p>
          </table:table-cell>
          <table:table-cell table:formula="of:=([.K44]*([.H44]-1))-(1-[.K44])" office:value-type="float" office:value="-0.78304" calcext:value-type="float">
            <text:p>-0.78304</text:p>
          </table:table-cell>
          <table:table-cell/>
          <table:table-cell table:formula="of:=IF([.M44]&gt;0.1;IF([.M44]&gt;[.N44];IF([.M44]&gt;[.O44];[.M44];0);0);0)" office:value-type="float" office:value="1.8863" calcext:value-type="float">
            <text:p>1.8863</text:p>
          </table:table-cell>
          <table:table-cell table:formula="of:=IF([.N44]&gt;0.1;IF([.N44]&gt;[.M44];IF([.N44]&gt;[.O44];[.N44];0);0);0)" office:value-type="float" office:value="0" calcext:value-type="float">
            <text:p>0</text:p>
          </table:table-cell>
          <table:table-cell table:formula="of:=IF([.O44]&gt;0.1;IF([.O44]&gt;[.M44];IF([.O44]&gt;[.N44];[.O44];0);0);0)" office:value-type="float" office:value="0" calcext:value-type="float">
            <text:p>0</text:p>
          </table:table-cell>
          <table:table-cell/>
          <table:table-cell table:formula="of:=IF([.Q44]&gt;0;IF([.L44]=&quot;home&quot;;[.Q44]*[.F44];0);0)" office:value-type="float" office:value="0" calcext:value-type="float">
            <text:p>0</text:p>
          </table:table-cell>
          <table:table-cell table:formula="of:=IF([.R44]&gt;0;IF([.L44]=&quot;draw&quot;;[.R44]*[.G44];0);0)" office:value-type="float" office:value="0" calcext:value-type="float">
            <text:p>0</text:p>
          </table:table-cell>
          <table:table-cell table:formula="of:=IF([.S44]&gt;0;IF([.L44]=&quot;away&quot;;[.S44]*[.H4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:0</text:p>
          </table:table-cell>
          <table:table-cell office:value-type="float" office:value="2.79" calcext:value-type="float">
            <text:p>2.79</text:p>
          </table:table-cell>
          <table:table-cell office:value-type="float" office:value="3.19" calcext:value-type="float">
            <text:p>3.19</text:p>
          </table:table-cell>
          <table:table-cell office:value-type="float" office:value="2.73" calcext:value-type="float">
            <text:p>2.73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3688" calcext:value-type="float">
            <text:p>0.3688</text:p>
          </table:table-cell>
          <table:table-cell office:value-type="string" calcext:value-type="string">
            <text:p>home</text:p>
          </table:table-cell>
          <table:table-cell table:formula="of:=([.I45]*([.F45]-1))-(1-[.I45])" office:value-type="float" office:value="-0.0048069999999999" calcext:value-type="float">
            <text:p>-0.004807</text:p>
          </table:table-cell>
          <table:table-cell table:formula="of:=([.J45]*([.G45]-1))-(1-[.J45])" office:value-type="float" office:value="-0.126259" calcext:value-type="float">
            <text:p>-0.126259</text:p>
          </table:table-cell>
          <table:table-cell table:formula="of:=([.K45]*([.H45]-1))-(1-[.K45])" office:value-type="float" office:value="0.00682400000000005" calcext:value-type="float">
            <text:p>0.006824</text:p>
          </table:table-cell>
          <table:table-cell/>
          <table:table-cell table:formula="of:=IF([.M45]&gt;0.1;IF([.M45]&gt;[.N45];IF([.M45]&gt;[.O45];[.M45];0);0);0)" office:value-type="float" office:value="0" calcext:value-type="float">
            <text:p>0</text:p>
          </table:table-cell>
          <table:table-cell table:formula="of:=IF([.N45]&gt;0.1;IF([.N45]&gt;[.M45];IF([.N45]&gt;[.O45];[.N45];0);0);0)" office:value-type="float" office:value="0" calcext:value-type="float">
            <text:p>0</text:p>
          </table:table-cell>
          <table:table-cell table:formula="of:=IF([.O45]&gt;0.1;IF([.O45]&gt;[.M45];IF([.O45]&gt;[.N45];[.O45];0);0);0)" office:value-type="float" office:value="0" calcext:value-type="float">
            <text:p>0</text:p>
          </table:table-cell>
          <table:table-cell/>
          <table:table-cell table:formula="of:=IF([.Q45]&gt;0;IF([.L45]=&quot;home&quot;;[.Q45]*[.F45];0);0)" office:value-type="float" office:value="0" calcext:value-type="float">
            <text:p>0</text:p>
          </table:table-cell>
          <table:table-cell table:formula="of:=IF([.R45]&gt;0;IF([.L45]=&quot;draw&quot;;[.R45]*[.G45];0);0)" office:value-type="float" office:value="0" calcext:value-type="float">
            <text:p>0</text:p>
          </table:table-cell>
          <table:table-cell table:formula="of:=IF([.S45]&gt;0;IF([.L45]=&quot;away&quot;;[.S45]*[.H4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Oct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:1</text:p>
          </table:table-cell>
          <table:table-cell office:value-type="float" office:value="1.8" calcext:value-type="float">
            <text:p>1.8</text:p>
          </table:table-cell>
          <table:table-cell office:value-type="float" office:value="3.67" calcext:value-type="float">
            <text:p>3.67</text:p>
          </table:table-cell>
          <table:table-cell office:value-type="float" office:value="4.69" calcext:value-type="float">
            <text:p>4.69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0358" calcext:value-type="float">
            <text:p>0.0358</text:p>
          </table:table-cell>
          <table:table-cell office:value-type="string" calcext:value-type="string">
            <text:p>draw</text:p>
          </table:table-cell>
          <table:table-cell table:formula="of:=([.I46]*([.F46]-1))-(1-[.I46])" office:value-type="float" office:value="0.27368" calcext:value-type="float">
            <text:p>0.27368</text:p>
          </table:table-cell>
          <table:table-cell table:formula="of:=([.J46]*([.G46]-1))-(1-[.J46])" office:value-type="float" office:value="-0.060847" calcext:value-type="float">
            <text:p>-0.060847</text:p>
          </table:table-cell>
          <table:table-cell table:formula="of:=([.K46]*([.H46]-1))-(1-[.K46])" office:value-type="float" office:value="-0.832098" calcext:value-type="float">
            <text:p>-0.832098</text:p>
          </table:table-cell>
          <table:table-cell/>
          <table:table-cell table:formula="of:=IF([.M46]&gt;0.1;IF([.M46]&gt;[.N46];IF([.M46]&gt;[.O46];[.M46];0);0);0)" office:value-type="float" office:value="0.27368" calcext:value-type="float">
            <text:p>0.27368</text:p>
          </table:table-cell>
          <table:table-cell table:formula="of:=IF([.N46]&gt;0.1;IF([.N46]&gt;[.M46];IF([.N46]&gt;[.O46];[.N46];0);0);0)" office:value-type="float" office:value="0" calcext:value-type="float">
            <text:p>0</text:p>
          </table:table-cell>
          <table:table-cell table:formula="of:=IF([.O46]&gt;0.1;IF([.O46]&gt;[.M46];IF([.O46]&gt;[.N46];[.O46];0);0);0)" office:value-type="float" office:value="0" calcext:value-type="float">
            <text:p>0</text:p>
          </table:table-cell>
          <table:table-cell/>
          <table:table-cell table:formula="of:=IF([.Q46]&gt;0;IF([.L46]=&quot;home&quot;;[.Q46]*[.F46];0);0)" office:value-type="float" office:value="0" calcext:value-type="float">
            <text:p>0</text:p>
          </table:table-cell>
          <table:table-cell table:formula="of:=IF([.R46]&gt;0;IF([.L46]=&quot;draw&quot;;[.R46]*[.G46];0);0)" office:value-type="float" office:value="0" calcext:value-type="float">
            <text:p>0</text:p>
          </table:table-cell>
          <table:table-cell table:formula="of:=IF([.S46]&gt;0;IF([.L46]=&quot;away&quot;;[.S46]*[.H4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:1</text:p>
          </table:table-cell>
          <table:table-cell office:value-type="float" office:value="3.57" calcext:value-type="float">
            <text:p>3.57</text:p>
          </table:table-cell>
          <table:table-cell office:value-type="float" office:value="3.3" calcext:value-type="float">
            <text:p>3.3</text:p>
          </table:table-cell>
          <table:table-cell office:value-type="float" office:value="2.19" calcext:value-type="float">
            <text:p>2.19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634" calcext:value-type="float">
            <text:p>0.4634</text:p>
          </table:table-cell>
          <table:table-cell office:value-type="string" calcext:value-type="string">
            <text:p>draw</text:p>
          </table:table-cell>
          <table:table-cell table:formula="of:=([.I47]*([.F47]-1))-(1-[.I47])" office:value-type="float" office:value="-0.928957" calcext:value-type="float">
            <text:p>-0.928957</text:p>
          </table:table-cell>
          <table:table-cell table:formula="of:=([.J47]*([.G47]-1))-(1-[.J47])" office:value-type="float" office:value="0.70544" calcext:value-type="float">
            <text:p>0.70544</text:p>
          </table:table-cell>
          <table:table-cell table:formula="of:=([.K47]*([.H47]-1))-(1-[.K47])" office:value-type="float" office:value="0.014846" calcext:value-type="float">
            <text:p>0.014846</text:p>
          </table:table-cell>
          <table:table-cell/>
          <table:table-cell table:formula="of:=IF([.M47]&gt;0.1;IF([.M47]&gt;[.N47];IF([.M47]&gt;[.O47];[.M47];0);0);0)" office:value-type="float" office:value="0" calcext:value-type="float">
            <text:p>0</text:p>
          </table:table-cell>
          <table:table-cell table:formula="of:=IF([.N47]&gt;0.1;IF([.N47]&gt;[.M47];IF([.N47]&gt;[.O47];[.N47];0);0);0)" office:value-type="float" office:value="0.70544" calcext:value-type="float">
            <text:p>0.70544</text:p>
          </table:table-cell>
          <table:table-cell table:formula="of:=IF([.O47]&gt;0.1;IF([.O47]&gt;[.M47];IF([.O47]&gt;[.N47];[.O47];0);0);0)" office:value-type="float" office:value="0" calcext:value-type="float">
            <text:p>0</text:p>
          </table:table-cell>
          <table:table-cell/>
          <table:table-cell table:formula="of:=IF([.Q47]&gt;0;IF([.L47]=&quot;home&quot;;[.Q47]*[.F47];0);0)" office:value-type="float" office:value="0" calcext:value-type="float">
            <text:p>0</text:p>
          </table:table-cell>
          <table:table-cell table:formula="of:=IF([.R47]&gt;0;IF([.L47]=&quot;draw&quot;;[.R47]*[.G47];0);0)" office:value-type="float" office:value="2.327952" calcext:value-type="float">
            <text:p>2.327952</text:p>
          </table:table-cell>
          <table:table-cell table:formula="of:=IF([.S47]&gt;0;IF([.L47]=&quot;away&quot;;[.S47]*[.H4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:0</text:p>
          </table:table-cell>
          <table:table-cell office:value-type="float" office:value="1.23" calcext:value-type="float">
            <text:p>1.23</text:p>
          </table:table-cell>
          <table:table-cell office:value-type="float" office:value="6.72" calcext:value-type="float">
            <text:p>6.72</text:p>
          </table:table-cell>
          <table:table-cell office:value-type="float" office:value="12.54" calcext:value-type="float">
            <text:p>12.54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801" calcext:value-type="float">
            <text:p>0.0801</text:p>
          </table:table-cell>
          <table:table-cell office:value-type="string" calcext:value-type="string">
            <text:p>home</text:p>
          </table:table-cell>
          <table:table-cell table:formula="of:=([.I48]*([.F48]-1))-(1-[.I48])" office:value-type="float" office:value="-0.066553" calcext:value-type="float">
            <text:p>-0.066553</text:p>
          </table:table-cell>
          <table:table-cell table:formula="of:=([.J48]*([.G48]-1))-(1-[.J48])" office:value-type="float" office:value="-0.20368" calcext:value-type="float">
            <text:p>-0.20368</text:p>
          </table:table-cell>
          <table:table-cell table:formula="of:=([.K48]*([.H48]-1))-(1-[.K48])" office:value-type="float" office:value="0.00445400000000007" calcext:value-type="float">
            <text:p>0.004454</text:p>
          </table:table-cell>
          <table:table-cell/>
          <table:table-cell table:formula="of:=IF([.M48]&gt;0.1;IF([.M48]&gt;[.N48];IF([.M48]&gt;[.O48];[.M48];0);0);0)" office:value-type="float" office:value="0" calcext:value-type="float">
            <text:p>0</text:p>
          </table:table-cell>
          <table:table-cell table:formula="of:=IF([.N48]&gt;0.1;IF([.N48]&gt;[.M48];IF([.N48]&gt;[.O48];[.N48];0);0);0)" office:value-type="float" office:value="0" calcext:value-type="float">
            <text:p>0</text:p>
          </table:table-cell>
          <table:table-cell table:formula="of:=IF([.O48]&gt;0.1;IF([.O48]&gt;[.M48];IF([.O48]&gt;[.N48];[.O48];0);0);0)" office:value-type="float" office:value="0" calcext:value-type="float">
            <text:p>0</text:p>
          </table:table-cell>
          <table:table-cell/>
          <table:table-cell table:formula="of:=IF([.Q48]&gt;0;IF([.L48]=&quot;home&quot;;[.Q48]*[.F48];0);0)" office:value-type="float" office:value="0" calcext:value-type="float">
            <text:p>0</text:p>
          </table:table-cell>
          <table:table-cell table:formula="of:=IF([.R48]&gt;0;IF([.L48]=&quot;draw&quot;;[.R48]*[.G48];0);0)" office:value-type="float" office:value="0" calcext:value-type="float">
            <text:p>0</text:p>
          </table:table-cell>
          <table:table-cell table:formula="of:=IF([.S48]&gt;0;IF([.L48]=&quot;away&quot;;[.S48]*[.H4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4:2</text:p>
          </table:table-cell>
          <table:table-cell office:value-type="float" office:value="2.73" calcext:value-type="float">
            <text:p>2.73</text:p>
          </table:table-cell>
          <table:table-cell office:value-type="float" office:value="3.54" calcext:value-type="float">
            <text:p>3.54</text:p>
          </table:table-cell>
          <table:table-cell office:value-type="float" office:value="2.56" calcext:value-type="float">
            <text:p>2.56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5453" calcext:value-type="float">
            <text:p>0.5453</text:p>
          </table:table-cell>
          <table:table-cell office:value-type="string" calcext:value-type="string">
            <text:p>home</text:p>
          </table:table-cell>
          <table:table-cell table:formula="of:=([.I49]*([.F49]-1))-(1-[.I49])" office:value-type="float" office:value="-0.417691" calcext:value-type="float">
            <text:p>-0.417691</text:p>
          </table:table-cell>
          <table:table-cell table:formula="of:=([.J49]*([.G49]-1))-(1-[.J49])" office:value-type="float" office:value="-0.151816" calcext:value-type="float">
            <text:p>-0.151816</text:p>
          </table:table-cell>
          <table:table-cell table:formula="of:=([.K49]*([.H49]-1))-(1-[.K49])" office:value-type="float" office:value="0.395968" calcext:value-type="float">
            <text:p>0.395968</text:p>
          </table:table-cell>
          <table:table-cell/>
          <table:table-cell table:formula="of:=IF([.M49]&gt;0.1;IF([.M49]&gt;[.N49];IF([.M49]&gt;[.O49];[.M49];0);0);0)" office:value-type="float" office:value="0" calcext:value-type="float">
            <text:p>0</text:p>
          </table:table-cell>
          <table:table-cell table:formula="of:=IF([.N49]&gt;0.1;IF([.N49]&gt;[.M49];IF([.N49]&gt;[.O49];[.N49];0);0);0)" office:value-type="float" office:value="0" calcext:value-type="float">
            <text:p>0</text:p>
          </table:table-cell>
          <table:table-cell table:formula="of:=IF([.O49]&gt;0.1;IF([.O49]&gt;[.M49];IF([.O49]&gt;[.N49];[.O49];0);0);0)" office:value-type="float" office:value="0.395968" calcext:value-type="float">
            <text:p>0.395968</text:p>
          </table:table-cell>
          <table:table-cell/>
          <table:table-cell table:formula="of:=IF([.Q49]&gt;0;IF([.L49]=&quot;home&quot;;[.Q49]*[.F49];0);0)" office:value-type="float" office:value="0" calcext:value-type="float">
            <text:p>0</text:p>
          </table:table-cell>
          <table:table-cell table:formula="of:=IF([.R49]&gt;0;IF([.L49]=&quot;draw&quot;;[.R49]*[.G49];0);0)" office:value-type="float" office:value="0" calcext:value-type="float">
            <text:p>0</text:p>
          </table:table-cell>
          <table:table-cell table:formula="of:=IF([.S49]&gt;0;IF([.L49]=&quot;away&quot;;[.S49]*[.H4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1:0</text:p>
          </table:table-cell>
          <table:table-cell office:value-type="float" office:value="1.38" calcext:value-type="float">
            <text:p>1.38</text:p>
          </table:table-cell>
          <table:table-cell office:value-type="float" office:value="5.06" calcext:value-type="float">
            <text:p>5.06</text:p>
          </table:table-cell>
          <table:table-cell office:value-type="float" office:value="8.35" calcext:value-type="float">
            <text:p>8.3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281" calcext:value-type="float">
            <text:p>0.2281</text:p>
          </table:table-cell>
          <table:table-cell office:value-type="string" calcext:value-type="string">
            <text:p>home</text:p>
          </table:table-cell>
          <table:table-cell table:formula="of:=([.I50]*([.F50]-1))-(1-[.I50])" office:value-type="float" office:value="-0.264184" calcext:value-type="float">
            <text:p>-0.264184</text:p>
          </table:table-cell>
          <table:table-cell table:formula="of:=([.J50]*([.G50]-1))-(1-[.J50])" office:value-type="float" office:value="0.196184" calcext:value-type="float">
            <text:p>0.196184</text:p>
          </table:table-cell>
          <table:table-cell table:formula="of:=([.K50]*([.H50]-1))-(1-[.K50])" office:value-type="float" office:value="0.904635" calcext:value-type="float">
            <text:p>0.904635</text:p>
          </table:table-cell>
          <table:table-cell/>
          <table:table-cell table:formula="of:=IF([.M50]&gt;0.1;IF([.M50]&gt;[.N50];IF([.M50]&gt;[.O50];[.M50];0);0);0)" office:value-type="float" office:value="0" calcext:value-type="float">
            <text:p>0</text:p>
          </table:table-cell>
          <table:table-cell table:formula="of:=IF([.N50]&gt;0.1;IF([.N50]&gt;[.M50];IF([.N50]&gt;[.O50];[.N50];0);0);0)" office:value-type="float" office:value="0" calcext:value-type="float">
            <text:p>0</text:p>
          </table:table-cell>
          <table:table-cell table:formula="of:=IF([.O50]&gt;0.1;IF([.O50]&gt;[.M50];IF([.O50]&gt;[.N50];[.O50];0);0);0)" office:value-type="float" office:value="0.904635" calcext:value-type="float">
            <text:p>0.904635</text:p>
          </table:table-cell>
          <table:table-cell/>
          <table:table-cell table:formula="of:=IF([.Q50]&gt;0;IF([.L50]=&quot;home&quot;;[.Q50]*[.F50];0);0)" office:value-type="float" office:value="0" calcext:value-type="float">
            <text:p>0</text:p>
          </table:table-cell>
          <table:table-cell table:formula="of:=IF([.R50]&gt;0;IF([.L50]=&quot;draw&quot;;[.R50]*[.G50];0);0)" office:value-type="float" office:value="0" calcext:value-type="float">
            <text:p>0</text:p>
          </table:table-cell>
          <table:table-cell table:formula="of:=IF([.S50]&gt;0;IF([.L50]=&quot;away&quot;;[.S50]*[.H5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0:1</text:p>
          </table:table-cell>
          <table:table-cell office:value-type="float" office:value="3.05" calcext:value-type="float">
            <text:p>3.05</text:p>
          </table:table-cell>
          <table:table-cell office:value-type="float" office:value="3.22" calcext:value-type="float">
            <text:p>3.22</text:p>
          </table:table-cell>
          <table:table-cell office:value-type="float" office:value="2.51" calcext:value-type="float">
            <text:p>2.51</text:p>
          </table:table-cell>
          <table:table-cell office:value-type="float" office:value="0.4718" calcext:value-type="float">
            <text:p>0.4718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1945" calcext:value-type="float">
            <text:p>0.1945</text:p>
          </table:table-cell>
          <table:table-cell office:value-type="string" calcext:value-type="string">
            <text:p>away</text:p>
          </table:table-cell>
          <table:table-cell table:formula="of:=([.I51]*([.F51]-1))-(1-[.I51])" office:value-type="float" office:value="0.43899" calcext:value-type="float">
            <text:p>0.43899</text:p>
          </table:table-cell>
          <table:table-cell table:formula="of:=([.J51]*([.G51]-1))-(1-[.J51])" office:value-type="float" office:value="0.074192" calcext:value-type="float">
            <text:p>0.074192</text:p>
          </table:table-cell>
          <table:table-cell table:formula="of:=([.K51]*([.H51]-1))-(1-[.K51])" office:value-type="float" office:value="-0.511805" calcext:value-type="float">
            <text:p>-0.511805</text:p>
          </table:table-cell>
          <table:table-cell/>
          <table:table-cell table:formula="of:=IF([.M51]&gt;0.1;IF([.M51]&gt;[.N51];IF([.M51]&gt;[.O51];[.M51];0);0);0)" office:value-type="float" office:value="0.43899" calcext:value-type="float">
            <text:p>0.43899</text:p>
          </table:table-cell>
          <table:table-cell table:formula="of:=IF([.N51]&gt;0.1;IF([.N51]&gt;[.M51];IF([.N51]&gt;[.O51];[.N51];0);0);0)" office:value-type="float" office:value="0" calcext:value-type="float">
            <text:p>0</text:p>
          </table:table-cell>
          <table:table-cell table:formula="of:=IF([.O51]&gt;0.1;IF([.O51]&gt;[.M51];IF([.O51]&gt;[.N51];[.O51];0);0);0)" office:value-type="float" office:value="0" calcext:value-type="float">
            <text:p>0</text:p>
          </table:table-cell>
          <table:table-cell/>
          <table:table-cell table:formula="of:=IF([.Q51]&gt;0;IF([.L51]=&quot;home&quot;;[.Q51]*[.F51];0);0)" office:value-type="float" office:value="0" calcext:value-type="float">
            <text:p>0</text:p>
          </table:table-cell>
          <table:table-cell table:formula="of:=IF([.R51]&gt;0;IF([.L51]=&quot;draw&quot;;[.R51]*[.G51];0);0)" office:value-type="float" office:value="0" calcext:value-type="float">
            <text:p>0</text:p>
          </table:table-cell>
          <table:table-cell table:formula="of:=IF([.S51]&gt;0;IF([.L51]=&quot;away&quot;;[.S51]*[.H5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Sep 2021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:2</text:p>
          </table:table-cell>
          <table:table-cell office:value-type="float" office:value="1.35" calcext:value-type="float">
            <text:p>1.35</text:p>
          </table:table-cell>
          <table:table-cell office:value-type="float" office:value="5.42" calcext:value-type="float">
            <text:p>5.42</text:p>
          </table:table-cell>
          <table:table-cell office:value-type="float" office:value="8.53" calcext:value-type="float">
            <text:p>8.53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3482" calcext:value-type="float">
            <text:p>0.3482</text:p>
          </table:table-cell>
          <table:table-cell office:value-type="float" office:value="0.2645" calcext:value-type="float">
            <text:p>0.2645</text:p>
          </table:table-cell>
          <table:table-cell office:value-type="string" calcext:value-type="string">
            <text:p>home</text:p>
          </table:table-cell>
          <table:table-cell table:formula="of:=([.I52]*([.F52]-1))-(1-[.I52])" office:value-type="float" office:value="-0.47728" calcext:value-type="float">
            <text:p>-0.47728</text:p>
          </table:table-cell>
          <table:table-cell table:formula="of:=([.J52]*([.G52]-1))-(1-[.J52])" office:value-type="float" office:value="0.887244" calcext:value-type="float">
            <text:p>0.887244</text:p>
          </table:table-cell>
          <table:table-cell table:formula="of:=([.K52]*([.H52]-1))-(1-[.K52])" office:value-type="float" office:value="1.256185" calcext:value-type="float">
            <text:p>1.256185</text:p>
          </table:table-cell>
          <table:table-cell/>
          <table:table-cell table:formula="of:=IF([.M52]&gt;0.1;IF([.M52]&gt;[.N52];IF([.M52]&gt;[.O52];[.M52];0);0);0)" office:value-type="float" office:value="0" calcext:value-type="float">
            <text:p>0</text:p>
          </table:table-cell>
          <table:table-cell table:formula="of:=IF([.N52]&gt;0.1;IF([.N52]&gt;[.M52];IF([.N52]&gt;[.O52];[.N52];0);0);0)" office:value-type="float" office:value="0" calcext:value-type="float">
            <text:p>0</text:p>
          </table:table-cell>
          <table:table-cell table:formula="of:=IF([.O52]&gt;0.1;IF([.O52]&gt;[.M52];IF([.O52]&gt;[.N52];[.O52];0);0);0)" office:value-type="float" office:value="1.256185" calcext:value-type="float">
            <text:p>1.256185</text:p>
          </table:table-cell>
          <table:table-cell/>
          <table:table-cell table:formula="of:=IF([.Q52]&gt;0;IF([.L52]=&quot;home&quot;;[.Q52]*[.F52];0);0)" office:value-type="float" office:value="0" calcext:value-type="float">
            <text:p>0</text:p>
          </table:table-cell>
          <table:table-cell table:formula="of:=IF([.R52]&gt;0;IF([.L52]=&quot;draw&quot;;[.R52]*[.G52];0);0)" office:value-type="float" office:value="0" calcext:value-type="float">
            <text:p>0</text:p>
          </table:table-cell>
          <table:table-cell table:formula="of:=IF([.S52]&gt;0;IF([.L52]=&quot;away&quot;;[.S52]*[.H5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3:3</text:p>
          </table:table-cell>
          <table:table-cell office:value-type="float" office:value="2.72" calcext:value-type="float">
            <text:p>2.72</text:p>
          </table:table-cell>
          <table:table-cell office:value-type="float" office:value="3.23" calcext:value-type="float">
            <text:p>3.23</text:p>
          </table:table-cell>
          <table:table-cell office:value-type="float" office:value="2.77" calcext:value-type="float">
            <text:p>2.77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1757" calcext:value-type="float">
            <text:p>0.1757</text:p>
          </table:table-cell>
          <table:table-cell office:value-type="string" calcext:value-type="string">
            <text:p>draw</text:p>
          </table:table-cell>
          <table:table-cell table:formula="of:=([.I53]*([.F53]-1))-(1-[.I53])" office:value-type="float" office:value="0.0447519999999999" calcext:value-type="float">
            <text:p>0.044752</text:p>
          </table:table-cell>
          <table:table-cell table:formula="of:=([.J53]*([.G53]-1))-(1-[.J53])" office:value-type="float" office:value="0.422169" calcext:value-type="float">
            <text:p>0.422169</text:p>
          </table:table-cell>
          <table:table-cell table:formula="of:=([.K53]*([.H53]-1))-(1-[.K53])" office:value-type="float" office:value="-0.513311" calcext:value-type="float">
            <text:p>-0.513311</text:p>
          </table:table-cell>
          <table:table-cell/>
          <table:table-cell table:formula="of:=IF([.M53]&gt;0.1;IF([.M53]&gt;[.N53];IF([.M53]&gt;[.O53];[.M53];0);0);0)" office:value-type="float" office:value="0" calcext:value-type="float">
            <text:p>0</text:p>
          </table:table-cell>
          <table:table-cell table:formula="of:=IF([.N53]&gt;0.1;IF([.N53]&gt;[.M53];IF([.N53]&gt;[.O53];[.N53];0);0);0)" office:value-type="float" office:value="0.422169" calcext:value-type="float">
            <text:p>0.422169</text:p>
          </table:table-cell>
          <table:table-cell table:formula="of:=IF([.O53]&gt;0.1;IF([.O53]&gt;[.M53];IF([.O53]&gt;[.N53];[.O53];0);0);0)" office:value-type="float" office:value="0" calcext:value-type="float">
            <text:p>0</text:p>
          </table:table-cell>
          <table:table-cell/>
          <table:table-cell table:formula="of:=IF([.Q53]&gt;0;IF([.L53]=&quot;home&quot;;[.Q53]*[.F53];0);0)" office:value-type="float" office:value="0" calcext:value-type="float">
            <text:p>0</text:p>
          </table:table-cell>
          <table:table-cell table:formula="of:=IF([.R53]&gt;0;IF([.L53]=&quot;draw&quot;;[.R53]*[.G53];0);0)" office:value-type="float" office:value="1.36360587" calcext:value-type="float">
            <text:p>1.36360587</text:p>
          </table:table-cell>
          <table:table-cell table:formula="of:=IF([.S53]&gt;0;IF([.L53]=&quot;away&quot;;[.S53]*[.H5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Sep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:2</text:p>
          </table:table-cell>
          <table:table-cell office:value-type="float" office:value="1.92" calcext:value-type="float">
            <text:p>1.92</text:p>
          </table:table-cell>
          <table:table-cell office:value-type="float" office:value="3.81" calcext:value-type="float">
            <text:p>3.81</text:p>
          </table:table-cell>
          <table:table-cell office:value-type="float" office:value="3.94" calcext:value-type="float">
            <text:p>3.9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3745" calcext:value-type="float">
            <text:p>0.3745</text:p>
          </table:table-cell>
          <table:table-cell office:value-type="string" calcext:value-type="string">
            <text:p>draw</text:p>
          </table:table-cell>
          <table:table-cell table:formula="of:=([.I54]*([.F54]-1))-(1-[.I54])" office:value-type="float" office:value="-0.319936" calcext:value-type="float">
            <text:p>-0.319936</text:p>
          </table:table-cell>
          <table:table-cell table:formula="of:=([.J54]*([.G54]-1))-(1-[.J54])" office:value-type="float" office:value="0.0313669999999999" calcext:value-type="float">
            <text:p>0.031367</text:p>
          </table:table-cell>
          <table:table-cell table:formula="of:=([.K54]*([.H54]-1))-(1-[.K54])" office:value-type="float" office:value="0.47553" calcext:value-type="float">
            <text:p>0.47553</text:p>
          </table:table-cell>
          <table:table-cell/>
          <table:table-cell table:formula="of:=IF([.M54]&gt;0.1;IF([.M54]&gt;[.N54];IF([.M54]&gt;[.O54];[.M54];0);0);0)" office:value-type="float" office:value="0" calcext:value-type="float">
            <text:p>0</text:p>
          </table:table-cell>
          <table:table-cell table:formula="of:=IF([.N54]&gt;0.1;IF([.N54]&gt;[.M54];IF([.N54]&gt;[.O54];[.N54];0);0);0)" office:value-type="float" office:value="0" calcext:value-type="float">
            <text:p>0</text:p>
          </table:table-cell>
          <table:table-cell table:formula="of:=IF([.O54]&gt;0.1;IF([.O54]&gt;[.M54];IF([.O54]&gt;[.N54];[.O54];0);0);0)" office:value-type="float" office:value="0.47553" calcext:value-type="float">
            <text:p>0.47553</text:p>
          </table:table-cell>
          <table:table-cell/>
          <table:table-cell table:formula="of:=IF([.Q54]&gt;0;IF([.L54]=&quot;home&quot;;[.Q54]*[.F54];0);0)" office:value-type="float" office:value="0" calcext:value-type="float">
            <text:p>0</text:p>
          </table:table-cell>
          <table:table-cell table:formula="of:=IF([.R54]&gt;0;IF([.L54]=&quot;draw&quot;;[.R54]*[.G54];0);0)" office:value-type="float" office:value="0" calcext:value-type="float">
            <text:p>0</text:p>
          </table:table-cell>
          <table:table-cell table:formula="of:=IF([.S54]&gt;0;IF([.L54]=&quot;away&quot;;[.S54]*[.H5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1:2</text:p>
          </table:table-cell>
          <table:table-cell office:value-type="float" office:value="5.88" calcext:value-type="float">
            <text:p>5.88</text:p>
          </table:table-cell>
          <table:table-cell office:value-type="float" office:value="4.22" calcext:value-type="float">
            <text:p>4.22</text:p>
          </table:table-cell>
          <table:table-cell office:value-type="float" office:value="1.58" calcext:value-type="float">
            <text:p>1.5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7943" calcext:value-type="float">
            <text:p>0.7943</text:p>
          </table:table-cell>
          <table:table-cell office:value-type="string" calcext:value-type="string">
            <text:p>away</text:p>
          </table:table-cell>
          <table:table-cell table:formula="of:=([.I55]*([.F55]-1))-(1-[.I55])" office:value-type="float" office:value="-0.673072" calcext:value-type="float">
            <text:p>-0.673072</text:p>
          </table:table-cell>
          <table:table-cell table:formula="of:=([.J55]*([.G55]-1))-(1-[.J55])" office:value-type="float" office:value="-0.422704" calcext:value-type="float">
            <text:p>-0.422704</text:p>
          </table:table-cell>
          <table:table-cell table:formula="of:=([.K55]*([.H55]-1))-(1-[.K55])" office:value-type="float" office:value="0.254994" calcext:value-type="float">
            <text:p>0.254994</text:p>
          </table:table-cell>
          <table:table-cell/>
          <table:table-cell table:formula="of:=IF([.M55]&gt;0.1;IF([.M55]&gt;[.N55];IF([.M55]&gt;[.O55];[.M55];0);0);0)" office:value-type="float" office:value="0" calcext:value-type="float">
            <text:p>0</text:p>
          </table:table-cell>
          <table:table-cell table:formula="of:=IF([.N55]&gt;0.1;IF([.N55]&gt;[.M55];IF([.N55]&gt;[.O55];[.N55];0);0);0)" office:value-type="float" office:value="0" calcext:value-type="float">
            <text:p>0</text:p>
          </table:table-cell>
          <table:table-cell table:formula="of:=IF([.O55]&gt;0.1;IF([.O55]&gt;[.M55];IF([.O55]&gt;[.N55];[.O55];0);0);0)" office:value-type="float" office:value="0.254994" calcext:value-type="float">
            <text:p>0.254994</text:p>
          </table:table-cell>
          <table:table-cell/>
          <table:table-cell table:formula="of:=IF([.Q55]&gt;0;IF([.L55]=&quot;home&quot;;[.Q55]*[.F55];0);0)" office:value-type="float" office:value="0" calcext:value-type="float">
            <text:p>0</text:p>
          </table:table-cell>
          <table:table-cell table:formula="of:=IF([.R55]&gt;0;IF([.L55]=&quot;draw&quot;;[.R55]*[.G55];0);0)" office:value-type="float" office:value="0" calcext:value-type="float">
            <text:p>0</text:p>
          </table:table-cell>
          <table:table-cell table:formula="of:=IF([.S55]&gt;0;IF([.L55]=&quot;away&quot;;[.S55]*[.H55];0);0)" office:value-type="float" office:value="0.40289052" calcext:value-type="float">
            <text:p>0.40289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Sep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0:4</text:p>
          </table:table-cell>
          <table:table-cell office:value-type="float" office:value="4.61" calcext:value-type="float">
            <text:p>4.61</text:p>
          </table:table-cell>
          <table:table-cell office:value-type="float" office:value="3.92" calcext:value-type="float">
            <text:p>3.92</text:p>
          </table:table-cell>
          <table:table-cell office:value-type="float" office:value="1.76" calcext:value-type="float">
            <text:p>1.76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7866" calcext:value-type="float">
            <text:p>0.7866</text:p>
          </table:table-cell>
          <table:table-cell office:value-type="string" calcext:value-type="string">
            <text:p>away</text:p>
          </table:table-cell>
          <table:table-cell table:formula="of:=([.I56]*([.F56]-1))-(1-[.I56])" office:value-type="float" office:value="-0.857551" calcext:value-type="float">
            <text:p>-0.857551</text:p>
          </table:table-cell>
          <table:table-cell table:formula="of:=([.J56]*([.G56]-1))-(1-[.J56])" office:value-type="float" office:value="-0.295968" calcext:value-type="float">
            <text:p>-0.295968</text:p>
          </table:table-cell>
          <table:table-cell table:formula="of:=([.K56]*([.H56]-1))-(1-[.K56])" office:value-type="float" office:value="0.384416" calcext:value-type="float">
            <text:p>0.384416</text:p>
          </table:table-cell>
          <table:table-cell/>
          <table:table-cell table:formula="of:=IF([.M56]&gt;0.1;IF([.M56]&gt;[.N56];IF([.M56]&gt;[.O56];[.M56];0);0);0)" office:value-type="float" office:value="0" calcext:value-type="float">
            <text:p>0</text:p>
          </table:table-cell>
          <table:table-cell table:formula="of:=IF([.N56]&gt;0.1;IF([.N56]&gt;[.M56];IF([.N56]&gt;[.O56];[.N56];0);0);0)" office:value-type="float" office:value="0" calcext:value-type="float">
            <text:p>0</text:p>
          </table:table-cell>
          <table:table-cell table:formula="of:=IF([.O56]&gt;0.1;IF([.O56]&gt;[.M56];IF([.O56]&gt;[.N56];[.O56];0);0);0)" office:value-type="float" office:value="0.384416" calcext:value-type="float">
            <text:p>0.384416</text:p>
          </table:table-cell>
          <table:table-cell/>
          <table:table-cell table:formula="of:=IF([.Q56]&gt;0;IF([.L56]=&quot;home&quot;;[.Q56]*[.F56];0);0)" office:value-type="float" office:value="0" calcext:value-type="float">
            <text:p>0</text:p>
          </table:table-cell>
          <table:table-cell table:formula="of:=IF([.R56]&gt;0;IF([.L56]=&quot;draw&quot;;[.R56]*[.G56];0);0)" office:value-type="float" office:value="0" calcext:value-type="float">
            <text:p>0</text:p>
          </table:table-cell>
          <table:table-cell table:formula="of:=IF([.S56]&gt;0;IF([.L56]=&quot;away&quot;;[.S56]*[.H56];0);0)" office:value-type="float" office:value="0.67657216" calcext:value-type="float">
            <text:p>0.6765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Sep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:1</text:p>
          </table:table-cell>
          <table:table-cell office:value-type="float" office:value="3.11" calcext:value-type="float">
            <text:p>3.11</text:p>
          </table:table-cell>
          <table:table-cell office:value-type="float" office:value="3.38" calcext:value-type="float">
            <text:p>3.38</text:p>
          </table:table-cell>
          <table:table-cell office:value-type="float" office:value="2.37" calcext:value-type="float">
            <text:p>2.37</text:p>
          </table:table-cell>
          <table:table-cell office:value-type="float" office:value="0.7961" calcext:value-type="float">
            <text:p>0.7961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0557" calcext:value-type="float">
            <text:p>0.0557</text:p>
          </table:table-cell>
          <table:table-cell office:value-type="string" calcext:value-type="string">
            <text:p>draw</text:p>
          </table:table-cell>
          <table:table-cell table:formula="of:=([.I57]*([.F57]-1))-(1-[.I57])" office:value-type="float" office:value="1.475871" calcext:value-type="float">
            <text:p>1.475871</text:p>
          </table:table-cell>
          <table:table-cell table:formula="of:=([.J57]*([.G57]-1))-(1-[.J57])" office:value-type="float" office:value="-0.549446" calcext:value-type="float">
            <text:p>-0.549446</text:p>
          </table:table-cell>
          <table:table-cell table:formula="of:=([.K57]*([.H57]-1))-(1-[.K57])" office:value-type="float" office:value="-0.867991" calcext:value-type="float">
            <text:p>-0.867991</text:p>
          </table:table-cell>
          <table:table-cell/>
          <table:table-cell table:formula="of:=IF([.M57]&gt;0.1;IF([.M57]&gt;[.N57];IF([.M57]&gt;[.O57];[.M57];0);0);0)" office:value-type="float" office:value="1.475871" calcext:value-type="float">
            <text:p>1.475871</text:p>
          </table:table-cell>
          <table:table-cell table:formula="of:=IF([.N57]&gt;0.1;IF([.N57]&gt;[.M57];IF([.N57]&gt;[.O57];[.N57];0);0);0)" office:value-type="float" office:value="0" calcext:value-type="float">
            <text:p>0</text:p>
          </table:table-cell>
          <table:table-cell table:formula="of:=IF([.O57]&gt;0.1;IF([.O57]&gt;[.M57];IF([.O57]&gt;[.N57];[.O57];0);0);0)" office:value-type="float" office:value="0" calcext:value-type="float">
            <text:p>0</text:p>
          </table:table-cell>
          <table:table-cell/>
          <table:table-cell table:formula="of:=IF([.Q57]&gt;0;IF([.L57]=&quot;home&quot;;[.Q57]*[.F57];0);0)" office:value-type="float" office:value="0" calcext:value-type="float">
            <text:p>0</text:p>
          </table:table-cell>
          <table:table-cell table:formula="of:=IF([.R57]&gt;0;IF([.L57]=&quot;draw&quot;;[.R57]*[.G57];0);0)" office:value-type="float" office:value="0" calcext:value-type="float">
            <text:p>0</text:p>
          </table:table-cell>
          <table:table-cell table:formula="of:=IF([.S57]&gt;0;IF([.L57]=&quot;away&quot;;[.S57]*[.H5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2:0</text:p>
          </table:table-cell>
          <table:table-cell office:value-type="float" office:value="1.27" calcext:value-type="float">
            <text:p>1.27</text:p>
          </table:table-cell>
          <table:table-cell office:value-type="float" office:value="6.1" calcext:value-type="float">
            <text:p>6.1</text:p>
          </table:table-cell>
          <table:table-cell office:value-type="float" office:value="11.52" calcext:value-type="float">
            <text:p>11.52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home</text:p>
          </table:table-cell>
          <table:table-cell table:formula="of:=([.I58]*([.F58]-1))-(1-[.I58])" office:value-type="float" office:value="-0.0709949999999999" calcext:value-type="float">
            <text:p>-0.070995</text:p>
          </table:table-cell>
          <table:table-cell table:formula="of:=([.J58]*([.G58]-1))-(1-[.J58])" office:value-type="float" office:value="0.45851" calcext:value-type="float">
            <text:p>0.45851</text:p>
          </table:table-cell>
          <table:table-cell table:formula="of:=([.K58]*([.H58]-1))-(1-[.K58])" office:value-type="float" office:value="-0.669376" calcext:value-type="float">
            <text:p>-0.669376</text:p>
          </table:table-cell>
          <table:table-cell/>
          <table:table-cell table:formula="of:=IF([.M58]&gt;0.1;IF([.M58]&gt;[.N58];IF([.M58]&gt;[.O58];[.M58];0);0);0)" office:value-type="float" office:value="0" calcext:value-type="float">
            <text:p>0</text:p>
          </table:table-cell>
          <table:table-cell table:formula="of:=IF([.N58]&gt;0.1;IF([.N58]&gt;[.M58];IF([.N58]&gt;[.O58];[.N58];0);0);0)" office:value-type="float" office:value="0.45851" calcext:value-type="float">
            <text:p>0.45851</text:p>
          </table:table-cell>
          <table:table-cell table:formula="of:=IF([.O58]&gt;0.1;IF([.O58]&gt;[.M58];IF([.O58]&gt;[.N58];[.O58];0);0);0)" office:value-type="float" office:value="0" calcext:value-type="float">
            <text:p>0</text:p>
          </table:table-cell>
          <table:table-cell/>
          <table:table-cell table:formula="of:=IF([.Q58]&gt;0;IF([.L58]=&quot;home&quot;;[.Q58]*[.F58];0);0)" office:value-type="float" office:value="0" calcext:value-type="float">
            <text:p>0</text:p>
          </table:table-cell>
          <table:table-cell table:formula="of:=IF([.R58]&gt;0;IF([.L58]=&quot;draw&quot;;[.R58]*[.G58];0);0)" office:value-type="float" office:value="0" calcext:value-type="float">
            <text:p>0</text:p>
          </table:table-cell>
          <table:table-cell table:formula="of:=IF([.S58]&gt;0;IF([.L58]=&quot;away&quot;;[.S58]*[.H5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0:2</text:p>
          </table:table-cell>
          <table:table-cell office:value-type="float" office:value="2.03" calcext:value-type="float">
            <text:p>2.03</text:p>
          </table:table-cell>
          <table:table-cell office:value-type="float" office:value="3.73" calcext:value-type="float">
            <text:p>3.73</text:p>
          </table:table-cell>
          <table:table-cell office:value-type="float" office:value="3.57" calcext:value-type="float">
            <text:p>3.57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765" calcext:value-type="float">
            <text:p>0.0765</text:p>
          </table:table-cell>
          <table:table-cell office:value-type="string" calcext:value-type="string">
            <text:p>away</text:p>
          </table:table-cell>
          <table:table-cell table:formula="of:=([.I59]*([.F59]-1))-(1-[.I59])" office:value-type="float" office:value="0.375325" calcext:value-type="float">
            <text:p>0.375325</text:p>
          </table:table-cell>
          <table:table-cell table:formula="of:=([.J59]*([.G59]-1))-(1-[.J59])" office:value-type="float" office:value="-0.0861500000000001" calcext:value-type="float">
            <text:p>-0.08615</text:p>
          </table:table-cell>
          <table:table-cell table:formula="of:=([.K59]*([.H59]-1))-(1-[.K59])" office:value-type="float" office:value="-0.726895" calcext:value-type="float">
            <text:p>-0.726895</text:p>
          </table:table-cell>
          <table:table-cell/>
          <table:table-cell table:formula="of:=IF([.M59]&gt;0.1;IF([.M59]&gt;[.N59];IF([.M59]&gt;[.O59];[.M59];0);0);0)" office:value-type="float" office:value="0.375325" calcext:value-type="float">
            <text:p>0.375325</text:p>
          </table:table-cell>
          <table:table-cell table:formula="of:=IF([.N59]&gt;0.1;IF([.N59]&gt;[.M59];IF([.N59]&gt;[.O59];[.N59];0);0);0)" office:value-type="float" office:value="0" calcext:value-type="float">
            <text:p>0</text:p>
          </table:table-cell>
          <table:table-cell table:formula="of:=IF([.O59]&gt;0.1;IF([.O59]&gt;[.M59];IF([.O59]&gt;[.N59];[.O59];0);0);0)" office:value-type="float" office:value="0" calcext:value-type="float">
            <text:p>0</text:p>
          </table:table-cell>
          <table:table-cell/>
          <table:table-cell table:formula="of:=IF([.Q59]&gt;0;IF([.L59]=&quot;home&quot;;[.Q59]*[.F59];0);0)" office:value-type="float" office:value="0" calcext:value-type="float">
            <text:p>0</text:p>
          </table:table-cell>
          <table:table-cell table:formula="of:=IF([.R59]&gt;0;IF([.L59]=&quot;draw&quot;;[.R59]*[.G59];0);0)" office:value-type="float" office:value="0" calcext:value-type="float">
            <text:p>0</text:p>
          </table:table-cell>
          <table:table-cell table:formula="of:=IF([.S59]&gt;0;IF([.L59]=&quot;away&quot;;[.S59]*[.H5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Sep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2:2</text:p>
          </table:table-cell>
          <table:table-cell office:value-type="float" office:value="3.9" calcext:value-type="float">
            <text:p>3.9</text:p>
          </table:table-cell>
          <table:table-cell office:value-type="float" office:value="3.28" calcext:value-type="float">
            <text:p>3.28</text:p>
          </table:table-cell>
          <table:table-cell office:value-type="float" office:value="2.1" calcext:value-type="float">
            <text:p>2.1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3159" calcext:value-type="float">
            <text:p>0.3159</text:p>
          </table:table-cell>
          <table:table-cell office:value-type="float" office:value="0.5906" calcext:value-type="float">
            <text:p>0.5906</text:p>
          </table:table-cell>
          <table:table-cell office:value-type="string" calcext:value-type="string">
            <text:p>draw</text:p>
          </table:table-cell>
          <table:table-cell table:formula="of:=([.I60]*([.F60]-1))-(1-[.I60])" office:value-type="float" office:value="-0.63613" calcext:value-type="float">
            <text:p>-0.63613</text:p>
          </table:table-cell>
          <table:table-cell table:formula="of:=([.J60]*([.G60]-1))-(1-[.J60])" office:value-type="float" office:value="0.0361520000000002" calcext:value-type="float">
            <text:p>0.036152</text:p>
          </table:table-cell>
          <table:table-cell table:formula="of:=([.K60]*([.H60]-1))-(1-[.K60])" office:value-type="float" office:value="0.24026" calcext:value-type="float">
            <text:p>0.24026</text:p>
          </table:table-cell>
          <table:table-cell/>
          <table:table-cell table:formula="of:=IF([.M60]&gt;0.1;IF([.M60]&gt;[.N60];IF([.M60]&gt;[.O60];[.M60];0);0);0)" office:value-type="float" office:value="0" calcext:value-type="float">
            <text:p>0</text:p>
          </table:table-cell>
          <table:table-cell table:formula="of:=IF([.N60]&gt;0.1;IF([.N60]&gt;[.M60];IF([.N60]&gt;[.O60];[.N60];0);0);0)" office:value-type="float" office:value="0" calcext:value-type="float">
            <text:p>0</text:p>
          </table:table-cell>
          <table:table-cell table:formula="of:=IF([.O60]&gt;0.1;IF([.O60]&gt;[.M60];IF([.O60]&gt;[.N60];[.O60];0);0);0)" office:value-type="float" office:value="0.24026" calcext:value-type="float">
            <text:p>0.24026</text:p>
          </table:table-cell>
          <table:table-cell/>
          <table:table-cell table:formula="of:=IF([.Q60]&gt;0;IF([.L60]=&quot;home&quot;;[.Q60]*[.F60];0);0)" office:value-type="float" office:value="0" calcext:value-type="float">
            <text:p>0</text:p>
          </table:table-cell>
          <table:table-cell table:formula="of:=IF([.R60]&gt;0;IF([.L60]=&quot;draw&quot;;[.R60]*[.G60];0);0)" office:value-type="float" office:value="0" calcext:value-type="float">
            <text:p>0</text:p>
          </table:table-cell>
          <table:table-cell table:formula="of:=IF([.S60]&gt;0;IF([.L60]=&quot;away&quot;;[.S60]*[.H6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Sep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2:3</text:p>
          </table:table-cell>
          <table:table-cell office:value-type="float" office:value="8.07" calcext:value-type="float">
            <text:p>8.07</text:p>
          </table:table-cell>
          <table:table-cell office:value-type="float" office:value="5.16" calcext:value-type="float">
            <text:p>5.16</text:p>
          </table:table-cell>
          <table:table-cell office:value-type="float" office:value="1.38" calcext:value-type="float">
            <text:p>1.38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2458" calcext:value-type="float">
            <text:p>0.2458</text:p>
          </table:table-cell>
          <table:table-cell office:value-type="string" calcext:value-type="string">
            <text:p>away</text:p>
          </table:table-cell>
          <table:table-cell table:formula="of:=([.I61]*([.F61]-1))-(1-[.I61])" office:value-type="float" office:value="1.654223" calcext:value-type="float">
            <text:p>1.654223</text:p>
          </table:table-cell>
          <table:table-cell table:formula="of:=([.J61]*([.G61]-1))-(1-[.J61])" office:value-type="float" office:value="1.19558" calcext:value-type="float">
            <text:p>1.19558</text:p>
          </table:table-cell>
          <table:table-cell table:formula="of:=([.K61]*([.H61]-1))-(1-[.K61])" office:value-type="float" office:value="-0.660796" calcext:value-type="float">
            <text:p>-0.660796</text:p>
          </table:table-cell>
          <table:table-cell/>
          <table:table-cell table:formula="of:=IF([.M61]&gt;0.1;IF([.M61]&gt;[.N61];IF([.M61]&gt;[.O61];[.M61];0);0);0)" office:value-type="float" office:value="1.654223" calcext:value-type="float">
            <text:p>1.654223</text:p>
          </table:table-cell>
          <table:table-cell table:formula="of:=IF([.N61]&gt;0.1;IF([.N61]&gt;[.M61];IF([.N61]&gt;[.O61];[.N61];0);0);0)" office:value-type="float" office:value="0" calcext:value-type="float">
            <text:p>0</text:p>
          </table:table-cell>
          <table:table-cell table:formula="of:=IF([.O61]&gt;0.1;IF([.O61]&gt;[.M61];IF([.O61]&gt;[.N61];[.O61];0);0);0)" office:value-type="float" office:value="0" calcext:value-type="float">
            <text:p>0</text:p>
          </table:table-cell>
          <table:table-cell/>
          <table:table-cell table:formula="of:=IF([.Q61]&gt;0;IF([.L61]=&quot;home&quot;;[.Q61]*[.F61];0);0)" office:value-type="float" office:value="0" calcext:value-type="float">
            <text:p>0</text:p>
          </table:table-cell>
          <table:table-cell table:formula="of:=IF([.R61]&gt;0;IF([.L61]=&quot;draw&quot;;[.R61]*[.G61];0);0)" office:value-type="float" office:value="0" calcext:value-type="float">
            <text:p>0</text:p>
          </table:table-cell>
          <table:table-cell table:formula="of:=IF([.S61]&gt;0;IF([.L61]=&quot;away&quot;;[.S61]*[.H6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:1</text:p>
          </table:table-cell>
          <table:table-cell office:value-type="float" office:value="1.5" calcext:value-type="float">
            <text:p>1.5</text:p>
          </table:table-cell>
          <table:table-cell office:value-type="float" office:value="4.66" calcext:value-type="float">
            <text:p>4.66</text:p>
          </table:table-cell>
          <table:table-cell office:value-type="float" office:value="6.27" calcext:value-type="float">
            <text:p>6.27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237" calcext:value-type="float">
            <text:p>0.1237</text:p>
          </table:table-cell>
          <table:table-cell office:value-type="string" calcext:value-type="string">
            <text:p>home</text:p>
          </table:table-cell>
          <table:table-cell table:formula="of:=([.I62]*([.F62]-1))-(1-[.I62])" office:value-type="float" office:value="0.0374" calcext:value-type="float">
            <text:p>0.0374</text:p>
          </table:table-cell>
          <table:table-cell table:formula="of:=([.J62]*([.G62]-1))-(1-[.J62])" office:value-type="float" office:value="-0.18916" calcext:value-type="float">
            <text:p>-0.18916</text:p>
          </table:table-cell>
          <table:table-cell table:formula="of:=([.K62]*([.H62]-1))-(1-[.K62])" office:value-type="float" office:value="-0.224401" calcext:value-type="float">
            <text:p>-0.224401</text:p>
          </table:table-cell>
          <table:table-cell/>
          <table:table-cell table:formula="of:=IF([.M62]&gt;0.1;IF([.M62]&gt;[.N62];IF([.M62]&gt;[.O62];[.M62];0);0);0)" office:value-type="float" office:value="0" calcext:value-type="float">
            <text:p>0</text:p>
          </table:table-cell>
          <table:table-cell table:formula="of:=IF([.N62]&gt;0.1;IF([.N62]&gt;[.M62];IF([.N62]&gt;[.O62];[.N62];0);0);0)" office:value-type="float" office:value="0" calcext:value-type="float">
            <text:p>0</text:p>
          </table:table-cell>
          <table:table-cell table:formula="of:=IF([.O62]&gt;0.1;IF([.O62]&gt;[.M62];IF([.O62]&gt;[.N62];[.O62];0);0);0)" office:value-type="float" office:value="0" calcext:value-type="float">
            <text:p>0</text:p>
          </table:table-cell>
          <table:table-cell/>
          <table:table-cell table:formula="of:=IF([.Q62]&gt;0;IF([.L62]=&quot;home&quot;;[.Q62]*[.F62];0);0)" office:value-type="float" office:value="0" calcext:value-type="float">
            <text:p>0</text:p>
          </table:table-cell>
          <table:table-cell table:formula="of:=IF([.R62]&gt;0;IF([.L62]=&quot;draw&quot;;[.R62]*[.G62];0);0)" office:value-type="float" office:value="0" calcext:value-type="float">
            <text:p>0</text:p>
          </table:table-cell>
          <table:table-cell table:formula="of:=IF([.S62]&gt;0;IF([.L62]=&quot;away&quot;;[.S62]*[.H6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:3</text:p>
          </table:table-cell>
          <table:table-cell office:value-type="float" office:value="4.35" calcext:value-type="float">
            <text:p>4.35</text:p>
          </table:table-cell>
          <table:table-cell office:value-type="float" office:value="3.83" calcext:value-type="float">
            <text:p>3.83</text:p>
          </table:table-cell>
          <table:table-cell office:value-type="float" office:value="1.82" calcext:value-type="float">
            <text:p>1.82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3404" calcext:value-type="float">
            <text:p>0.3404</text:p>
          </table:table-cell>
          <table:table-cell office:value-type="string" calcext:value-type="string">
            <text:p>away</text:p>
          </table:table-cell>
          <table:table-cell table:formula="of:=([.I63]*([.F63]-1))-(1-[.I63])" office:value-type="float" office:value="-0.18829" calcext:value-type="float">
            <text:p>-0.18829</text:p>
          </table:table-cell>
          <table:table-cell table:formula="of:=([.J63]*([.G63]-1))-(1-[.J63])" office:value-type="float" office:value="0.810824" calcext:value-type="float">
            <text:p>0.810824</text:p>
          </table:table-cell>
          <table:table-cell table:formula="of:=([.K63]*([.H63]-1))-(1-[.K63])" office:value-type="float" office:value="-0.380472" calcext:value-type="float">
            <text:p>-0.380472</text:p>
          </table:table-cell>
          <table:table-cell/>
          <table:table-cell table:formula="of:=IF([.M63]&gt;0.1;IF([.M63]&gt;[.N63];IF([.M63]&gt;[.O63];[.M63];0);0);0)" office:value-type="float" office:value="0" calcext:value-type="float">
            <text:p>0</text:p>
          </table:table-cell>
          <table:table-cell table:formula="of:=IF([.N63]&gt;0.1;IF([.N63]&gt;[.M63];IF([.N63]&gt;[.O63];[.N63];0);0);0)" office:value-type="float" office:value="0.810824" calcext:value-type="float">
            <text:p>0.810824</text:p>
          </table:table-cell>
          <table:table-cell table:formula="of:=IF([.O63]&gt;0.1;IF([.O63]&gt;[.M63];IF([.O63]&gt;[.N63];[.O63];0);0);0)" office:value-type="float" office:value="0" calcext:value-type="float">
            <text:p>0</text:p>
          </table:table-cell>
          <table:table-cell/>
          <table:table-cell table:formula="of:=IF([.Q63]&gt;0;IF([.L63]=&quot;home&quot;;[.Q63]*[.F63];0);0)" office:value-type="float" office:value="0" calcext:value-type="float">
            <text:p>0</text:p>
          </table:table-cell>
          <table:table-cell table:formula="of:=IF([.R63]&gt;0;IF([.L63]=&quot;draw&quot;;[.R63]*[.G63];0);0)" office:value-type="float" office:value="0" calcext:value-type="float">
            <text:p>0</text:p>
          </table:table-cell>
          <table:table-cell table:formula="of:=IF([.S63]&gt;0;IF([.L63]=&quot;away&quot;;[.S63]*[.H6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Sep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:2</text:p>
          </table:table-cell>
          <table:table-cell office:value-type="float" office:value="1.84" calcext:value-type="float">
            <text:p>1.84</text:p>
          </table:table-cell>
          <table:table-cell office:value-type="float" office:value="3.58" calcext:value-type="float">
            <text:p>3.58</text:p>
          </table:table-cell>
          <table:table-cell office:value-type="float" office:value="4.56" calcext:value-type="float">
            <text:p>4.56</text:p>
          </table:table-cell>
          <table:table-cell office:value-type="float" office:value="0.56" calcext:value-type="float">
            <text:p>0.56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1314" calcext:value-type="float">
            <text:p>0.1314</text:p>
          </table:table-cell>
          <table:table-cell office:value-type="string" calcext:value-type="string">
            <text:p>draw</text:p>
          </table:table-cell>
          <table:table-cell table:formula="of:=([.I64]*([.F64]-1))-(1-[.I64])" office:value-type="float" office:value="0.0304" calcext:value-type="float">
            <text:p>0.0304</text:p>
          </table:table-cell>
          <table:table-cell table:formula="of:=([.J64]*([.G64]-1))-(1-[.J64])" office:value-type="float" office:value="0.103356" calcext:value-type="float">
            <text:p>0.103356</text:p>
          </table:table-cell>
          <table:table-cell table:formula="of:=([.K64]*([.H64]-1))-(1-[.K64])" office:value-type="float" office:value="-0.400816" calcext:value-type="float">
            <text:p>-0.400816</text:p>
          </table:table-cell>
          <table:table-cell/>
          <table:table-cell table:formula="of:=IF([.M64]&gt;0.1;IF([.M64]&gt;[.N64];IF([.M64]&gt;[.O64];[.M64];0);0);0)" office:value-type="float" office:value="0" calcext:value-type="float">
            <text:p>0</text:p>
          </table:table-cell>
          <table:table-cell table:formula="of:=IF([.N64]&gt;0.1;IF([.N64]&gt;[.M64];IF([.N64]&gt;[.O64];[.N64];0);0);0)" office:value-type="float" office:value="0.103356" calcext:value-type="float">
            <text:p>0.103356</text:p>
          </table:table-cell>
          <table:table-cell table:formula="of:=IF([.O64]&gt;0.1;IF([.O64]&gt;[.M64];IF([.O64]&gt;[.N64];[.O64];0);0);0)" office:value-type="float" office:value="0" calcext:value-type="float">
            <text:p>0</text:p>
          </table:table-cell>
          <table:table-cell/>
          <table:table-cell table:formula="of:=IF([.Q64]&gt;0;IF([.L64]=&quot;home&quot;;[.Q64]*[.F64];0);0)" office:value-type="float" office:value="0" calcext:value-type="float">
            <text:p>0</text:p>
          </table:table-cell>
          <table:table-cell table:formula="of:=IF([.R64]&gt;0;IF([.L64]=&quot;draw&quot;;[.R64]*[.G64];0);0)" office:value-type="float" office:value="0.37001448" calcext:value-type="float">
            <text:p>0.37001448</text:p>
          </table:table-cell>
          <table:table-cell table:formula="of:=IF([.S64]&gt;0;IF([.L64]=&quot;away&quot;;[.S64]*[.H6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0:4</text:p>
          </table:table-cell>
          <table:table-cell office:value-type="float" office:value="4.55" calcext:value-type="float">
            <text:p>4.55</text:p>
          </table:table-cell>
          <table:table-cell office:value-type="float" office:value="3.56" calcext:value-type="float">
            <text:p>3.56</text:p>
          </table:table-cell>
          <table:table-cell office:value-type="float" office:value="1.86" calcext:value-type="float">
            <text:p>1.86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7549" calcext:value-type="float">
            <text:p>0.7549</text:p>
          </table:table-cell>
          <table:table-cell office:value-type="string" calcext:value-type="string">
            <text:p>away</text:p>
          </table:table-cell>
          <table:table-cell table:formula="of:=([.I65]*([.F65]-1))-(1-[.I65])" office:value-type="float" office:value="-0.730185" calcext:value-type="float">
            <text:p>-0.730185</text:p>
          </table:table-cell>
          <table:table-cell table:formula="of:=([.J65]*([.G65]-1))-(1-[.J65])" office:value-type="float" office:value="-0.353504" calcext:value-type="float">
            <text:p>-0.353504</text:p>
          </table:table-cell>
          <table:table-cell table:formula="of:=([.K65]*([.H65]-1))-(1-[.K65])" office:value-type="float" office:value="0.404114" calcext:value-type="float">
            <text:p>0.404114</text:p>
          </table:table-cell>
          <table:table-cell/>
          <table:table-cell table:formula="of:=IF([.M65]&gt;0.1;IF([.M65]&gt;[.N65];IF([.M65]&gt;[.O65];[.M65];0);0);0)" office:value-type="float" office:value="0" calcext:value-type="float">
            <text:p>0</text:p>
          </table:table-cell>
          <table:table-cell table:formula="of:=IF([.N65]&gt;0.1;IF([.N65]&gt;[.M65];IF([.N65]&gt;[.O65];[.N65];0);0);0)" office:value-type="float" office:value="0" calcext:value-type="float">
            <text:p>0</text:p>
          </table:table-cell>
          <table:table-cell table:formula="of:=IF([.O65]&gt;0.1;IF([.O65]&gt;[.M65];IF([.O65]&gt;[.N65];[.O65];0);0);0)" office:value-type="float" office:value="0.404114" calcext:value-type="float">
            <text:p>0.404114</text:p>
          </table:table-cell>
          <table:table-cell/>
          <table:table-cell table:formula="of:=IF([.Q65]&gt;0;IF([.L65]=&quot;home&quot;;[.Q65]*[.F65];0);0)" office:value-type="float" office:value="0" calcext:value-type="float">
            <text:p>0</text:p>
          </table:table-cell>
          <table:table-cell table:formula="of:=IF([.R65]&gt;0;IF([.L65]=&quot;draw&quot;;[.R65]*[.G65];0);0)" office:value-type="float" office:value="0" calcext:value-type="float">
            <text:p>0</text:p>
          </table:table-cell>
          <table:table-cell table:formula="of:=IF([.S65]&gt;0;IF([.L65]=&quot;away&quot;;[.S65]*[.H65];0);0)" office:value-type="float" office:value="0.75165204" calcext:value-type="float">
            <text:p>0.75165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1:1</text:p>
          </table:table-cell>
          <table:table-cell office:value-type="float" office:value="1.94" calcext:value-type="float">
            <text:p>1.94</text:p>
          </table:table-cell>
          <table:table-cell office:value-type="float" office:value="3.7" calcext:value-type="float">
            <text:p>3.7</text:p>
          </table:table-cell>
          <table:table-cell office:value-type="float" office:value="3.95" calcext:value-type="float">
            <text:p>3.95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6711" calcext:value-type="float">
            <text:p>0.6711</text:p>
          </table:table-cell>
          <table:table-cell office:value-type="string" calcext:value-type="string">
            <text:p>draw</text:p>
          </table:table-cell>
          <table:table-cell table:formula="of:=([.I66]*([.F66]-1))-(1-[.I66])" office:value-type="float" office:value="-0.75653" calcext:value-type="float">
            <text:p>-0.75653</text:p>
          </table:table-cell>
          <table:table-cell table:formula="of:=([.J66]*([.G66]-1))-(1-[.J66])" office:value-type="float" office:value="-0.26518" calcext:value-type="float">
            <text:p>-0.26518</text:p>
          </table:table-cell>
          <table:table-cell table:formula="of:=([.K66]*([.H66]-1))-(1-[.K66])" office:value-type="float" office:value="1.650845" calcext:value-type="float">
            <text:p>1.650845</text:p>
          </table:table-cell>
          <table:table-cell/>
          <table:table-cell table:formula="of:=IF([.M66]&gt;0.1;IF([.M66]&gt;[.N66];IF([.M66]&gt;[.O66];[.M66];0);0);0)" office:value-type="float" office:value="0" calcext:value-type="float">
            <text:p>0</text:p>
          </table:table-cell>
          <table:table-cell table:formula="of:=IF([.N66]&gt;0.1;IF([.N66]&gt;[.M66];IF([.N66]&gt;[.O66];[.N66];0);0);0)" office:value-type="float" office:value="0" calcext:value-type="float">
            <text:p>0</text:p>
          </table:table-cell>
          <table:table-cell table:formula="of:=IF([.O66]&gt;0.1;IF([.O66]&gt;[.M66];IF([.O66]&gt;[.N66];[.O66];0);0);0)" office:value-type="float" office:value="1.650845" calcext:value-type="float">
            <text:p>1.650845</text:p>
          </table:table-cell>
          <table:table-cell/>
          <table:table-cell table:formula="of:=IF([.Q66]&gt;0;IF([.L66]=&quot;home&quot;;[.Q66]*[.F66];0);0)" office:value-type="float" office:value="0" calcext:value-type="float">
            <text:p>0</text:p>
          </table:table-cell>
          <table:table-cell table:formula="of:=IF([.R66]&gt;0;IF([.L66]=&quot;draw&quot;;[.R66]*[.G66];0);0)" office:value-type="float" office:value="0" calcext:value-type="float">
            <text:p>0</text:p>
          </table:table-cell>
          <table:table-cell table:formula="of:=IF([.S66]&gt;0;IF([.L66]=&quot;away&quot;;[.S66]*[.H6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Sep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:2</text:p>
          </table:table-cell>
          <table:table-cell office:value-type="float" office:value="1.45" calcext:value-type="float">
            <text:p>1.45</text:p>
          </table:table-cell>
          <table:table-cell office:value-type="float" office:value="4.73" calcext:value-type="float">
            <text:p>4.73</text:p>
          </table:table-cell>
          <table:table-cell office:value-type="float" office:value="7.16" calcext:value-type="float">
            <text:p>7.16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1952" calcext:value-type="float">
            <text:p>0.1952</text:p>
          </table:table-cell>
          <table:table-cell office:value-type="string" calcext:value-type="string">
            <text:p>draw</text:p>
          </table:table-cell>
          <table:table-cell table:formula="of:=([.I67]*([.F67]-1))-(1-[.I67])" office:value-type="float" office:value="-0.177415" calcext:value-type="float">
            <text:p>-0.177415</text:p>
          </table:table-cell>
          <table:table-cell table:formula="of:=([.J67]*([.G67]-1))-(1-[.J67])" office:value-type="float" office:value="0.112023" calcext:value-type="float">
            <text:p>0.112023</text:p>
          </table:table-cell>
          <table:table-cell table:formula="of:=([.K67]*([.H67]-1))-(1-[.K67])" office:value-type="float" office:value="0.397632" calcext:value-type="float">
            <text:p>0.397632</text:p>
          </table:table-cell>
          <table:table-cell/>
          <table:table-cell table:formula="of:=IF([.M67]&gt;0.1;IF([.M67]&gt;[.N67];IF([.M67]&gt;[.O67];[.M67];0);0);0)" office:value-type="float" office:value="0" calcext:value-type="float">
            <text:p>0</text:p>
          </table:table-cell>
          <table:table-cell table:formula="of:=IF([.N67]&gt;0.1;IF([.N67]&gt;[.M67];IF([.N67]&gt;[.O67];[.N67];0);0);0)" office:value-type="float" office:value="0" calcext:value-type="float">
            <text:p>0</text:p>
          </table:table-cell>
          <table:table-cell table:formula="of:=IF([.O67]&gt;0.1;IF([.O67]&gt;[.M67];IF([.O67]&gt;[.N67];[.O67];0);0);0)" office:value-type="float" office:value="0.397632" calcext:value-type="float">
            <text:p>0.397632</text:p>
          </table:table-cell>
          <table:table-cell/>
          <table:table-cell table:formula="of:=IF([.Q67]&gt;0;IF([.L67]=&quot;home&quot;;[.Q67]*[.F67];0);0)" office:value-type="float" office:value="0" calcext:value-type="float">
            <text:p>0</text:p>
          </table:table-cell>
          <table:table-cell table:formula="of:=IF([.R67]&gt;0;IF([.L67]=&quot;draw&quot;;[.R67]*[.G67];0);0)" office:value-type="float" office:value="0" calcext:value-type="float">
            <text:p>0</text:p>
          </table:table-cell>
          <table:table-cell table:formula="of:=IF([.S67]&gt;0;IF([.L67]=&quot;away&quot;;[.S67]*[.H6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Sep 2021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0:3</text:p>
          </table:table-cell>
          <table:table-cell office:value-type="float" office:value="2.65" calcext:value-type="float">
            <text:p>2.65</text:p>
          </table:table-cell>
          <table:table-cell office:value-type="float" office:value="3.45" calcext:value-type="float">
            <text:p>3.45</text:p>
          </table:table-cell>
          <table:table-cell office:value-type="float" office:value="2.7" calcext:value-type="float">
            <text:p>2.7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6031" calcext:value-type="float">
            <text:p>0.6031</text:p>
          </table:table-cell>
          <table:table-cell office:value-type="string" calcext:value-type="string">
            <text:p>away</text:p>
          </table:table-cell>
          <table:table-cell table:formula="of:=([.I68]*([.F68]-1))-(1-[.I68])" office:value-type="float" office:value="-0.56063" calcext:value-type="float">
            <text:p>-0.56063</text:p>
          </table:table-cell>
          <table:table-cell table:formula="of:=([.J68]*([.G68]-1))-(1-[.J68])" office:value-type="float" office:value="-0.210985" calcext:value-type="float">
            <text:p>-0.210985</text:p>
          </table:table-cell>
          <table:table-cell table:formula="of:=([.K68]*([.H68]-1))-(1-[.K68])" office:value-type="float" office:value="0.62837" calcext:value-type="float">
            <text:p>0.62837</text:p>
          </table:table-cell>
          <table:table-cell/>
          <table:table-cell table:formula="of:=IF([.M68]&gt;0.1;IF([.M68]&gt;[.N68];IF([.M68]&gt;[.O68];[.M68];0);0);0)" office:value-type="float" office:value="0" calcext:value-type="float">
            <text:p>0</text:p>
          </table:table-cell>
          <table:table-cell table:formula="of:=IF([.N68]&gt;0.1;IF([.N68]&gt;[.M68];IF([.N68]&gt;[.O68];[.N68];0);0);0)" office:value-type="float" office:value="0" calcext:value-type="float">
            <text:p>0</text:p>
          </table:table-cell>
          <table:table-cell table:formula="of:=IF([.O68]&gt;0.1;IF([.O68]&gt;[.M68];IF([.O68]&gt;[.N68];[.O68];0);0);0)" office:value-type="float" office:value="0.62837" calcext:value-type="float">
            <text:p>0.62837</text:p>
          </table:table-cell>
          <table:table-cell/>
          <table:table-cell table:formula="of:=IF([.Q68]&gt;0;IF([.L68]=&quot;home&quot;;[.Q68]*[.F68];0);0)" office:value-type="float" office:value="0" calcext:value-type="float">
            <text:p>0</text:p>
          </table:table-cell>
          <table:table-cell table:formula="of:=IF([.R68]&gt;0;IF([.L68]=&quot;draw&quot;;[.R68]*[.G68];0);0)" office:value-type="float" office:value="0" calcext:value-type="float">
            <text:p>0</text:p>
          </table:table-cell>
          <table:table-cell table:formula="of:=IF([.S68]&gt;0;IF([.L68]=&quot;away&quot;;[.S68]*[.H68];0);0)" office:value-type="float" office:value="1.696599" calcext:value-type="float">
            <text:p>1.696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0:1</text:p>
          </table:table-cell>
          <table:table-cell office:value-type="float" office:value="11.2" calcext:value-type="float">
            <text:p>11.2</text:p>
          </table:table-cell>
          <table:table-cell office:value-type="float" office:value="5.86" calcext:value-type="float">
            <text:p>5.86</text:p>
          </table:table-cell>
          <table:table-cell office:value-type="float" office:value="1.28" calcext:value-type="float">
            <text:p>1.2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8763" calcext:value-type="float">
            <text:p>0.8763</text:p>
          </table:table-cell>
          <table:table-cell office:value-type="string" calcext:value-type="string">
            <text:p>away</text:p>
          </table:table-cell>
          <table:table-cell table:formula="of:=([.I69]*([.F69]-1))-(1-[.I69])" office:value-type="float" office:value="-0.82752" calcext:value-type="float">
            <text:p>-0.82752</text:p>
          </table:table-cell>
          <table:table-cell table:formula="of:=([.J69]*([.G69]-1))-(1-[.J69])" office:value-type="float" office:value="-0.494868" calcext:value-type="float">
            <text:p>-0.494868</text:p>
          </table:table-cell>
          <table:table-cell table:formula="of:=([.K69]*([.H69]-1))-(1-[.K69])" office:value-type="float" office:value="0.121664" calcext:value-type="float">
            <text:p>0.121664</text:p>
          </table:table-cell>
          <table:table-cell/>
          <table:table-cell table:formula="of:=IF([.M69]&gt;0.1;IF([.M69]&gt;[.N69];IF([.M69]&gt;[.O69];[.M69];0);0);0)" office:value-type="float" office:value="0" calcext:value-type="float">
            <text:p>0</text:p>
          </table:table-cell>
          <table:table-cell table:formula="of:=IF([.N69]&gt;0.1;IF([.N69]&gt;[.M69];IF([.N69]&gt;[.O69];[.N69];0);0);0)" office:value-type="float" office:value="0" calcext:value-type="float">
            <text:p>0</text:p>
          </table:table-cell>
          <table:table-cell table:formula="of:=IF([.O69]&gt;0.1;IF([.O69]&gt;[.M69];IF([.O69]&gt;[.N69];[.O69];0);0);0)" office:value-type="float" office:value="0.121664" calcext:value-type="float">
            <text:p>0.121664</text:p>
          </table:table-cell>
          <table:table-cell/>
          <table:table-cell table:formula="of:=IF([.Q69]&gt;0;IF([.L69]=&quot;home&quot;;[.Q69]*[.F69];0);0)" office:value-type="float" office:value="0" calcext:value-type="float">
            <text:p>0</text:p>
          </table:table-cell>
          <table:table-cell table:formula="of:=IF([.R69]&gt;0;IF([.L69]=&quot;draw&quot;;[.R69]*[.G69];0);0)" office:value-type="float" office:value="0" calcext:value-type="float">
            <text:p>0</text:p>
          </table:table-cell>
          <table:table-cell table:formula="of:=IF([.S69]&gt;0;IF([.L69]=&quot;away&quot;;[.S69]*[.H69];0);0)" office:value-type="float" office:value="0.15572992" calcext:value-type="float">
            <text:p>0.15572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Sep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6:1</text:p>
          </table:table-cell>
          <table:table-cell office:value-type="float" office:value="1.36" calcext:value-type="float">
            <text:p>1.36</text:p>
          </table:table-cell>
          <table:table-cell office:value-type="float" office:value="5.27" calcext:value-type="float">
            <text:p>5.27</text:p>
          </table:table-cell>
          <table:table-cell office:value-type="float" office:value="8.58" calcext:value-type="float">
            <text:p>8.58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77" calcext:value-type="float">
            <text:p>0.2777</text:p>
          </table:table-cell>
          <table:table-cell office:value-type="string" calcext:value-type="string">
            <text:p>home</text:p>
          </table:table-cell>
          <table:table-cell table:formula="of:=([.I70]*([.F70]-1))-(1-[.I70])" office:value-type="float" office:value="-0.456816" calcext:value-type="float">
            <text:p>-0.456816</text:p>
          </table:table-cell>
          <table:table-cell table:formula="of:=([.J70]*([.G70]-1))-(1-[.J70])" office:value-type="float" office:value="0.70221" calcext:value-type="float">
            <text:p>0.70221</text:p>
          </table:table-cell>
          <table:table-cell table:formula="of:=([.K70]*([.H70]-1))-(1-[.K70])" office:value-type="float" office:value="1.382666" calcext:value-type="float">
            <text:p>1.382666</text:p>
          </table:table-cell>
          <table:table-cell/>
          <table:table-cell table:formula="of:=IF([.M70]&gt;0.1;IF([.M70]&gt;[.N70];IF([.M70]&gt;[.O70];[.M70];0);0);0)" office:value-type="float" office:value="0" calcext:value-type="float">
            <text:p>0</text:p>
          </table:table-cell>
          <table:table-cell table:formula="of:=IF([.N70]&gt;0.1;IF([.N70]&gt;[.M70];IF([.N70]&gt;[.O70];[.N70];0);0);0)" office:value-type="float" office:value="0" calcext:value-type="float">
            <text:p>0</text:p>
          </table:table-cell>
          <table:table-cell table:formula="of:=IF([.O70]&gt;0.1;IF([.O70]&gt;[.M70];IF([.O70]&gt;[.N70];[.O70];0);0);0)" office:value-type="float" office:value="1.382666" calcext:value-type="float">
            <text:p>1.382666</text:p>
          </table:table-cell>
          <table:table-cell/>
          <table:table-cell table:formula="of:=IF([.Q70]&gt;0;IF([.L70]=&quot;home&quot;;[.Q70]*[.F70];0);0)" office:value-type="float" office:value="0" calcext:value-type="float">
            <text:p>0</text:p>
          </table:table-cell>
          <table:table-cell table:formula="of:=IF([.R70]&gt;0;IF([.L70]=&quot;draw&quot;;[.R70]*[.G70];0);0)" office:value-type="float" office:value="0" calcext:value-type="float">
            <text:p>0</text:p>
          </table:table-cell>
          <table:table-cell table:formula="of:=IF([.S70]&gt;0;IF([.L70]=&quot;away&quot;;[.S70]*[.H7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:2</text:p>
          </table:table-cell>
          <table:table-cell office:value-type="float" office:value="3.43" calcext:value-type="float">
            <text:p>3.43</text:p>
          </table:table-cell>
          <table:table-cell office:value-type="float" office:value="3.34" calcext:value-type="float">
            <text:p>3.34</text:p>
          </table:table-cell>
          <table:table-cell office:value-type="float" office:value="2.22" calcext:value-type="float">
            <text:p>2.22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1017" calcext:value-type="float">
            <text:p>0.1017</text:p>
          </table:table-cell>
          <table:table-cell office:value-type="string" calcext:value-type="string">
            <text:p>away</text:p>
          </table:table-cell>
          <table:table-cell table:formula="of:=([.I71]*([.F71]-1))-(1-[.I71])" office:value-type="float" office:value="-0.561989" calcext:value-type="float">
            <text:p>-0.561989</text:p>
          </table:table-cell>
          <table:table-cell table:formula="of:=([.J71]*([.G71]-1))-(1-[.J71])" office:value-type="float" office:value="1.57347" calcext:value-type="float">
            <text:p>1.57347</text:p>
          </table:table-cell>
          <table:table-cell table:formula="of:=([.K71]*([.H71]-1))-(1-[.K71])" office:value-type="float" office:value="-0.774226" calcext:value-type="float">
            <text:p>-0.774226</text:p>
          </table:table-cell>
          <table:table-cell/>
          <table:table-cell table:formula="of:=IF([.M71]&gt;0.1;IF([.M71]&gt;[.N71];IF([.M71]&gt;[.O71];[.M71];0);0);0)" office:value-type="float" office:value="0" calcext:value-type="float">
            <text:p>0</text:p>
          </table:table-cell>
          <table:table-cell table:formula="of:=IF([.N71]&gt;0.1;IF([.N71]&gt;[.M71];IF([.N71]&gt;[.O71];[.N71];0);0);0)" office:value-type="float" office:value="1.57347" calcext:value-type="float">
            <text:p>1.57347</text:p>
          </table:table-cell>
          <table:table-cell table:formula="of:=IF([.O71]&gt;0.1;IF([.O71]&gt;[.M71];IF([.O71]&gt;[.N71];[.O71];0);0);0)" office:value-type="float" office:value="0" calcext:value-type="float">
            <text:p>0</text:p>
          </table:table-cell>
          <table:table-cell/>
          <table:table-cell table:formula="of:=IF([.Q71]&gt;0;IF([.L71]=&quot;home&quot;;[.Q71]*[.F71];0);0)" office:value-type="float" office:value="0" calcext:value-type="float">
            <text:p>0</text:p>
          </table:table-cell>
          <table:table-cell table:formula="of:=IF([.R71]&gt;0;IF([.L71]=&quot;draw&quot;;[.R71]*[.G71];0);0)" office:value-type="float" office:value="0" calcext:value-type="float">
            <text:p>0</text:p>
          </table:table-cell>
          <table:table-cell table:formula="of:=IF([.S71]&gt;0;IF([.L71]=&quot;away&quot;;[.S71]*[.H7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0:1</text:p>
          </table:table-cell>
          <table:table-cell office:value-type="float" office:value="1.79" calcext:value-type="float">
            <text:p>1.79</text:p>
          </table:table-cell>
          <table:table-cell office:value-type="float" office:value="3.95" calcext:value-type="float">
            <text:p>3.95</text:p>
          </table:table-cell>
          <table:table-cell office:value-type="float" office:value="4.38" calcext:value-type="float">
            <text:p>4.38</text:p>
          </table:table-cell>
          <table:table-cell office:value-type="float" office:value="0.216" calcext:value-type="float">
            <text:p>0.216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97" calcext:value-type="float">
            <text:p>0.4097</text:p>
          </table:table-cell>
          <table:table-cell office:value-type="string" calcext:value-type="string">
            <text:p>away</text:p>
          </table:table-cell>
          <table:table-cell table:formula="of:=([.I72]*([.F72]-1))-(1-[.I72])" office:value-type="float" office:value="-0.61336" calcext:value-type="float">
            <text:p>-0.61336</text:p>
          </table:table-cell>
          <table:table-cell table:formula="of:=([.J72]*([.G72]-1))-(1-[.J72])" office:value-type="float" office:value="0.4773" calcext:value-type="float">
            <text:p>0.4773</text:p>
          </table:table-cell>
          <table:table-cell table:formula="of:=([.K72]*([.H72]-1))-(1-[.K72])" office:value-type="float" office:value="0.794486" calcext:value-type="float">
            <text:p>0.794486</text:p>
          </table:table-cell>
          <table:table-cell/>
          <table:table-cell table:formula="of:=IF([.M72]&gt;0.1;IF([.M72]&gt;[.N72];IF([.M72]&gt;[.O72];[.M72];0);0);0)" office:value-type="float" office:value="0" calcext:value-type="float">
            <text:p>0</text:p>
          </table:table-cell>
          <table:table-cell table:formula="of:=IF([.N72]&gt;0.1;IF([.N72]&gt;[.M72];IF([.N72]&gt;[.O72];[.N72];0);0);0)" office:value-type="float" office:value="0" calcext:value-type="float">
            <text:p>0</text:p>
          </table:table-cell>
          <table:table-cell table:formula="of:=IF([.O72]&gt;0.1;IF([.O72]&gt;[.M72];IF([.O72]&gt;[.N72];[.O72];0);0);0)" office:value-type="float" office:value="0.794486" calcext:value-type="float">
            <text:p>0.794486</text:p>
          </table:table-cell>
          <table:table-cell/>
          <table:table-cell table:formula="of:=IF([.Q72]&gt;0;IF([.L72]=&quot;home&quot;;[.Q72]*[.F72];0);0)" office:value-type="float" office:value="0" calcext:value-type="float">
            <text:p>0</text:p>
          </table:table-cell>
          <table:table-cell table:formula="of:=IF([.R72]&gt;0;IF([.L72]=&quot;draw&quot;;[.R72]*[.G72];0);0)" office:value-type="float" office:value="0" calcext:value-type="float">
            <text:p>0</text:p>
          </table:table-cell>
          <table:table-cell table:formula="of:=IF([.S72]&gt;0;IF([.L72]=&quot;away&quot;;[.S72]*[.H72];0);0)" office:value-type="float" office:value="3.47984868" calcext:value-type="float">
            <text:p>3.47984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p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:0</text:p>
          </table:table-cell>
          <table:table-cell office:value-type="float" office:value="2.3" calcext:value-type="float">
            <text:p>2.3</text:p>
          </table:table-cell>
          <table:table-cell office:value-type="float" office:value="3.42" calcext:value-type="float">
            <text:p>3.42</text:p>
          </table:table-cell>
          <table:table-cell office:value-type="float" office:value="3.21" calcext:value-type="float">
            <text:p>3.21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465" calcext:value-type="float">
            <text:p>0.465</text:p>
          </table:table-cell>
          <table:table-cell office:value-type="float" office:value="0.3234" calcext:value-type="float">
            <text:p>0.3234</text:p>
          </table:table-cell>
          <table:table-cell office:value-type="string" calcext:value-type="string">
            <text:p>home</text:p>
          </table:table-cell>
          <table:table-cell table:formula="of:=([.I73]*([.F73]-1))-(1-[.I73])" office:value-type="float" office:value="-0.51332" calcext:value-type="float">
            <text:p>-0.51332</text:p>
          </table:table-cell>
          <table:table-cell table:formula="of:=([.J73]*([.G73]-1))-(1-[.J73])" office:value-type="float" office:value="0.5903" calcext:value-type="float">
            <text:p>0.5903</text:p>
          </table:table-cell>
          <table:table-cell table:formula="of:=([.K73]*([.H73]-1))-(1-[.K73])" office:value-type="float" office:value="0.0381140000000001" calcext:value-type="float">
            <text:p>0.038114</text:p>
          </table:table-cell>
          <table:table-cell/>
          <table:table-cell table:formula="of:=IF([.M73]&gt;0.1;IF([.M73]&gt;[.N73];IF([.M73]&gt;[.O73];[.M73];0);0);0)" office:value-type="float" office:value="0" calcext:value-type="float">
            <text:p>0</text:p>
          </table:table-cell>
          <table:table-cell table:formula="of:=IF([.N73]&gt;0.1;IF([.N73]&gt;[.M73];IF([.N73]&gt;[.O73];[.N73];0);0);0)" office:value-type="float" office:value="0.5903" calcext:value-type="float">
            <text:p>0.5903</text:p>
          </table:table-cell>
          <table:table-cell table:formula="of:=IF([.O73]&gt;0.1;IF([.O73]&gt;[.M73];IF([.O73]&gt;[.N73];[.O73];0);0);0)" office:value-type="float" office:value="0" calcext:value-type="float">
            <text:p>0</text:p>
          </table:table-cell>
          <table:table-cell/>
          <table:table-cell table:formula="of:=IF([.Q73]&gt;0;IF([.L73]=&quot;home&quot;;[.Q73]*[.F73];0);0)" office:value-type="float" office:value="0" calcext:value-type="float">
            <text:p>0</text:p>
          </table:table-cell>
          <table:table-cell table:formula="of:=IF([.R73]&gt;0;IF([.L73]=&quot;draw&quot;;[.R73]*[.G73];0);0)" office:value-type="float" office:value="0" calcext:value-type="float">
            <text:p>0</text:p>
          </table:table-cell>
          <table:table-cell table:formula="of:=IF([.S73]&gt;0;IF([.L73]=&quot;away&quot;;[.S73]*[.H7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:3</text:p>
          </table:table-cell>
          <table:table-cell office:value-type="float" office:value="2.08" calcext:value-type="float">
            <text:p>2.08</text:p>
          </table:table-cell>
          <table:table-cell office:value-type="float" office:value="3.45" calcext:value-type="float">
            <text:p>3.45</text:p>
          </table:table-cell>
          <table:table-cell office:value-type="float" office:value="3.74" calcext:value-type="float">
            <text:p>3.74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way</text:p>
          </table:table-cell>
          <table:table-cell table:formula="of:=([.I74]*([.F74]-1))-(1-[.I74])" office:value-type="float" office:value="0.700608" calcext:value-type="float">
            <text:p>0.700608</text:p>
          </table:table-cell>
          <table:table-cell table:formula="of:=([.J74]*([.G74]-1))-(1-[.J74])" office:value-type="float" office:value="-0.4963" calcext:value-type="float">
            <text:p>-0.4963</text:p>
          </table:table-cell>
          <table:table-cell table:formula="of:=([.K74]*([.H74]-1))-(1-[.K74])" office:value-type="float" office:value="-0.8878" calcext:value-type="float">
            <text:p>-0.8878</text:p>
          </table:table-cell>
          <table:table-cell/>
          <table:table-cell table:formula="of:=IF([.M74]&gt;0.1;IF([.M74]&gt;[.N74];IF([.M74]&gt;[.O74];[.M74];0);0);0)" office:value-type="float" office:value="0.700608" calcext:value-type="float">
            <text:p>0.700608</text:p>
          </table:table-cell>
          <table:table-cell table:formula="of:=IF([.N74]&gt;0.1;IF([.N74]&gt;[.M74];IF([.N74]&gt;[.O74];[.N74];0);0);0)" office:value-type="float" office:value="0" calcext:value-type="float">
            <text:p>0</text:p>
          </table:table-cell>
          <table:table-cell table:formula="of:=IF([.O74]&gt;0.1;IF([.O74]&gt;[.M74];IF([.O74]&gt;[.N74];[.O74];0);0);0)" office:value-type="float" office:value="0" calcext:value-type="float">
            <text:p>0</text:p>
          </table:table-cell>
          <table:table-cell/>
          <table:table-cell table:formula="of:=IF([.Q74]&gt;0;IF([.L74]=&quot;home&quot;;[.Q74]*[.F74];0);0)" office:value-type="float" office:value="0" calcext:value-type="float">
            <text:p>0</text:p>
          </table:table-cell>
          <table:table-cell table:formula="of:=IF([.R74]&gt;0;IF([.L74]=&quot;draw&quot;;[.R74]*[.G74];0);0)" office:value-type="float" office:value="0" calcext:value-type="float">
            <text:p>0</text:p>
          </table:table-cell>
          <table:table-cell table:formula="of:=IF([.S74]&gt;0;IF([.L74]=&quot;away&quot;;[.S74]*[.H7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4:0</text:p>
          </table:table-cell>
          <table:table-cell office:value-type="float" office:value="1.7" calcext:value-type="float">
            <text:p>1.7</text:p>
          </table:table-cell>
          <table:table-cell office:value-type="float" office:value="3.83" calcext:value-type="float">
            <text:p>3.83</text:p>
          </table:table-cell>
          <table:table-cell office:value-type="float" office:value="5.23" calcext:value-type="float">
            <text:p>5.23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691" calcext:value-type="float">
            <text:p>0.3691</text:p>
          </table:table-cell>
          <table:table-cell office:value-type="string" calcext:value-type="string">
            <text:p>home</text:p>
          </table:table-cell>
          <table:table-cell table:formula="of:=([.I75]*([.F75]-1))-(1-[.I75])" office:value-type="float" office:value="-0.63535" calcext:value-type="float">
            <text:p>-0.63535</text:p>
          </table:table-cell>
          <table:table-cell table:formula="of:=([.J75]*([.G75]-1))-(1-[.J75])" office:value-type="float" office:value="0.594046" calcext:value-type="float">
            <text:p>0.594046</text:p>
          </table:table-cell>
          <table:table-cell table:formula="of:=([.K75]*([.H75]-1))-(1-[.K75])" office:value-type="float" office:value="0.930393" calcext:value-type="float">
            <text:p>0.930393</text:p>
          </table:table-cell>
          <table:table-cell/>
          <table:table-cell table:formula="of:=IF([.M75]&gt;0.1;IF([.M75]&gt;[.N75];IF([.M75]&gt;[.O75];[.M75];0);0);0)" office:value-type="float" office:value="0" calcext:value-type="float">
            <text:p>0</text:p>
          </table:table-cell>
          <table:table-cell table:formula="of:=IF([.N75]&gt;0.1;IF([.N75]&gt;[.M75];IF([.N75]&gt;[.O75];[.N75];0);0);0)" office:value-type="float" office:value="0" calcext:value-type="float">
            <text:p>0</text:p>
          </table:table-cell>
          <table:table-cell table:formula="of:=IF([.O75]&gt;0.1;IF([.O75]&gt;[.M75];IF([.O75]&gt;[.N75];[.O75];0);0);0)" office:value-type="float" office:value="0.930393" calcext:value-type="float">
            <text:p>0.930393</text:p>
          </table:table-cell>
          <table:table-cell/>
          <table:table-cell table:formula="of:=IF([.Q75]&gt;0;IF([.L75]=&quot;home&quot;;[.Q75]*[.F75];0);0)" office:value-type="float" office:value="0" calcext:value-type="float">
            <text:p>0</text:p>
          </table:table-cell>
          <table:table-cell table:formula="of:=IF([.R75]&gt;0;IF([.L75]=&quot;draw&quot;;[.R75]*[.G75];0);0)" office:value-type="float" office:value="0" calcext:value-type="float">
            <text:p>0</text:p>
          </table:table-cell>
          <table:table-cell table:formula="of:=IF([.S75]&gt;0;IF([.L75]=&quot;away&quot;;[.S75]*[.H7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p 2021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:2</text:p>
          </table:table-cell>
          <table:table-cell office:value-type="float" office:value="5.34" calcext:value-type="float">
            <text:p>5.34</text:p>
          </table:table-cell>
          <table:table-cell office:value-type="float" office:value="4.1" calcext:value-type="float">
            <text:p>4.1</text:p>
          </table:table-cell>
          <table:table-cell office:value-type="float" office:value="1.64" calcext:value-type="float">
            <text:p>1.64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194" calcext:value-type="float">
            <text:p>0.194</text:p>
          </table:table-cell>
          <table:table-cell office:value-type="float" office:value="0.7586" calcext:value-type="float">
            <text:p>0.7586</text:p>
          </table:table-cell>
          <table:table-cell office:value-type="string" calcext:value-type="string">
            <text:p>draw</text:p>
          </table:table-cell>
          <table:table-cell table:formula="of:=([.I76]*([.F76]-1))-(1-[.I76])" office:value-type="float" office:value="-0.760768" calcext:value-type="float">
            <text:p>-0.760768</text:p>
          </table:table-cell>
          <table:table-cell table:formula="of:=([.J76]*([.G76]-1))-(1-[.J76])" office:value-type="float" office:value="-0.2046" calcext:value-type="float">
            <text:p>-0.2046</text:p>
          </table:table-cell>
          <table:table-cell table:formula="of:=([.K76]*([.H76]-1))-(1-[.K76])" office:value-type="float" office:value="0.244104" calcext:value-type="float">
            <text:p>0.244104</text:p>
          </table:table-cell>
          <table:table-cell/>
          <table:table-cell table:formula="of:=IF([.M76]&gt;0.1;IF([.M76]&gt;[.N76];IF([.M76]&gt;[.O76];[.M76];0);0);0)" office:value-type="float" office:value="0" calcext:value-type="float">
            <text:p>0</text:p>
          </table:table-cell>
          <table:table-cell table:formula="of:=IF([.N76]&gt;0.1;IF([.N76]&gt;[.M76];IF([.N76]&gt;[.O76];[.N76];0);0);0)" office:value-type="float" office:value="0" calcext:value-type="float">
            <text:p>0</text:p>
          </table:table-cell>
          <table:table-cell table:formula="of:=IF([.O76]&gt;0.1;IF([.O76]&gt;[.M76];IF([.O76]&gt;[.N76];[.O76];0);0);0)" office:value-type="float" office:value="0.244104" calcext:value-type="float">
            <text:p>0.244104</text:p>
          </table:table-cell>
          <table:table-cell/>
          <table:table-cell table:formula="of:=IF([.Q76]&gt;0;IF([.L76]=&quot;home&quot;;[.Q76]*[.F76];0);0)" office:value-type="float" office:value="0" calcext:value-type="float">
            <text:p>0</text:p>
          </table:table-cell>
          <table:table-cell table:formula="of:=IF([.R76]&gt;0;IF([.L76]=&quot;draw&quot;;[.R76]*[.G76];0);0)" office:value-type="float" office:value="0" calcext:value-type="float">
            <text:p>0</text:p>
          </table:table-cell>
          <table:table-cell table:formula="of:=IF([.S76]&gt;0;IF([.L76]=&quot;away&quot;;[.S76]*[.H7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:2</text:p>
          </table:table-cell>
          <table:table-cell office:value-type="float" office:value="1.61" calcext:value-type="float">
            <text:p>1.61</text:p>
          </table:table-cell>
          <table:table-cell office:value-type="float" office:value="4.14" calcext:value-type="float">
            <text:p>4.14</text:p>
          </table:table-cell>
          <table:table-cell office:value-type="float" office:value="5.67" calcext:value-type="float">
            <text:p>5.67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1163" calcext:value-type="float">
            <text:p>0.1163</text:p>
          </table:table-cell>
          <table:table-cell office:value-type="string" calcext:value-type="string">
            <text:p>away</text:p>
          </table:table-cell>
          <table:table-cell table:formula="of:=([.I77]*([.F77]-1))-(1-[.I77])" office:value-type="float" office:value="-0.790217" calcext:value-type="float">
            <text:p>-0.790217</text:p>
          </table:table-cell>
          <table:table-cell table:formula="of:=([.J77]*([.G77]-1))-(1-[.J77])" office:value-type="float" office:value="2.118662" calcext:value-type="float">
            <text:p>2.118662</text:p>
          </table:table-cell>
          <table:table-cell table:formula="of:=([.K77]*([.H77]-1))-(1-[.K77])" office:value-type="float" office:value="-0.340579" calcext:value-type="float">
            <text:p>-0.340579</text:p>
          </table:table-cell>
          <table:table-cell/>
          <table:table-cell table:formula="of:=IF([.M77]&gt;0.1;IF([.M77]&gt;[.N77];IF([.M77]&gt;[.O77];[.M77];0);0);0)" office:value-type="float" office:value="0" calcext:value-type="float">
            <text:p>0</text:p>
          </table:table-cell>
          <table:table-cell table:formula="of:=IF([.N77]&gt;0.1;IF([.N77]&gt;[.M77];IF([.N77]&gt;[.O77];[.N77];0);0);0)" office:value-type="float" office:value="2.118662" calcext:value-type="float">
            <text:p>2.118662</text:p>
          </table:table-cell>
          <table:table-cell table:formula="of:=IF([.O77]&gt;0.1;IF([.O77]&gt;[.M77];IF([.O77]&gt;[.N77];[.O77];0);0);0)" office:value-type="float" office:value="0" calcext:value-type="float">
            <text:p>0</text:p>
          </table:table-cell>
          <table:table-cell/>
          <table:table-cell table:formula="of:=IF([.Q77]&gt;0;IF([.L77]=&quot;home&quot;;[.Q77]*[.F77];0);0)" office:value-type="float" office:value="0" calcext:value-type="float">
            <text:p>0</text:p>
          </table:table-cell>
          <table:table-cell table:formula="of:=IF([.R77]&gt;0;IF([.L77]=&quot;draw&quot;;[.R77]*[.G77];0);0)" office:value-type="float" office:value="0" calcext:value-type="float">
            <text:p>0</text:p>
          </table:table-cell>
          <table:table-cell table:formula="of:=IF([.S77]&gt;0;IF([.L77]=&quot;away&quot;;[.S77]*[.H7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2:1</text:p>
          </table:table-cell>
          <table:table-cell office:value-type="float" office:value="2.18" calcext:value-type="float">
            <text:p>2.18</text:p>
          </table:table-cell>
          <table:table-cell office:value-type="float" office:value="3.5" calcext:value-type="float">
            <text:p>3.5</text:p>
          </table:table-cell>
          <table:table-cell office:value-type="float" office:value="3.42" calcext:value-type="float">
            <text:p>3.42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046" calcext:value-type="float">
            <text:p>0.1046</text:p>
          </table:table-cell>
          <table:table-cell office:value-type="string" calcext:value-type="string">
            <text:p>home</text:p>
          </table:table-cell>
          <table:table-cell table:formula="of:=([.I78]*([.F78]-1))-(1-[.I78])" office:value-type="float" office:value="0.551288" calcext:value-type="float">
            <text:p>0.551288</text:p>
          </table:table-cell>
          <table:table-cell table:formula="of:=([.J78]*([.G78]-1))-(1-[.J78])" office:value-type="float" office:value="-0.38575" calcext:value-type="float">
            <text:p>-0.38575</text:p>
          </table:table-cell>
          <table:table-cell table:formula="of:=([.K78]*([.H78]-1))-(1-[.K78])" office:value-type="float" office:value="-0.642268" calcext:value-type="float">
            <text:p>-0.642268</text:p>
          </table:table-cell>
          <table:table-cell/>
          <table:table-cell table:formula="of:=IF([.M78]&gt;0.1;IF([.M78]&gt;[.N78];IF([.M78]&gt;[.O78];[.M78];0);0);0)" office:value-type="float" office:value="0.551288" calcext:value-type="float">
            <text:p>0.551288</text:p>
          </table:table-cell>
          <table:table-cell table:formula="of:=IF([.N78]&gt;0.1;IF([.N78]&gt;[.M78];IF([.N78]&gt;[.O78];[.N78];0);0);0)" office:value-type="float" office:value="0" calcext:value-type="float">
            <text:p>0</text:p>
          </table:table-cell>
          <table:table-cell table:formula="of:=IF([.O78]&gt;0.1;IF([.O78]&gt;[.M78];IF([.O78]&gt;[.N78];[.O78];0);0);0)" office:value-type="float" office:value="0" calcext:value-type="float">
            <text:p>0</text:p>
          </table:table-cell>
          <table:table-cell/>
          <table:table-cell table:formula="of:=IF([.Q78]&gt;0;IF([.L78]=&quot;home&quot;;[.Q78]*[.F78];0);0)" office:value-type="float" office:value="1.20180784" calcext:value-type="float">
            <text:p>1.20180784</text:p>
          </table:table-cell>
          <table:table-cell table:formula="of:=IF([.R78]&gt;0;IF([.L78]=&quot;draw&quot;;[.R78]*[.G78];0);0)" office:value-type="float" office:value="0" calcext:value-type="float">
            <text:p>0</text:p>
          </table:table-cell>
          <table:table-cell table:formula="of:=IF([.S78]&gt;0;IF([.L78]=&quot;away&quot;;[.S78]*[.H7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:2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4.83" calcext:value-type="float">
            <text:p>4.83</text:p>
          </table:table-cell>
          <table:table-cell office:value-type="float" office:value="0.61" calcext:value-type="float">
            <text:p>0.61</text:p>
          </table:table-cell>
          <table:table-cell office:value-type="float" office:value="0.246" calcext:value-type="float">
            <text:p>0.246</text:p>
          </table:table-cell>
          <table:table-cell office:value-type="float" office:value="0.1425" calcext:value-type="float">
            <text:p>0.1425</text:p>
          </table:table-cell>
          <table:table-cell office:value-type="string" calcext:value-type="string">
            <text:p>away</text:p>
          </table:table-cell>
          <table:table-cell table:formula="of:=([.I79]*([.F79]-1))-(1-[.I79])" office:value-type="float" office:value="0.0370000000000001" calcext:value-type="float">
            <text:p>0.037</text:p>
          </table:table-cell>
          <table:table-cell table:formula="of:=([.J79]*([.G79]-1))-(1-[.J79])" office:value-type="float" office:value="0.00859999999999994" calcext:value-type="float">
            <text:p>0.0086</text:p>
          </table:table-cell>
          <table:table-cell table:formula="of:=([.K79]*([.H79]-1))-(1-[.K79])" office:value-type="float" office:value="-0.311725" calcext:value-type="float">
            <text:p>-0.311725</text:p>
          </table:table-cell>
          <table:table-cell/>
          <table:table-cell table:formula="of:=IF([.M79]&gt;0.1;IF([.M79]&gt;[.N79];IF([.M79]&gt;[.O79];[.M79];0);0);0)" office:value-type="float" office:value="0" calcext:value-type="float">
            <text:p>0</text:p>
          </table:table-cell>
          <table:table-cell table:formula="of:=IF([.N79]&gt;0.1;IF([.N79]&gt;[.M79];IF([.N79]&gt;[.O79];[.N79];0);0);0)" office:value-type="float" office:value="0" calcext:value-type="float">
            <text:p>0</text:p>
          </table:table-cell>
          <table:table-cell table:formula="of:=IF([.O79]&gt;0.1;IF([.O79]&gt;[.M79];IF([.O79]&gt;[.N79];[.O79];0);0);0)" office:value-type="float" office:value="0" calcext:value-type="float">
            <text:p>0</text:p>
          </table:table-cell>
          <table:table-cell/>
          <table:table-cell table:formula="of:=IF([.Q79]&gt;0;IF([.L79]=&quot;home&quot;;[.Q79]*[.F79];0);0)" office:value-type="float" office:value="0" calcext:value-type="float">
            <text:p>0</text:p>
          </table:table-cell>
          <table:table-cell table:formula="of:=IF([.R79]&gt;0;IF([.L79]=&quot;draw&quot;;[.R79]*[.G79];0);0)" office:value-type="float" office:value="0" calcext:value-type="float">
            <text:p>0</text:p>
          </table:table-cell>
          <table:table-cell table:formula="of:=IF([.S79]&gt;0;IF([.L79]=&quot;away&quot;;[.S79]*[.H7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Aug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3:0</text:p>
          </table:table-cell>
          <table:table-cell office:value-type="float" office:value="1.77" calcext:value-type="float">
            <text:p>1.77</text:p>
          </table:table-cell>
          <table:table-cell office:value-type="float" office:value="3.61" calcext:value-type="float">
            <text:p>3.61</text:p>
          </table:table-cell>
          <table:table-cell office:value-type="float" office:value="5.1" calcext:value-type="float">
            <text:p>5.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home</text:p>
          </table:table-cell>
          <table:table-cell table:formula="of:=([.I80]*([.F80]-1))-(1-[.I80])" office:value-type="float" office:value="0.616364" calcext:value-type="float">
            <text:p>0.616364</text:p>
          </table:table-cell>
          <table:table-cell table:formula="of:=([.J80]*([.G80]-1))-(1-[.J80])" office:value-type="float" office:value="-0.781595" calcext:value-type="float">
            <text:p>-0.781595</text:p>
          </table:table-cell>
          <table:table-cell table:formula="of:=([.K80]*([.H80]-1))-(1-[.K80])" office:value-type="float" office:value="-0.99643" calcext:value-type="float">
            <text:p>-0.99643</text:p>
          </table:table-cell>
          <table:table-cell/>
          <table:table-cell table:formula="of:=IF([.M80]&gt;0.1;IF([.M80]&gt;[.N80];IF([.M80]&gt;[.O80];[.M80];0);0);0)" office:value-type="float" office:value="0.616364" calcext:value-type="float">
            <text:p>0.616364</text:p>
          </table:table-cell>
          <table:table-cell table:formula="of:=IF([.N80]&gt;0.1;IF([.N80]&gt;[.M80];IF([.N80]&gt;[.O80];[.N80];0);0);0)" office:value-type="float" office:value="0" calcext:value-type="float">
            <text:p>0</text:p>
          </table:table-cell>
          <table:table-cell table:formula="of:=IF([.O80]&gt;0.1;IF([.O80]&gt;[.M80];IF([.O80]&gt;[.N80];[.O80];0);0);0)" office:value-type="float" office:value="0" calcext:value-type="float">
            <text:p>0</text:p>
          </table:table-cell>
          <table:table-cell/>
          <table:table-cell table:formula="of:=IF([.Q80]&gt;0;IF([.L80]=&quot;home&quot;;[.Q80]*[.F80];0);0)" office:value-type="float" office:value="1.09096428" calcext:value-type="float">
            <text:p>1.09096428</text:p>
          </table:table-cell>
          <table:table-cell table:formula="of:=IF([.R80]&gt;0;IF([.L80]=&quot;draw&quot;;[.R80]*[.G80];0);0)" office:value-type="float" office:value="0" calcext:value-type="float">
            <text:p>0</text:p>
          </table:table-cell>
          <table:table-cell table:formula="of:=IF([.S80]&gt;0;IF([.L80]=&quot;away&quot;;[.S80]*[.H80];0)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4T13:37:42.834525965</dc:date>
    <meta:editing-duration>PT2M1S</meta:editing-duration>
    <meta:editing-cycles>1</meta:editing-cycles>
    <meta:generator>LibreOffice/6.4.7.2$Linux_X86_64 LibreOffice_project/40$Build-2</meta:generator>
    <meta:document-statistic meta:table-count="1" meta:cell-count="1680" meta:object-count="0"/>
  </office:meta>
</office:document-meta>
</file>